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21"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2"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766in" fo:margin-left="0.0097in" fo:margin-right="0.0035in" fo:break-before="page" table:align="margins" fo:background-color="transparent">
        <style:background-image/>
      </style:table-properties>
    </style:style>
    <style:style style:name="Table78.A" style:family="table-column">
      <style:table-column-properties style:column-width="4.0472in" style:rel-column-width="34153*"/>
    </style:style>
    <style:style style:name="Table78.B" style:family="table-column">
      <style:table-column-properties style:column-width="2.0806in" style:rel-column-width="17557*"/>
    </style:style>
    <style:style style:name="Table78.C" style:family="table-column">
      <style:table-column-properties style:column-width="1.6382in" style:rel-column-width="1382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8.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font-variant="normal" fo:text-transform="none" fo:color="#000000" fo:letter-spacing="normal"/>
    </style:style>
    <style:style style:name="P71" style:family="paragraph" style:parent-style-name="Text_20_body">
      <style:paragraph-properties fo:margin-top="0in" fo:margin-bottom="0in"/>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style:tab-stops>
          <style:tab-stop style:position="4.5654in"/>
        </style:tab-stops>
      </style:paragraph-properties>
    </style:style>
    <style:style style:name="P77"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78"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79"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0"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fo:font-size="10pt" style:font-size-asian="10pt" style:font-size-complex="10pt"/>
    </style:style>
    <style:style style:name="P82" style:family="paragraph" style:parent-style-name="Text_20_body">
      <style:paragraph-properties fo:margin-top="0in" fo:margin-bottom="0in" fo:text-align="start" style:justify-single-word="false"/>
      <style:text-properties fo:font-variant="normal" fo:text-transform="none" fo:color="#000000" style:font-name="Arial2" fo:font-size="10pt" fo:letter-spacing="normal" fo:font-style="normal" fo:font-weight="normal" style:font-size-asian="10pt" style:font-name-complex="Arial2" style:font-size-complex="10pt"/>
    </style:style>
    <style:style style:name="P83"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style="normal" style:font-style-asian="normal" style:font-style-complex="normal"/>
    </style:style>
    <style:style style:name="P94" style:family="paragraph" style:parent-style-name="Standard">
      <style:text-properties style:font-name="Arial2" fo:font-weight="normal" style:font-weight-asian="normal" style:font-weight-complex="normal"/>
    </style:style>
    <style:style style:name="P95" style:family="paragraph" style:parent-style-name="Standard">
      <style:text-properties style:font-name="Arial2" fo:font-style="italic" fo:font-weight="normal"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7" style:family="paragraph" style:parent-style-name="Standard">
      <style:text-properties fo:font-style="italic" fo:font-weight="normal" style:font-style-asian="italic" style:font-weight-asian="normal" style:font-style-complex="italic" style:font-weight-complex="normal"/>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text-properties style:font-name="Courier New" fo:font-weight="bold" style:font-size-asian="10pt" style:font-weight-asian="bold" style:font-size-complex="10pt" style:font-weight-complex="bold"/>
    </style:style>
    <style:style style:name="P101" style:family="paragraph" style:parent-style-name="Standard">
      <style:text-properties style:font-name="Courier New" fo:font-weight="bold" style:font-weight-asian="bold" style:font-weight-complex="bold"/>
    </style:style>
    <style:style style:name="P102"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style:tab-stops>
          <style:tab-stop style:position="0.3299in"/>
        </style:tab-stops>
      </style:paragraph-properties>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break-before="page">
        <style:tab-stops>
          <style:tab-stop style:position="0.3299in"/>
        </style:tab-stops>
      </style:paragraph-properties>
    </style:style>
    <style:style style:name="P113" style:family="paragraph" style:parent-style-name="Text_20_body">
      <style:paragraph-properties fo:break-before="page">
        <style:tab-stops>
          <style:tab-stop style:position="2.1575in"/>
        </style:tab-stops>
      </style:paragraph-properties>
    </style:style>
    <style:style style:name="P114" style:family="paragraph" style:parent-style-name="Standard">
      <style:paragraph-properties fo:break-before="page"/>
    </style:style>
    <style:style style:name="P115"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6" style:family="paragraph" style:parent-style-name="Contents_20_Heading">
      <style:paragraph-properties fo:break-before="page"/>
    </style:style>
    <style:style style:name="P117" style:family="paragraph" style:parent-style-name="Text_20_body">
      <style:paragraph-properties fo:margin-left="0.4437in" fo:margin-right="0in" fo:margin-top="0.0783in" fo:margin-bottom="0.0783in" fo:text-indent="0in" style:auto-text-indent="false"/>
    </style:style>
    <style:style style:name="P118" style:family="paragraph" style:parent-style-name="Text_20_body">
      <style:paragraph-properties fo:margin-left="0.4437in" fo:margin-right="0in" fo:text-indent="0in" style:auto-text-indent="false"/>
    </style:style>
    <style:style style:name="P119"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3"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4"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5"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6"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7"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ext_20_body">
      <style:paragraph-properties fo:margin-left="0.1654in" fo:margin-right="0.2335in" fo:margin-top="0in" fo:margin-bottom="0.0598in" fo:text-indent="0in" style:auto-text-indent="false"/>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Standard">
      <style:paragraph-properties fo:margin-top="0in" fo:margin-bottom="0.1575in"/>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style>
    <style:style style:name="P139"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0" style:family="paragraph" style:parent-style-name="Text_20_body">
      <style:paragraph-properties fo:margin-left="0.0563in" fo:margin-right="0.0016in" fo:margin-top="0.0799in" fo:margin-bottom="0.0402in" fo:text-indent="0in" style:auto-text-indent="false"/>
    </style:style>
    <style:style style:name="P141" style:family="paragraph" style:parent-style-name="Text_20_body">
      <style:paragraph-properties fo:margin-left="0.0563in" fo:margin-right="0.0016in" fo:margin-top="0.0402in" fo:margin-bottom="0.0598in" fo:text-indent="0in" style:auto-text-indent="false"/>
    </style:style>
    <style:style style:name="P142" style:family="paragraph" style:parent-style-name="Text_20_body">
      <style:paragraph-properties fo:margin-left="0.0563in" fo:margin-right="0.0016in" fo:margin-top="0.0402in" fo:margin-bottom="0.0402in" fo:text-indent="0in" style:auto-text-indent="false"/>
    </style:style>
    <style:style style:name="P143" style:family="paragraph" style:parent-style-name="Text_20_body">
      <style:paragraph-properties fo:margin-left="0.0563in" fo:margin-right="0.0016in" fo:margin-top="0.0402in" fo:margin-bottom="0.0799in" fo:text-indent="0in" style:auto-text-indent="false"/>
    </style:style>
    <style:style style:name="P144"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7" style:family="paragraph" style:parent-style-name="Table_20_Contents">
      <style:paragraph-properties fo:margin-top="0.0598in" fo:margin-bottom="0in"/>
    </style:style>
    <style:style style:name="P148"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9"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1"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2" style:family="paragraph" style:parent-style-name="Standard">
      <style:paragraph-properties fo:margin-top="0.1201in" fo:margin-bottom="0.1201in"/>
      <style:text-properties style:font-name="Times New Roman" fo:font-style="italic" style:font-style-asian="italic" style:font-style-complex="italic"/>
    </style:style>
    <style:style style:name="P153" style:family="paragraph" style:parent-style-name="Text_20_body">
      <style:paragraph-properties fo:margin-top="0in" fo:margin-bottom="0.1201in"/>
    </style:style>
    <style:style style:name="P154" style:family="paragraph" style:parent-style-name="Text_20_body">
      <style:paragraph-properties fo:margin-top="0in" fo:margin-bottom="0.0598in"/>
    </style:style>
    <style:style style:name="P155"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6" style:family="paragraph" style:parent-style-name="Text_20_body">
      <style:paragraph-properties fo:margin-top="0in" fo:margin-bottom="0.1402in"/>
    </style:style>
    <style:style style:name="P157"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8"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9" style:family="paragraph" style:parent-style-name="Contents_20_3">
      <style:paragraph-properties>
        <style:tab-stops>
          <style:tab-stop style:position="6.939in" style:type="right" style:leader-style="dotted" style:leader-text="."/>
        </style:tab-stops>
      </style:paragraph-properties>
    </style:style>
    <style:style style:name="P160"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61" style:family="paragraph" style:parent-style-name="Standard" style:list-style-name="L2"/>
    <style:style style:name="P162" style:family="paragraph" style:parent-style-name="Standard" style:list-style-name="L3"/>
    <style:style style:name="P163" style:family="paragraph" style:parent-style-name="Standard" style:list-style-name="L5">
      <style:paragraph-properties fo:margin-top="0in" fo:margin-bottom="0.0783in"/>
    </style:style>
    <style:style style:name="P164" style:family="paragraph" style:parent-style-name="Text_20_body" style:list-style-name="L1"/>
    <style:style style:name="P165" style:family="paragraph" style:parent-style-name="Text_20_body" style:list-style-name="L2"/>
    <style:style style:name="P166" style:family="paragraph" style:parent-style-name="Text_20_body" style:list-style-name="L2">
      <style:paragraph-properties>
        <style:tab-stops>
          <style:tab-stop style:position="4.5654in"/>
        </style:tab-stops>
      </style:paragraph-properties>
    </style:style>
    <style:style style:name="P167" style:family="paragraph" style:parent-style-name="Text_20_body" style:list-style-name="L2">
      <style:paragraph-properties>
        <style:tab-stops>
          <style:tab-stop style:position="4.4626in"/>
        </style:tab-stops>
      </style:paragraph-properties>
    </style:style>
    <style:style style:name="P168" style:family="paragraph" style:parent-style-name="Text_20_body" style:list-style-name="L2">
      <style:paragraph-properties>
        <style:tab-stops>
          <style:tab-stop style:position="2.5217in"/>
        </style:tab-stops>
      </style:paragraph-properties>
    </style:style>
    <style:style style:name="P169" style:family="paragraph" style:parent-style-name="Text_20_body" style:list-style-name="L2">
      <style:paragraph-properties>
        <style:tab-stops>
          <style:tab-stop style:position="1.9398in"/>
        </style:tab-stops>
      </style:paragraph-properties>
    </style:style>
    <style:style style:name="P170" style:family="paragraph" style:parent-style-name="Text_20_body" style:list-style-name="L4"/>
    <style:style style:name="P171" style:family="paragraph" style:parent-style-name="Text_20_body" style:list-style-name="L6"/>
    <style:style style:name="P172" style:family="paragraph" style:parent-style-name="Text_20_body" style:list-style-name="L7"/>
    <style:style style:name="P173"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4"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5"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6" style:family="paragraph" style:parent-style-name="Text_20_body" style:list-style-name="L2">
      <style:paragraph-properties fo:margin-top="0in" fo:margin-bottom="0.0783in">
        <style:tab-stops>
          <style:tab-stop style:position="4.5654in"/>
        </style:tab-stops>
      </style:paragraph-properties>
    </style:style>
    <style:style style:name="P177" style:family="paragraph" style:parent-style-name="Text_20_body" style:list-style-name="L2">
      <style:paragraph-properties fo:margin-top="0in" fo:margin-bottom="0.1575in">
        <style:tab-stops>
          <style:tab-stop style:position="4.5366in"/>
        </style:tab-stops>
      </style:paragraph-properties>
    </style:style>
    <style:style style:name="P178" style:family="paragraph" style:parent-style-name="Text_20_body" style:list-style-name="L2">
      <style:paragraph-properties fo:margin-top="0.1575in" fo:margin-bottom="0.0783in"/>
    </style:style>
    <style:style style:name="P179"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0"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1"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2"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3"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4" style:family="paragraph" style:parent-style-name="Heading_20_2">
      <style:text-properties style:font-name="Arial2" fo:font-size="10pt" style:font-size-asian="10pt" style:font-size-complex="10pt"/>
    </style:style>
    <style:style style:name="P185" style:family="paragraph" style:parent-style-name="Heading_20_2">
      <style:text-properties fo:font-style="normal" fo:font-weight="normal" style:font-style-asian="normal" style:font-weight-asian="normal" style:font-style-complex="normal" style:font-weight-complex="normal"/>
    </style:style>
    <style:style style:name="P186" style:family="paragraph" style:parent-style-name="Heading_20_2">
      <style:paragraph-properties fo:break-before="page"/>
    </style:style>
    <style:style style:name="P187" style:family="paragraph" style:parent-style-name="Heading_20_3">
      <style:paragraph-properties fo:break-before="page"/>
    </style:style>
    <style:style style:name="P188" style:family="paragraph" style:parent-style-name="Appendix">
      <style:paragraph-properties fo:break-before="page"/>
    </style:style>
    <style:style style:name="P189" style:family="paragraph" style:parent-style-name="Appendix">
      <style:paragraph-properties fo:margin-left="0in" fo:margin-right="0in" fo:text-indent="0in" style:auto-text-indent="false" fo:break-before="page"/>
    </style:style>
    <style:style style:name="P190" style:family="paragraph" style:parent-style-name="Heading_20_1">
      <style:paragraph-properties fo:break-before="page"/>
    </style:style>
    <style:style style:name="P191" style:family="paragraph" style:parent-style-name="Heading_20_1">
      <style:paragraph-properties fo:break-before="page"/>
      <style:text-properties fo:font-style="normal" style:font-style-asian="normal" style:font-style-complex="normal"/>
    </style:style>
    <style:style style:name="P192" style:family="paragraph">
      <style:paragraph-properties fo:text-align="center"/>
    </style:style>
    <style:style style:name="P193"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4"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0" style:family="text">
      <style:text-properties style:use-window-font-color="true" style:font-name="Courier New" fo:font-style="normal" fo:font-weight="bold" style:font-style-asian="normal" style:font-weight-asian="bold" style:font-style-complex="normal" style:font-weight-complex="bold"/>
    </style:style>
    <style:style style:name="T31" style:family="text">
      <style:text-properties style:use-window-font-color="true" style:text-position="-33% 70%" fo:font-style="normal" style:font-size-asian="12pt" style:font-style-asian="normal" style:font-size-complex="13.8000001907349pt" style:font-style-complex="normal"/>
    </style:style>
    <style:style style:name="T32" style:family="text">
      <style:text-properties style:use-window-font-color="true" style:text-position="-33% 70%" fo:font-size="7pt" fo:font-style="normal" style:font-size-asian="7pt" style:font-style-asian="normal" style:font-size-complex="7pt" style:font-style-complex="normal"/>
    </style:style>
    <style:style style:name="T33" style:family="text">
      <style:text-properties style:use-window-font-color="true" style:text-position="-33% 70%" fo:font-size="5pt" fo:font-style="normal" style:font-size-asian="5pt" style:font-style-asian="normal" style:font-size-complex="5pt" style:font-style-complex="normal"/>
    </style:style>
    <style:style style:name="T34" style:family="text">
      <style:text-properties style:use-window-font-color="true" style:font-name-complex="Monospace"/>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style:font-name-asian="Arial2" style:font-weight-asian="bold" style:font-name-complex="Arial2" style:font-weight-complex="bold"/>
    </style:style>
    <style:style style:name="T38" style:family="text">
      <style:text-properties fo:font-weight="bold" style:font-weight-asian="normal" style:font-weight-complex="normal"/>
    </style:style>
    <style:style style:name="T39" style:family="text">
      <style:text-properties style:font-name="Arial2"/>
    </style:style>
    <style:style style:name="T40" style:family="text">
      <style:text-properties style:font-name="Arial2" fo:font-size="10pt" style:font-size-asian="10pt" style:font-size-complex="10pt"/>
    </style:style>
    <style:style style:name="T41" style:family="text">
      <style:text-properties style:font-name="Arial2" fo:font-size="10pt" fo:font-style="italic" style:font-size-asian="10pt" style:font-style-asian="italic" style:font-size-complex="10pt" style:font-style-complex="italic"/>
    </style:style>
    <style:style style:name="T4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style:font-name="Arial2" fo:font-size="10pt" fo:font-style="normal" style:font-size-asian="10pt" style:font-style-asian="normal" style:font-size-complex="10pt" style:font-style-complex="normal"/>
    </style:style>
    <style:style style:name="T4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fo:font-weight="bold" style:font-size-asian="10pt" style:font-style-asian="normal" style:font-size-complex="10pt" style:font-style-complex="normal"/>
    </style:style>
    <style:style style:name="T48" style:family="text">
      <style:text-properties style:font-name="Arial2" fo:font-size="10pt" fo:font-style="normal" fo:font-weight="bold" style:font-size-asian="10pt" style:font-weight-asian="normal" style:font-size-complex="10pt" style:font-weight-complex="normal"/>
    </style:style>
    <style:style style:name="T49" style:family="text">
      <style:text-properties style:font-name="Arial2" fo:font-size="10pt" fo:font-weight="normal" style:font-size-asian="10pt" style:font-weight-asian="normal" style:font-size-complex="10pt" style:font-weight-complex="normal"/>
    </style:style>
    <style:style style:name="T50" style:family="text">
      <style:text-properties style:font-name="Arial2" fo:font-size="10pt" fo:font-weight="normal" style:font-size-asian="10pt" style:font-weight-asian="bold" style:font-size-complex="10pt" style:font-weight-complex="bold"/>
    </style:style>
    <style:style style:name="T5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3" style:family="text">
      <style:text-properties style:font-name="Arial2" fo:font-size="10pt" fo:font-weight="bold" style:font-size-asian="10pt" style:font-weight-asian="bold" style:font-size-complex="10pt" style:font-weight-complex="bold"/>
    </style:style>
    <style:style style:name="T54" style:family="text">
      <style:text-properties style:font-name="Arial2" fo:font-size="10pt" fo:font-weight="bold" style:font-size-asian="10pt" style:font-weight-asian="normal" style:font-size-complex="10pt" style:font-weight-complex="normal"/>
    </style:style>
    <style:style style:name="T55" style:family="text">
      <style:text-properties style:font-name="Arial2" fo:font-size="10pt" style:font-name-asian="HJLJEC+TimesNewRomanPSMT" style:font-size-asian="10pt" style:font-name-complex="HJLJEC+TimesNewRomanPSMT" style:font-size-complex="10pt"/>
    </style:style>
    <style:style style:name="T56" style:family="text">
      <style:text-properties style:font-name="Arial2" fo:font-style="normal" style:font-style-asian="normal" style:font-style-complex="normal"/>
    </style:style>
    <style:style style:name="T57" style:family="text">
      <style:text-properties style:font-name="Arial2" fo:font-style="normal" fo:font-weight="normal" style:font-style-asian="normal" style:font-weight-asian="normal" style:font-style-complex="normal" style:font-weight-complex="normal"/>
    </style:style>
    <style:style style:name="T58" style:family="text">
      <style:text-properties style:font-name="Arial2" fo:font-style="normal" fo:font-weight="bold" style:font-style-asian="normal" style:font-weight-asian="normal" style:font-style-complex="normal" style:font-weight-complex="normal"/>
    </style:style>
    <style:style style:name="T59" style:family="text">
      <style:text-properties style:font-name="Arial2" fo:font-style="normal" fo:font-weight="bold" style:font-style-asian="normal" style:font-style-complex="normal"/>
    </style:style>
    <style:style style:name="T60" style:family="text">
      <style:text-properties style:font-name="Arial2" fo:font-style="normal" fo:font-weight="bold" style:font-style-asian="normal" style:font-weight-asian="bold" style:font-style-complex="normal" style:font-weight-complex="bold"/>
    </style:style>
    <style:style style:name="T61" style:family="text">
      <style:text-properties style:font-name="Arial2" fo:font-style="italic" style:font-style-asian="italic" style:font-style-complex="italic"/>
    </style:style>
    <style:style style:name="T62" style:family="text">
      <style:text-properties style:font-name="Arial2" fo:font-style="italic" style:font-style-asian="italic" style:font-weight-asian="normal" style:font-style-complex="italic" style:font-weight-complex="normal"/>
    </style:style>
    <style:style style:name="T63" style:family="text">
      <style:text-properties style:font-name="Arial2" fo:font-style="italic" fo:font-weight="normal" style:font-style-asian="italic" style:font-weight-asian="normal" style:font-style-complex="italic" style:font-weight-complex="normal"/>
    </style:style>
    <style:style style:name="T64"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65" style:family="text">
      <style:text-properties style:font-name="Arial2" fo:font-weight="normal" style:font-weight-asian="normal" style:font-weight-complex="normal"/>
    </style:style>
    <style:style style:name="T66"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67" style:family="text">
      <style:text-properties style:font-name="Arial2" fo:font-size="4pt" style:font-size-asian="4pt" style:font-size-complex="4pt"/>
    </style:style>
    <style:style style:name="T68" style:family="text">
      <style:text-properties style:font-name="Arial2" fo:font-weight="bold" style:font-weight-asian="normal" style:font-weight-complex="normal"/>
    </style:style>
    <style:style style:name="T69" style:family="text">
      <style:text-properties style:font-name="Arial2" fo:font-size="7pt" fo:font-weight="normal" style:font-size-asian="7pt" style:font-weight-asian="normal" style:font-size-complex="7pt" style:font-weight-complex="normal"/>
    </style:style>
    <style:style style:name="T70"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1" style:family="text">
      <style:text-properties style:font-name-asian="Arial2" style:font-name-complex="Arial2"/>
    </style:style>
    <style:style style:name="T72" style:family="text">
      <style:text-properties fo:font-size="4pt" style:font-size-asian="4pt" style:font-size-complex="4pt"/>
    </style:style>
    <style:style style:name="T73" style:family="text">
      <style:text-properties fo:font-size="4pt" style:font-name-asian="Arial2" style:font-size-asian="4pt" style:font-name-complex="Arial2" style:font-size-complex="4pt"/>
    </style:style>
    <style:style style:name="T74" style:family="text">
      <style:text-properties fo:font-size="4pt" fo:font-weight="normal" style:font-name-asian="Arial2" style:font-size-asian="4pt" style:font-weight-asian="normal" style:font-name-complex="Arial2" style:font-size-complex="4pt" style:font-weight-complex="normal"/>
    </style:style>
    <style:style style:name="T75" style:family="text">
      <style:text-properties fo:font-style="normal" style:font-style-asian="normal" style:font-style-complex="normal"/>
    </style:style>
    <style:style style:name="T76" style:family="text">
      <style:text-properties fo:font-style="normal" fo:font-weight="bold"/>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style:font-style-asian="normal" style:font-style-complex="normal"/>
    </style:style>
    <style:style style:name="T79" style:family="text">
      <style:text-properties fo:font-style="normal" fo:font-weight="bold" style:font-style-asian="normal" style:font-weight-asian="normal" style:font-style-complex="normal" style:font-weight-complex="normal"/>
    </style:style>
    <style:style style:name="T80" style:family="text">
      <style:text-properties fo:font-style="normal" fo:font-weight="bold" style:font-weight-asian="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style:font-style-asian="normal" style:font-weight-asian="bold" style:font-style-complex="normal" style:font-weight-complex="bold"/>
    </style:style>
    <style:style style:name="T83" style:family="text">
      <style:text-properties fo:font-style="normal" fo:font-weight="normal"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name-asian="Arial2" style:font-weight-asian="normal" style:font-name-complex="Arial2" style:font-weight-complex="normal"/>
    </style:style>
    <style:style style:name="T86" style:family="text">
      <style:text-properties fo:font-weight="normal" style:font-weight-asian="bold" style:font-weight-complex="bold"/>
    </style:style>
    <style:style style:name="T87" style:family="text">
      <style:text-properties style:font-name="Courier New" fo:font-weight="bold" style:font-weight-asian="bold" style:font-weight-complex="bold"/>
    </style:style>
    <style:style style:name="T88" style:family="text">
      <style:text-properties style:font-name="Courier New" fo:font-weight="bold" style:font-name-asian="Courier New" style:font-weight-asian="bold" style:font-name-complex="Courier New" style:font-weight-complex="bold"/>
    </style:style>
    <style:style style:name="T89" style:family="text">
      <style:text-properties style:font-name="Courier New" fo:font-weight="bold" style:font-size-asian="10pt" style:font-weight-asian="bold" style:font-size-complex="10pt" style:font-weight-complex="bold"/>
    </style:style>
    <style:style style:name="T90" style:family="text">
      <style:text-properties style:font-name="Courier New" fo:font-weight="bold" style:font-size-asian="10pt" style:font-weight-asian="bold" style:font-name-complex="Arial2" style:font-size-complex="10pt" style:font-weight-complex="bold"/>
    </style:style>
    <style:style style:name="T91"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3" style:family="text">
      <style:text-properties style:font-name="Courier New" fo:font-size="10pt" fo:font-style="normal" fo:font-weight="bold" style:font-size-asian="10pt" style:font-weight-asian="bold" style:font-size-complex="10pt" style:font-weight-complex="bold"/>
    </style:style>
    <style:style style:name="T9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style:font-name="Courier New" fo:font-size="10pt" fo:font-weight="bold" style:font-size-asian="10pt" style:font-weight-asian="bold" style:font-size-complex="10pt" style:font-weight-complex="bold"/>
    </style:style>
    <style:style style:name="T96" style:family="text">
      <style:text-properties style:font-name="Courier New" fo:font-style="normal" fo:font-weight="bold" style:font-style-asian="normal" style:font-weight-asian="bold" style:font-style-complex="normal" style:font-weight-complex="bold"/>
    </style:style>
    <style:style style:name="T97"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98" style:family="text">
      <style:text-properties style:font-name="Courier New" fo:font-style="normal" style:font-style-asian="normal" style:font-style-complex="normal"/>
    </style:style>
    <style:style style:name="T99" style:family="text">
      <style:text-properties fo:color="#5c8526" style:font-name="Arial2" fo:font-weight="normal" style:font-size-asian="10pt" style:font-weight-asian="normal" style:font-size-complex="10pt" style:font-weight-complex="normal"/>
    </style:style>
    <style:style style:name="T10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0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0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03" style:family="text">
      <style:text-properties fo:font-variant="normal" fo:text-transform="none"/>
    </style:style>
    <style:style style:name="T104" style:family="text">
      <style:text-properties fo:font-variant="normal" fo:text-transform="none" style:font-name="Arial2" fo:font-size="10pt" fo:font-weight="normal" style:font-size-asian="10pt" style:font-weight-asian="normal" style:font-size-complex="10pt" style:font-weight-complex="normal"/>
    </style:style>
    <style:style style:name="T10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06" style:family="text">
      <style:text-properties fo:font-variant="normal" fo:text-transform="none" style:use-window-font-color="true" style:font-name="Arial2" fo:font-size="10pt" fo:letter-spacing="normal" style:font-size-asian="10pt" style:font-name-complex="Arial2" style:font-size-complex="10pt"/>
    </style:style>
    <style:style style:name="T10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style:font-name-complex="Arial2"/>
    </style:style>
    <style:style style:name="T110" style:family="text">
      <style:text-properties fo:font-variant="normal" fo:text-transform="none" fo:color="#000000" fo:letter-spacing="normal" fo:font-style="normal" fo:font-weight="normal"/>
    </style:style>
    <style:style style:name="T111" style:family="text">
      <style:text-properties fo:font-variant="normal" fo:text-transform="none" fo:color="#000000" fo:letter-spacing="normal" fo:font-style="normal" fo:font-weight="normal" style:font-name-complex="Arial2"/>
    </style:style>
    <style:style style:name="T11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1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1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15" style:family="text">
      <style:text-properties fo:font-variant="normal" fo:text-transform="none" fo:color="#000000" style:font-name="Arial2" fo:font-size="10pt" fo:letter-spacing="normal" style:font-size-asian="10pt" style:font-name-complex="Arial2" style:font-size-complex="10pt"/>
    </style:style>
    <style:style style:name="T116" style:family="text">
      <style:text-properties fo:font-variant="normal" fo:text-transform="none" fo:color="#000000" style:font-name="Arial2" fo:letter-spacing="normal" style:font-name-complex="Arial2"/>
    </style:style>
    <style:style style:name="T117" style:family="text">
      <style:text-properties fo:font-variant="normal" fo:text-transform="none" fo:color="#000000" style:font-name="Arial2" fo:letter-spacing="normal" fo:font-style="normal" fo:font-weight="normal" style:font-name-complex="Arial2"/>
    </style:style>
    <style:style style:name="T118"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19"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20" style:family="text">
      <style:text-properties fo:font-variant="normal" fo:text-transform="none" fo:color="#606060" fo:letter-spacing="normal" fo:font-style="normal" fo:font-weight="normal" style:font-name-complex="Arial2"/>
    </style:style>
    <style:style style:name="T121"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22" style:family="text">
      <style:text-properties fo:font-variant="normal" fo:text-transform="none" fo:color="#606060" style:font-name="Arial2" fo:letter-spacing="normal" fo:font-style="normal" fo:font-weight="normal" style:font-name-complex="Arial2"/>
    </style:style>
    <style:style style:name="T123" style:family="text">
      <style:text-properties fo:font-variant="normal" fo:text-transform="none" fo:color="#c00000" fo:letter-spacing="normal" fo:font-style="normal" fo:font-weight="normal"/>
    </style:style>
    <style:style style:name="T124" style:family="text">
      <style:text-properties fo:font-variant="normal" fo:text-transform="none" fo:color="#c00000" fo:letter-spacing="normal" fo:font-style="normal" fo:font-weight="normal" style:font-name-complex="Arial2"/>
    </style:style>
    <style:style style:name="T125"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26"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27" style:family="text">
      <style:text-properties fo:font-variant="normal" fo:text-transform="none" fo:color="#c00000" style:font-name="Arial2" fo:letter-spacing="normal" fo:font-style="normal" fo:font-weight="normal" style:font-name-complex="Arial2"/>
    </style:style>
    <style:style style:name="T128" style:family="text">
      <style:text-properties fo:font-variant="normal" fo:text-transform="none" fo:color="#0000c0" fo:letter-spacing="normal" fo:font-style="normal" fo:font-weight="normal"/>
    </style:style>
    <style:style style:name="T129" style:family="text">
      <style:text-properties fo:font-variant="normal" fo:text-transform="none" fo:color="#0000c0" fo:letter-spacing="normal" fo:font-style="normal" fo:font-weight="normal" style:font-name-complex="Arial2"/>
    </style:style>
    <style:style style:name="T130" style:family="text">
      <style:text-properties fo:font-variant="normal" fo:text-transform="none" fo:color="#0000c0" style:font-name="Arial2" fo:letter-spacing="normal" fo:font-style="normal" fo:font-weight="normal" style:font-size-asian="10pt" style:font-name-complex="Arial2" style:font-size-complex="10pt"/>
    </style:style>
    <style:style style:name="T131" style:family="text">
      <style:text-properties fo:font-variant="normal" fo:text-transform="none" fo:color="#0000c0" style:font-name="Arial2" fo:letter-spacing="normal" fo:font-style="normal" fo:font-weight="normal" style:font-name-complex="Arial2"/>
    </style:style>
    <style:style style:name="T132"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33"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008000" fo:letter-spacing="normal" fo:font-style="normal" fo:font-weight="normal" style:font-name-complex="Arial2"/>
    </style:style>
    <style:style style:name="T135" style:family="text">
      <style:text-properties fo:font-variant="normal" fo:text-transform="none" fo:color="#008000" style:font-name="Arial2" fo:letter-spacing="normal" fo:font-style="normal" fo:font-weight="normal" style:font-name-complex="Arial2"/>
    </style:style>
    <style:style style:name="T136"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37"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38" style:family="text">
      <style:text-properties fo:color="#000000" style:font-name-complex="Arial2"/>
    </style:style>
    <style:style style:name="T139" style:family="text">
      <style:text-properties fo:color="#000000" style:font-name="Arial2" fo:font-size="10pt" style:font-size-asian="10pt" style:font-name-complex="Arial2" style:font-size-complex="10pt"/>
    </style:style>
    <style:style style:name="T140"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41" style:family="text">
      <style:text-properties fo:color="#000000" style:font-name="Arial2" fo:font-size="10pt" style:text-underline-style="none" style:font-size-asian="10pt" style:font-name-complex="Arial2" style:font-size-complex="10pt"/>
    </style:style>
    <style:style style:name="T142" style:family="text">
      <style:text-properties fo:color="#000000" style:font-name="Arial2" style:font-name-complex="Arial2"/>
    </style:style>
    <style:style style:name="T143"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44" style:family="text">
      <style:text-properties fo:color="#000000" style:font-name="Times New Roman" fo:font-size="10pt" fo:font-style="italic" style:font-size-asian="10pt" style:font-style-asian="italic" style:font-name-complex="Arial2" style:font-size-complex="10pt" style:font-style-complex="italic"/>
    </style:style>
    <style:style style:name="T145"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6" style:family="text">
      <style:text-properties style:font-name="Verdana" fo:font-size="10pt" style:font-size-asian="12.0500001907349pt" style:font-size-complex="13.8000001907349pt"/>
    </style:style>
    <style:style style:name="T147" style:family="text">
      <style:text-properties style:font-name="Verdana" fo:font-size="10pt" fo:font-style="normal" style:font-size-asian="12.0500001907349pt" style:font-style-asian="normal" style:font-size-complex="13.8000001907349pt" style:font-style-complex="normal"/>
    </style:style>
    <style:style style:name="T148" style:family="text">
      <style:text-properties style:font-name="Arial" fo:font-weight="bold" style:font-weight-asian="bold" style:font-weight-complex="bold"/>
    </style:style>
    <style:style style:name="T149" style:family="text">
      <style:text-properties style:font-name="Arial" fo:font-size="10pt" style:font-size-asian="10.5pt"/>
    </style:style>
    <style:style style:name="T150" style:family="text">
      <style:text-properties style:font-name="Arial" fo:font-size="10pt" fo:font-style="normal" fo:font-weight="normal" style:font-size-asian="10.5pt" style:font-weight-asian="normal" style:font-size-complex="10pt" style:font-weight-complex="normal"/>
    </style:style>
    <style:style style:name="T151"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52"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53" style:family="text">
      <style:text-properties style:font-name="Arial3" fo:font-style="italic" style:font-name-asian="Arial3" style:font-style-asian="italic" style:font-name-complex="Arial3" style:font-style-complex="italic"/>
    </style:style>
    <style:style style:name="T154" style:family="text">
      <style:text-properties style:text-position="-33% 58%" fo:font-size="5pt" fo:font-style="normal" style:font-size-asian="5pt" style:font-style-asian="normal" style:font-size-complex="5pt" style:font-style-complex="normal"/>
    </style:style>
    <style:style style:name="T155" style:family="text">
      <style:text-properties style:font-name="Times New Roman" fo:font-style="italic" style:font-style-asian="italic" style:font-style-complex="italic"/>
    </style:style>
    <style:style style:name="T156"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57"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58" style:family="text">
      <style:text-properties style:font-name="Times New Roman" fo:font-weight="bold" style:font-size-asian="10pt" style:font-weight-asian="bold" style:font-size-complex="10pt" style:font-weight-complex="bold"/>
    </style:style>
    <style:style style:name="T159" style:family="text">
      <style:text-properties style:font-name="Times New Roman" fo:font-style="normal" fo:font-weight="bold" style:font-style-asian="normal" style:font-weight-asian="bold" style:font-style-complex="normal" style:font-weight-complex="bold"/>
    </style:style>
    <style:style style:name="T160" style:family="text">
      <style:text-properties style:font-size-asian="10pt" style:font-size-complex="10pt"/>
    </style:style>
    <style:style style:name="T161"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62" style:family="text"/>
    <style:style style:name="T163" style:family="text">
      <style:text-properties style:font-name="Tahoma" fo:font-size="28pt" fo:letter-spacing="0.0157in" fo:font-weight="normal" style:letter-kerning="false" style:font-size-asian="28pt" style:font-weight-asian="normal" style:font-size-complex="28pt" style:font-weight-complex="normal"/>
    </style:style>
    <style:style style:name="T164" style:family="text">
      <style:text-properties style:font-name="Arial2" fo:font-size="10pt" fo:font-style="italic" style:font-name-complex="Arial2" style:font-size-complex="10pt" style:font-style-complex="italic"/>
    </style:style>
    <style:style style:name="T16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3" svg:width="1.5213in" svg:height="0.4343in" draw:transform="rotate (-0.523598775599386) translate (6.46736111111111in -0.102083333333333in)" draw:corner-radius="0.0783in"><text:p text:style-name="P192"><text:span text:style-name="T163">DRAFT</text:span></text:p></draw:rect><draw:rect text:anchor-type="paragraph" draw:z-index="0" draw:style-name="gr1" draw:text-style-name="P192"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5" draw:style-name="gr3" draw:text-style-name="P194" svg:width="6.3539in" svg:height="0.4122in" svg:x="0.6791in" svg:y="-0.0071in"><draw:text-box><text:p><text:span text:style-name="T164">Disclaimer</text:span><text:span text:style-name="T165">: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6">Table of Contents</text:p>
          </text:index-title>
          <text:h text:style-name="P158" text:outline-level="1"><text:a xlink:type="simple" xlink:href="#__RefHeading__15221_972012461" text:style-name="Internet_20_link" text:visited-style-name="Internet_20_link">1 <text:s/><text:tab/>Introduction<text:tab/>4</text:a></text:h>
          <text:h text:style-name="P158" text:outline-level="1"><text:a xlink:type="simple" xlink:href="#__RefHeading__249846_2109382754" text:style-name="Internet_20_link" text:visited-style-name="Internet_20_link">2 <text:s/><text:tab/>Core Functionality<text:tab/>4</text:a></text:h>
          <text:p text:style-name="P157"><text:a xlink:type="simple" xlink:href="#__RefHeading__15223_972012461" text:style-name="Internet_20_link" text:visited-style-name="Internet_20_link">2.1<text:tab/>Architecture<text:tab/>4</text:a></text:p>
          <text:p text:style-name="P157"><text:a xlink:type="simple" xlink:href="#__RefHeading__15225_972012461" text:style-name="Internet_20_link" text:visited-style-name="Internet_20_link">2.2<text:tab/>Provisioning API<text:tab/>4</text:a></text:p>
          <text:p text:style-name="P157"><text:a xlink:type="simple" xlink:href="#__RefHeading__15229_972012461" text:style-name="Internet_20_link" text:visited-style-name="Internet_20_link">2.3<text:tab/>User API<text:tab/>5</text:a></text:p>
          <text:p text:style-name="P157"><text:a xlink:type="simple" xlink:href="#__RefHeading__15231_972012461" text:style-name="Internet_20_link" text:visited-style-name="Internet_20_link">2.4<text:tab/>Security Model<text:tab/>5</text:a></text:p>
          <text:p text:style-name="P157"><text:a xlink:type="simple" xlink:href="#__RefHeading__15233_972012461" text:style-name="Internet_20_link" text:visited-style-name="Internet_20_link">2.5<text:tab/>Transaction Based Operation<text:tab/>5</text:a></text:p>
          <text:p text:style-name="P157"><text:a xlink:type="simple" xlink:href="#__RefHeading__32884_823033893" text:style-name="Internet_20_link" text:visited-style-name="Internet_20_link">2.6<text:tab/>Privacy Enabled Provisioning<text:tab/>6</text:a></text:p>
          <text:p text:style-name="P157"><text:a xlink:type="simple" xlink:href="#__RefHeading__16753_976989119" text:style-name="Internet_20_link" text:visited-style-name="Internet_20_link">2.7<text:tab/>Device ID<text:tab/>6</text:a></text:p>
          <text:p text:style-name="P157"><text:a xlink:type="simple" xlink:href="#__RefHeading__177013_2109382754" text:style-name="Internet_20_link" text:visited-style-name="Internet_20_link">2.8<text:tab/>Backward Compatibility<text:tab/>6</text:a></text:p>
          <text:h text:style-name="P158" text:outline-level="1"><text:a xlink:type="simple" xlink:href="#__RefHeading__15235_972012461" text:style-name="Internet_20_link" text:visited-style-name="Internet_20_link">3 <text:s/><text:tab/>Objects<text:tab/>7</text:a></text:h>
          <text:p text:style-name="P157"><text:a xlink:type="simple" xlink:href="#__RefHeading__15237_972012461" text:style-name="Internet_20_link" text:visited-style-name="Internet_20_link">3.1<text:tab/>Key Entries<text:tab/>7</text:a></text:p>
          <text:p text:style-name="P157"><text:a xlink:type="simple" xlink:href="#__RefHeading__15239_972012461" text:style-name="Internet_20_link" text:visited-style-name="Internet_20_link">3.2<text:tab/>PIN and PUK Objects<text:tab/>8</text:a></text:p>
          <text:p text:style-name="P157"><text:a xlink:type="simple" xlink:href="#__RefHeading__15241_972012461" text:style-name="Internet_20_link" text:visited-style-name="Internet_20_link">3.3<text:tab/>Provisioning Objects<text:tab/>8</text:a></text:p>
          <text:h text:style-name="P158" text:outline-level="1"><text:a xlink:type="simple" xlink:href="#__RefHeading__15243_972012461" text:style-name="Internet_20_link" text:visited-style-name="Internet_20_link">4 <text:s/><text:tab/>Algorithm Support<text:tab/>9</text:a></text:h>
          <text:p text:style-name="P157"><text:a xlink:type="simple" xlink:href="#__RefHeading__117184_1298926316" text:style-name="Internet_20_link" text:visited-style-name="Internet_20_link">4.1<text:tab/>Mandatory Algorithms<text:tab/>9</text:a></text:p>
          <text:p text:style-name="P157"><text:a xlink:type="simple" xlink:href="#__RefHeading__117186_1298926316" text:style-name="Internet_20_link" text:visited-style-name="Internet_20_link">4.2<text:tab/>Special Algorithms<text:tab/>10</text:a></text:p>
          <text:p text:style-name="P157"><text:a xlink:type="simple" xlink:href="#__RefHeading__117188_1298926316" text:style-name="Internet_20_link" text:visited-style-name="Internet_20_link">4.3<text:tab/>Optional Algorithms<text:tab/>10</text:a></text:p>
          <text:h text:style-name="P158" text:outline-level="1"><text:a xlink:type="simple" xlink:href="#__RefHeading__15245_972012461" text:style-name="Internet_20_link" text:visited-style-name="Internet_20_link">5 <text:s/><text:tab/>Protection Attributes<text:tab/>11</text:a></text:h>
          <text:p text:style-name="P157"><text:a xlink:type="simple" xlink:href="#__RefHeading__15247_972012461" text:style-name="Internet_20_link" text:visited-style-name="Internet_20_link">5.1<text:tab/>Export Protection<text:tab/>11</text:a></text:p>
          <text:p text:style-name="P157"><text:a xlink:type="simple" xlink:href="#__RefHeading__15249_972012461" text:style-name="Internet_20_link" text:visited-style-name="Internet_20_link">5.2<text:tab/>Delete Protection<text:tab/>11</text:a></text:p>
          <text:p text:style-name="P157"><text:a xlink:type="simple" xlink:href="#__RefHeading__513763_1828343271" text:style-name="Internet_20_link" text:visited-style-name="Internet_20_link">5.3<text:tab/>Biometric Protection<text:tab/>11</text:a></text:p>
          <text:p text:style-name="P157"><text:a xlink:type="simple" xlink:href="#__RefHeading__15251_972012461" text:style-name="Internet_20_link" text:visited-style-name="Internet_20_link">5.4<text:tab/>PIN Input Methods<text:tab/>12</text:a></text:p>
          <text:p text:style-name="P157"><text:a xlink:type="simple" xlink:href="#__RefHeading__15253_972012461" text:style-name="Internet_20_link" text:visited-style-name="Internet_20_link">5.5<text:tab/>PIN Patterns<text:tab/>12</text:a></text:p>
          <text:p text:style-name="P157"><text:a xlink:type="simple" xlink:href="#__RefHeading__15255_972012461" text:style-name="Internet_20_link" text:visited-style-name="Internet_20_link">5.6<text:tab/>PIN and PUK Formats<text:tab/>12</text:a></text:p>
          <text:p text:style-name="P157"><text:a xlink:type="simple" xlink:href="#__RefHeading__15257_972012461" text:style-name="Internet_20_link" text:visited-style-name="Internet_20_link">5.7<text:tab/>PIN Grouping<text:tab/>13</text:a></text:p>
          <text:p text:style-name="P157"><text:a xlink:type="simple" xlink:href="#__RefHeading__15259_972012461" text:style-name="Internet_20_link" text:visited-style-name="Internet_20_link">5.8<text:tab/>Application Usage<text:tab/>13</text:a></text:p>
          <text:h text:style-name="P158" text:outline-level="1"><text:a xlink:type="simple" xlink:href="#__RefHeading__797652_2146041088" text:style-name="Internet_20_link" text:visited-style-name="Internet_20_link">6 <text:s/><text:tab/>Session Security Mechanisms<text:tab/>14</text:a></text:h>
          <text:p text:style-name="P157"><text:a xlink:type="simple" xlink:href="#__RefHeading__15339_972012461" text:style-name="Internet_20_link" text:visited-style-name="Internet_20_link">6.1<text:tab/>Encrypted Data<text:tab/>14</text:a></text:p>
          <text:p text:style-name="P157"><text:a xlink:type="simple" xlink:href="#__RefHeading__15341_972012461" text:style-name="Internet_20_link" text:visited-style-name="Internet_20_link">6.2<text:tab/>MAC Operations<text:tab/>14</text:a></text:p>
          <text:p text:style-name="P157"><text:a xlink:type="simple" xlink:href="#__RefHeading__15343_972012461" text:style-name="Internet_20_link" text:visited-style-name="Internet_20_link">6.3<text:tab/>Attestations<text:tab/>14</text:a></text:p>
          <text:p text:style-name="P157"><text:a xlink:type="simple" xlink:href="#__RefHeading__15345_972012461" text:style-name="Internet_20_link" text:visited-style-name="Internet_20_link">6.4<text:tab/>Target Key Reference<text:tab/>14</text:a></text:p>
          <text:h text:style-name="P158" text:outline-level="1"><text:a xlink:type="simple" xlink:href="#__RefHeading__135131_2109382754" text:style-name="Internet_20_link" text:visited-style-name="Internet_20_link">7 <text:s/><text:tab/>Detailed Operation<text:tab/>15</text:a></text:h>
          <text:p text:style-name="P157"><text:a xlink:type="simple" xlink:href="#__RefHeading__15263_972012461" text:style-name="Internet_20_link" text:visited-style-name="Internet_20_link">7.1<text:tab/>Data Types<text:tab/>15</text:a></text:p>
          <text:p text:style-name="P157"><text:a xlink:type="simple" xlink:href="#__RefHeading__15267_972012461" text:style-name="Internet_20_link" text:visited-style-name="Internet_20_link">7.2<text:tab/>Return Values<text:tab/>16</text:a></text:p>
          <text:p text:style-name="P157"><text:a xlink:type="simple" xlink:href="#__RefHeading__15269_972012461" text:style-name="Internet_20_link" text:visited-style-name="Internet_20_link">7.3<text:tab/>Error Codes<text:tab/>16</text:a></text:p>
          <text:p text:style-name="P157"><text:a xlink:type="simple" xlink:href="#__RefHeading__135133_2109382754" text:style-name="Internet_20_link" text:visited-style-name="Internet_20_link">7.4<text:tab/>Method List<text:tab/>16</text:a></text:p>
          <text:p text:style-name="P159"><text:a xlink:type="simple" xlink:href="#__RefHeading__15271_972012461" text:style-name="Internet_20_link" text:visited-style-name="Internet_20_link">getDeviceInfo [1]<text:tab/>17</text:a></text:p>
          <text:p text:style-name="P159"><text:a xlink:type="simple" xlink:href="#__RefHeading__15273_972012461" text:style-name="Internet_20_link" text:visited-style-name="Internet_20_link">createProvisioningSession [2]<text:tab/>19</text:a></text:p>
          <text:p text:style-name="P159"><text:a xlink:type="simple" xlink:href="#__RefHeading__15275_972012461" text:style-name="Internet_20_link" text:visited-style-name="Internet_20_link">closeProvisioningSession [3]<text:tab/>25</text:a></text:p>
          <text:p text:style-name="P159"><text:soft-page-break/><text:a xlink:type="simple" xlink:href="#__RefHeading__15277_972012461" text:style-name="Internet_20_link" text:visited-style-name="Internet_20_link">enumerateProvisioningSessions [4]<text:tab/>27</text:a></text:p>
          <text:p text:style-name="P159"><text:a xlink:type="simple" xlink:href="#__RefHeading__15279_972012461" text:style-name="Internet_20_link" text:visited-style-name="Internet_20_link">abortProvisioningSession [5]<text:tab/>28</text:a></text:p>
          <text:p text:style-name="P159"><text:a xlink:type="simple" xlink:href="#__RefHeading__15281_972012461" text:style-name="Internet_20_link" text:visited-style-name="Internet_20_link">signProvisioningSessionData [6]<text:tab/>29</text:a></text:p>
          <text:p text:style-name="P159"><text:a xlink:type="simple" xlink:href="#__RefHeading__16586_1418814329" text:style-name="Internet_20_link" text:visited-style-name="Internet_20_link">updateKeyManagementKey [7]<text:tab/>30</text:a></text:p>
          <text:p text:style-name="P159"><text:a xlink:type="simple" xlink:href="#__RefHeading__15283_972012461" text:style-name="Internet_20_link" text:visited-style-name="Internet_20_link">createPukPolicy [8]<text:tab/>32</text:a></text:p>
          <text:p text:style-name="P159"><text:a xlink:type="simple" xlink:href="#__RefHeading__15285_972012461" text:style-name="Internet_20_link" text:visited-style-name="Internet_20_link">createPinPolicy [9]<text:tab/>33</text:a></text:p>
          <text:p text:style-name="P159"><text:a xlink:type="simple" xlink:href="#__RefHeading__15287_972012461" text:style-name="Internet_20_link" text:visited-style-name="Internet_20_link">createKeyEntry [10]<text:tab/>34</text:a></text:p>
          <text:p text:style-name="P159"><text:a xlink:type="simple" xlink:href="#__RefHeading__15289_972012461" text:style-name="Internet_20_link" text:visited-style-name="Internet_20_link">getKeyHandle [11]<text:tab/>39</text:a></text:p>
          <text:p text:style-name="P159"><text:a xlink:type="simple" xlink:href="#__RefHeading__15291_972012461" text:style-name="Internet_20_link" text:visited-style-name="Internet_20_link">setCertificatePath [12]<text:tab/>40</text:a></text:p>
          <text:p text:style-name="P159"><text:a xlink:type="simple" xlink:href="#__RefHeading__15293_972012461" text:style-name="Internet_20_link" text:visited-style-name="Internet_20_link">importSymmetricKey [13]<text:tab/>42</text:a></text:p>
          <text:p text:style-name="P159"><text:a xlink:type="simple" xlink:href="#__RefHeading__721490_1828343271" text:style-name="Internet_20_link" text:visited-style-name="Internet_20_link">importPrivateKey [14]<text:tab/>45</text:a></text:p>
          <text:p text:style-name="P159"><text:a xlink:type="simple" xlink:href="#__RefHeading__15295_972012461" text:style-name="Internet_20_link" text:visited-style-name="Internet_20_link">addExtension [15]<text:tab/>47</text:a></text:p>
          <text:p text:style-name="P159"><text:a xlink:type="simple" xlink:href="#__RefHeading__15299_972012461" text:style-name="Internet_20_link" text:visited-style-name="Internet_20_link">postDeleteKey [50]<text:tab/>51</text:a></text:p>
          <text:p text:style-name="P159"><text:a xlink:type="simple" xlink:href="#__RefHeading__15301_972012461" text:style-name="Internet_20_link" text:visited-style-name="Internet_20_link">postUnlockKey [51]<text:tab/>53</text:a></text:p>
          <text:p text:style-name="P159"><text:a xlink:type="simple" xlink:href="#__RefHeading__15303_972012461" text:style-name="Internet_20_link" text:visited-style-name="Internet_20_link">postUpdateKey [52]<text:tab/>54</text:a></text:p>
          <text:p text:style-name="P159"><text:a xlink:type="simple" xlink:href="#__RefHeading__15305_972012461" text:style-name="Internet_20_link" text:visited-style-name="Internet_20_link">postCloneKeyProtection [53]<text:tab/>56</text:a></text:p>
          <text:p text:style-name="P159"><text:a xlink:type="simple" xlink:href="#__RefHeading__15307_972012461" text:style-name="Internet_20_link" text:visited-style-name="Internet_20_link">enumerateKeys [70]<text:tab/>58</text:a></text:p>
          <text:p text:style-name="P159"><text:a xlink:type="simple" xlink:href="#__RefHeading__15309_972012461" text:style-name="Internet_20_link" text:visited-style-name="Internet_20_link">getKeyAttributes [71]<text:tab/>59</text:a></text:p>
          <text:p text:style-name="P159"><text:a xlink:type="simple" xlink:href="#__RefHeading__15311_972012461" text:style-name="Internet_20_link" text:visited-style-name="Internet_20_link">getKeyProtectionInfo [72]<text:tab/>60</text:a></text:p>
          <text:p text:style-name="P159"><text:a xlink:type="simple" xlink:href="#__RefHeading__15313_972012461" text:style-name="Internet_20_link" text:visited-style-name="Internet_20_link">getExtension [73]<text:tab/>62</text:a></text:p>
          <text:p text:style-name="P159"><text:a xlink:type="simple" xlink:href="#__RefHeading__15315_972012461" text:style-name="Internet_20_link" text:visited-style-name="Internet_20_link">setProperty [74]<text:tab/>63</text:a></text:p>
          <text:p text:style-name="P159"><text:a xlink:type="simple" xlink:href="#__RefHeading__15317_972012461" text:style-name="Internet_20_link" text:visited-style-name="Internet_20_link">deleteKey [80]<text:tab/>64</text:a></text:p>
          <text:p text:style-name="P159"><text:a xlink:type="simple" xlink:href="#__RefHeading__15319_972012461" text:style-name="Internet_20_link" text:visited-style-name="Internet_20_link">exportKey [81]<text:tab/>65</text:a></text:p>
          <text:p text:style-name="P159"><text:a xlink:type="simple" xlink:href="#__RefHeading__15321_972012461" text:style-name="Internet_20_link" text:visited-style-name="Internet_20_link">unlockKey [82]<text:tab/>66</text:a></text:p>
          <text:p text:style-name="P159"><text:a xlink:type="simple" xlink:href="#__RefHeading__15323_972012461" text:style-name="Internet_20_link" text:visited-style-name="Internet_20_link">changePin [83]<text:tab/>67</text:a></text:p>
          <text:p text:style-name="P159"><text:a xlink:type="simple" xlink:href="#__RefHeading__15325_972012461" text:style-name="Internet_20_link" text:visited-style-name="Internet_20_link">setPin [84]<text:tab/>68</text:a></text:p>
          <text:p text:style-name="P159"><text:a xlink:type="simple" xlink:href="#__RefHeading__685210_1828343271" text:style-name="Internet_20_link" text:visited-style-name="Internet_20_link">updateFirmware [90]<text:tab/>69</text:a></text:p>
          <text:p text:style-name="P159"><text:a xlink:type="simple" xlink:href="#__RefHeading__15327_972012461" text:style-name="Internet_20_link" text:visited-style-name="Internet_20_link">signHashedData [100]<text:tab/>70</text:a></text:p>
          <text:p text:style-name="P159"><text:a xlink:type="simple" xlink:href="#__RefHeading__15329_972012461" text:style-name="Internet_20_link" text:visited-style-name="Internet_20_link">asymmetricKeyDecrypt [101]<text:tab/>71</text:a></text:p>
          <text:p text:style-name="P159"><text:a xlink:type="simple" xlink:href="#__RefHeading__15331_972012461" text:style-name="Internet_20_link" text:visited-style-name="Internet_20_link">keyAgreement [102]<text:tab/>72</text:a></text:p>
          <text:p text:style-name="P159"><text:a xlink:type="simple" xlink:href="#__RefHeading__15333_972012461" text:style-name="Internet_20_link" text:visited-style-name="Internet_20_link">performHmac [103]<text:tab/>73</text:a></text:p>
          <text:p text:style-name="P159"><text:a xlink:type="simple" xlink:href="#__RefHeading__15335_972012461" text:style-name="Internet_20_link" text:visited-style-name="Internet_20_link">symmetricKeyEncrypt [104]<text:tab/>74</text:a></text:p>
          <text:p text:style-name="P160"><text:a xlink:type="simple" xlink:href="#__RefHeading__207023_2146041088" text:style-name="Internet_20_link" text:visited-style-name="Internet_20_link">Appendix A. <text:tab/>KeyGen2 Proxy<text:tab/>75</text:a></text:p>
          <text:p text:style-name="P160"><text:a xlink:type="simple" xlink:href="#__RefHeading__15347_972012461" text:style-name="Internet_20_link" text:visited-style-name="Internet_20_link">Appendix B. <text:tab/>Sample Session<text:tab/>76</text:a></text:p>
          <text:p text:style-name="P160"><text:a xlink:type="simple" xlink:href="#__RefHeading__15349_972012461" text:style-name="Internet_20_link" text:visited-style-name="Internet_20_link">Appendix C. <text:tab/>Reference Implementation<text:tab/>76</text:a></text:p>
          <text:p text:style-name="P160"><text:a xlink:type="simple" xlink:href="#__RefHeading__15351_972012461" text:style-name="Internet_20_link" text:visited-style-name="Internet_20_link">Appendix D. <text:tab/>Remote Key Lookup<text:tab/>77</text:a></text:p>
          <text:p text:style-name="P160"><text:a xlink:type="simple" xlink:href="#__RefHeading__15353_972012461" text:style-name="Internet_20_link" text:visited-style-name="Internet_20_link">Appendix E. <text:tab/>Security Considerations<text:tab/>79</text:a></text:p>
          <text:p text:style-name="P160"><text:a xlink:type="simple" xlink:href="#__RefHeading__15355_972012461" text:style-name="Internet_20_link" text:visited-style-name="Internet_20_link">Appendix F. <text:tab/>Intellectual Property Rights<text:tab/>79</text:a></text:p>
          <text:p text:style-name="P160"><text:a xlink:type="simple" xlink:href="#__RefHeading__15357_972012461" text:style-name="Internet_20_link" text:visited-style-name="Internet_20_link">Appendix G. <text:tab/>References<text:tab/>80</text:a></text:p>
          <text:p text:style-name="P160"><text:a xlink:type="simple" xlink:href="#__RefHeading__15359_972012461" text:style-name="Internet_20_link" text:visited-style-name="Internet_20_link">Appendix H. <text:tab/>Acknowledgments<text:tab/>82</text:a></text:p>
          <text:p text:style-name="P160"><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text:p>
      <text:p text:style-name="Text_20_body">In addition to PKI and symmetric keys (including OTP applications), SKS also supports arbitrary key attributes which for example can support novel schemes for identity federation and payment networks.</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3">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75">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6"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5">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2.0</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75">Many smart card schemes depend on roles like SO (Security Officer) which squarely matches scenarios where users are associated with a </text:span><text:span text:style-name="T2">multitude of independent service providers</text:span><text:span text:style-name="T75">. <text:s/>By building on an E2ES (End To End Security) model, the </text:span><text:span text:style-name="T2">technical</text:span><text:span text:style-name="T75"> part of the SO role, exclusively becomes an affair between the SKS and the </text:span><text:span text:style-name="T2">remote</text:span><text:span text:style-name="T75"> issuers, </text:span><text:span text:style-name="T2">where each issuer is confined to their own virtual cards and SO policies</text:span><text:span text:style-name="T75">.</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6"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51">Due to the fact that the “Standard” mode potentially affects the user's privacy, it is </text:span><text:span text:style-name="T152">recommended</text:span><text:span text:style-name="T151"> that such requests are equipped with an appropriate user alert notice in the GUI</text:span></text:p>
          </table:table-cell>
        </table:table-row>
      </table:table>
      <text:p text:style-name="Text_20_body"/>
      <text:p text:style-name="P136"/>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87">"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90"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75"> symmetric key defined by calling </text:span><text:span text:style-name="CrossRef"><text:span text:style-name="T75"><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1"> extension objects defined by calling </text:span><text:span text:style-name="CrossRef"><text:span text:style-name="T75"><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75">Note that key management operations always involve an entire key entry; </text:span><text:span text:style-name="T2">individual elements cannot be managed</text:span><text:span text:style-name="T75">.</text:span></text:p>
      <text:h text:style-name="P186"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0">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5">may</text:span> also support a device (<text:span text:style-name="T2">system-wide</text:span>) PIN and PUK. <text:s/>See <text:span text:style-name="CrossRef"><text:reference-ref text:reference-format="text" text:ref-name="dev.pin.prot">devicePinProtection</text:reference-ref></text:span>. <text:s/><text:span text:style-name="T63">Usage and management of device PINs and PUKs is out of scope for the SKS API</text:span><text:span text:style-name="T57">.</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5">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57">If a </text:span><text:span text:style-name="CrossRef"><text:span text:style-name="T57"><text:reference-ref text:reference-format="text" text:ref-name="key.mgr.key">keyManagementKey</text:reference-ref></text:span></text:span><text:span text:style-name="T57"> is deployed during provisioning object creation (establishing a </text:span><text:span text:style-name="CrossRef"><text:span text:style-name="T57"><text:reference-ref text:reference-format="text" text:ref-name="DSDP">VSD</text:reference-ref></text:span></text:span><text:span text:style-name="T57">), </text:span><text:span text:style-name="T63">post-provisioning operations</text:span><text:span text:style-name="T57"> can also be performed. <text:s/>See</text:span><text:span text:style-name="CrossRef"><text:span text:style-name="T16"> </text:span></text:span><text:span text:style-name="CrossRef"><text:span text:style-name="T57"><text:reference-ref text:reference-format="text" text:ref-name="pp.delkey">postDeleteKey</text:reference-ref></text:span></text:span><text:span text:style-name="CrossRef"><text:span text:style-name="T16">, </text:span></text:span><text:span text:style-name="CrossRef"><text:span text:style-name="T57"><text:reference-ref text:reference-format="text" text:ref-name="pp.unlockkey">postUnlockKey</text:reference-ref></text:span></text:span><text:span text:style-name="CrossRef"><text:span text:style-name="T16">, </text:span></text:span><text:span text:style-name="CrossRef"><text:span text:style-name="T57"><text:reference-ref text:reference-format="text" text:ref-name="pp.uodate">postUpdateKey</text:reference-ref></text:span></text:span><text:span text:style-name="CrossRef"><text:span text:style-name="T16">, and </text:span></text:span><text:span text:style-name="CrossRef"><text:span text:style-name="T57"><text:reference-ref text:reference-format="text" text:ref-name="pp_clonekeyprot">postCloneKeyProtection</text:reference-ref></text:span></text:span><text:span text:style-name="CrossRef"><text:span text:style-name="T16">. <text:s/>Also see </text:span></text:span><text:span text:style-name="CrossRef"><text:span text:style-name="T57"><text:reference-ref text:reference-format="text" text:ref-name="update.kmk">updateKeyManagementKey</text:reference-ref></text:span></text:span>.</text:p>
      <text:h text:style-name="P190"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5">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49">See </text:span><text:span text:style-name="CrossRef"><text:span text:style-name="T50"><text:reference-ref text:reference-format="text" text:ref-name="xml.encrypt">XML Encryption</text:reference-ref></text:span></text:span>. <text:s/>Note that IV <text:span text:style-name="T36">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text:p>
          </table:table-cell>
          <table:table-cell table:style-name="Table34.B4" table:number-rows-spanned="2" table:number-columns-spanned="2" office:value-type="string">
            <text:p text:style-name="Standard"><text:span text:style-name="T40">See </text:span><text:span text:style-name="CrossRef"><text:span text:style-name="T40"><text:reference-ref text:reference-format="text" text:ref-name="fips.197">FIPS 197</text:reference-ref></text:span></text:span>. <text:s text:c="2"/><text:span text:style-name="T40">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rows-spanned="3" table:number-columns-spanned="2" office:value-type="string">
            <text:p text:style-name="P85">See <text:span text:style-name="CrossRef"><text:reference-ref text:reference-format="text" text:ref-name="xml.dsg">XML Signature</text:reference-ref></text:span></text:p>
          </table:table-cell>
          <table:covered-table-cell/>
        </table:table-row>
        <table:table-row table:style-name="Table34.2">
          <table:table-cell table:style-name="Table34.A4" office:value-type="string">
            <text:p text:style-name="Standard">http://www.w3.org/2001/04/xmldsig-more#hmac-sha384</text:p>
          </table:table-cell>
          <table:covered-table-cell/>
          <table:covered-table-cell/>
        </table:table-row>
        <table:table-row table:style-name="Table34.2">
          <table:table-cell table:style-name="Table34.A4" office:value-type="string">
            <text:p text:style-name="P20">http://www.w3.org/2001/04/xmldsig-more#hmac-sha512</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es.pkcs1_5</text:p>
          </table:table-cell>
          <table:table-cell table:style-name="Table34.A4" table:number-rows-spanned="3" office:value-type="string">
            <text:p text:style-name="Table_20_Contents"><text:span text:style-name="T40">See </text:span><text:span text:style-name="CrossRef"><text:span text:style-name="T146"><text:reference-ref text:reference-format="text" text:ref-name="RFC3447">RFC 3447</text:reference-ref></text:span></text:span></text:p>
            <text:p text:style-name="P147"><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6"><text:span text:style-name="T34">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21" table:number-columns-spanned="3" office:value-type="string">
            <text:p text:style-name="P20"/>
          </table:table-cell>
          <table:covered-table-cell/>
          <table:covered-table-cell/>
        </table:table-row>
        <table:table-row table:style-name="Table34.2">
          <table:table-cell table:style-name="Table34.A22"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6">http://xmlns.webpki.org/sks/algorithm#ecdh.raw</text:p>
          </table:table-cell>
          <table:table-cell table:style-name="Table34.B4" table:number-columns-spanned="2" office:value-type="string">
            <text:p text:style-name="P76">See <text:span text:style-name="CrossRef"><text:reference-ref text:reference-format="text" text:ref-name="sp800-56a">SP800-56A</text:reference-ref></text:span> <text:span text:style-name="T55">ECC CDH primitive (Section 5.7.1.2)</text:span></text:p>
          </table:table-cell>
          <table:covered-table-cell/>
        </table:table-row>
        <table:table-row table:style-name="Table34.2">
          <table:table-cell table:style-name="Table34.A21"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7" office:value-type="string">
            <text:p text:style-name="P2">See <text:span text:style-name="CrossRef"><text:reference-ref text:reference-format="text" text:ref-name="xml.dsg">XML Signature</text:reference-ref></text:span></text:p>
          </table:table-cell>
          <table:table-cell table:style-name="Table34.B4" table:number-rows-spanned="9"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rsa-sha384</text:p>
          </table:table-cell>
          <table:covered-table-cell/>
          <table:covered-table-cell/>
        </table:table-row>
        <table:table-row table:style-name="Table34.2">
          <table:table-cell table:style-name="Table34.A4" office:value-type="string">
            <text:p text:style-name="P20">http://www.w3.org/2001/04/xmldsig-more#rsa-sha512</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20">http://www.w3.org/2001/04/xmldsig-more#ecdsa-sha384</text:p>
          </table:table-cell>
          <table:covered-table-cell/>
          <table:covered-table-cell/>
        </table:table-row>
        <table:table-row table:style-name="Table34.2">
          <table:table-cell table:style-name="Table34.A4" office:value-type="string">
            <text:p text:style-name="P20">http://www.w3.org/2001/04/xmldsig-more#ecdsa-sha512</text:p>
          </table:table-cell>
          <table:covered-table-cell/>
          <table:covered-table-cell/>
        </table:table-row>
        <table:table-row table:style-name="Table34.2">
          <table:table-cell table:style-name="Table34.A4" office:value-type="string">
            <text:p text:style-name="P96">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6">http://xmlns.webpki.org/sks/algorithm#ecdsa.none</text:p>
          </table:table-cell>
          <table:covered-table-cell/>
          <table:covered-table-cell/>
        </table:table-row>
      </table:table>
      <text:p text:style-name="Text_20_body"/>
      <text:p text:style-name="Text_20_body">Note that the <text:span text:style-name="T2">binary</text:span> encoding of signature values <text:span text:style-name="T36">must</text:span> be in accordance with <text:span text:style-name="CrossRef"><text:reference-ref text:reference-format="text" text:ref-name="xml.dsg">XML Signature</text:reference-ref></text:span> which for ECDSA differs from for example OpenSSL and JCE.</text:p>
      <table:table table:name="Table78" table:style-name="Table78">
        <table:table-column table:style-name="Table78.A"/>
        <table:table-column table:style-name="Table78.B"/>
        <table:table-column table:style-name="Table78.C"/>
        <table:table-row table:style-name="Table78.1">
          <table:table-cell table:style-name="Table78.A1"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78.2">
          <table:table-cell table:style-name="Table78.A2" office:value-type="string">
            <text:p text:style-name="P96">http://xmlns.webpki.org/sks/algorithm#rsa1024</text:p>
          </table:table-cell>
          <table:table-cell table:style-name="Table78.A2" office:value-type="string">
            <text:p text:style-name="Standard">RSA 1024-bit key</text:p>
          </table:table-cell>
          <table:table-cell table:style-name="Table78.C2" table:number-rows-spanned="2" office:value-type="string">
            <text:p text:style-name="P104"><text:span text:style-name="T2">Implicit exponent:</text:span> 65537</text:p>
          </table:table-cell>
        </table:table-row>
        <table:table-row table:style-name="Table78.2">
          <table:table-cell table:style-name="Table78.A2" office:value-type="string">
            <text:p text:style-name="P96">http://xmlns.webpki.org/sks/algorithm#rsa2048</text:p>
          </table:table-cell>
          <table:table-cell table:style-name="Table78.A2" office:value-type="string">
            <text:p text:style-name="Standard">RSA 2048-bit key</text:p>
          </table:table-cell>
          <table:covered-table-cell/>
        </table:table-row>
        <table:table-row table:style-name="Table78.2">
          <table:table-cell table:style-name="Table78.A2" office:value-type="string">
            <text:p text:style-name="P96">http://xmlns.webpki.org/sks/algorithm#ec.nist.p256</text:p>
          </table:table-cell>
          <table:table-cell table:style-name="Table78.A2" office:value-type="string">
            <text:p text:style-name="Standard">EC NIST<text:span text:style-name="T40"> </text:span>“P-256”</text:p>
          </table:table-cell>
          <table:table-cell table:style-name="Table78.C2" table:number-rows-spanned="3" office:value-type="string">
            <text:p text:style-name="P104">See <text:span text:style-name="CrossRef"><text:reference-ref text:reference-format="text" text:ref-name="fips.186-3">FIPS 186-4</text:reference-ref></text:span></text:p>
          </table:table-cell>
        </table:table-row>
        <table:table-row table:style-name="Table78.2">
          <table:table-cell table:style-name="Table78.A2" office:value-type="string">
            <text:p text:style-name="P96">http://xmlns.webpki.org/sks/algorithm#ec.nist.p384</text:p>
          </table:table-cell>
          <table:table-cell table:style-name="Table78.A2" office:value-type="string">
            <text:p text:style-name="Standard"><text:span text:style-name="T40">EC NIST </text:span>“P-384” </text:p>
          </table:table-cell>
          <table:covered-table-cell/>
        </table:table-row>
        <table:table-row table:style-name="Table78.2">
          <table:table-cell table:style-name="Table78.A2" office:value-type="string">
            <text:p text:style-name="P96">http://xmlns.webpki.org/sks/algorithm#ec.nist.p521</text:p>
          </table:table-cell>
          <table:table-cell table:style-name="Table78.A2" office:value-type="string">
            <text:p text:style-name="Standard"><text:span text:style-name="T40">EC NIST </text:span>“P-521” </text:p>
          </table:table-cell>
          <table:covered-table-cell/>
        </table:table-row>
        <table:table-row table:style-name="Table78.2">
          <table:table-cell table:style-name="Table78.A2" office:value-type="string">
            <text:p text:style-name="P96">http://xmlns.webpki.org/sks/algorithm#ec.brainpool.p256r1</text:p>
          </table:table-cell>
          <table:table-cell table:style-name="Table78.A2" office:value-type="string">
            <text:p text:style-name="Standard">EC Brainpool “P256r1”</text:p>
          </table:table-cell>
          <table:table-cell table:style-name="Table78.C2" office:value-type="string">
            <text:p text:style-name="P104">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line-break/></text:p>
      <text:h text:style-name="Heading_20_2"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6">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6">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75">See </text:span><text:span text:style-name="CrossRef"><text:span text:style-name="T75"><text:reference-ref text:reference-format="text" text:ref-name="createKeyPair">createKeyEntry</text:reference-ref></text:span></text:span><text:span text:style-name="T75"> and </text:span><text:span text:style-name="CrossRef"><text:span text:style-name="T75"><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Asymmetric Key Generation</text:p>
          </table:table-cell>
          <table:covered-table-cell/>
          <table:covered-table-cell/>
        </table:table-row>
        <table:table-row table:style-name="Table122.2">
          <table:table-cell table:style-name="Table122.A2" office:value-type="string">
            <text:p text:style-name="P96">http://xmlns.webpki.org/sks/algorithm#rsa3072</text:p>
          </table:table-cell>
          <table:table-cell table:style-name="Table122.B2" office:value-type="string">
            <text:p text:style-name="Standard">RSA 3072-bit key</text:p>
          </table:table-cell>
          <table:table-cell table:style-name="Table122.C2" table:number-rows-spanned="2" office:value-type="string">
            <text:p text:style-name="P104"><text:span text:style-name="T2">Implicit exponent:</text:span> 65537</text:p>
          </table:table-cell>
        </table:table-row>
        <table:table-row table:style-name="Table122.2">
          <table:table-cell table:style-name="Table122.B2" office:value-type="string">
            <text:p text:style-name="P96">http://xmlns.webpki.org/sks/algorithm#rsa4096</text:p>
          </table:table-cell>
          <table:table-cell table:style-name="Table122.B2" office:value-type="string">
            <text:p text:style-name="Standard">RSA 4096-bit key</text:p>
          </table:table-cell>
          <table:covered-table-cell/>
        </table:table-row>
        <table:table-row table:style-name="Table122.2">
          <table:table-cell table:style-name="Table122.B2" office:value-type="string">
            <text:p text:style-name="P96">http://xmlns.webpki.org/sks/algorithm#rsa1024.exp</text:p>
          </table:table-cell>
          <table:table-cell table:style-name="Table122.B2" office:value-type="string">
            <text:p text:style-name="Standard">RSA 1024-bit key</text:p>
          </table:table-cell>
          <table:table-cell table:style-name="Table122.C2" table:number-rows-spanned="4" office:value-type="string">
            <text:p text:style-name="P99">Variable exponent</text:p>
            <text:p text:style-name="P99"/>
            <text:p text:style-name="P11"><text:span text:style-name="T75">See </text:span><text:span text:style-name="CrossRef"><text:span text:style-name="T75"><text:reference-ref text:reference-format="text" text:ref-name="key.param">keyParameters</text:reference-ref></text:span></text:span></text:p>
          </table:table-cell>
        </table:table-row>
        <table:table-row table:style-name="Table122.2">
          <table:table-cell table:style-name="Table122.B2" office:value-type="string">
            <text:p text:style-name="P96">http://xmlns.webpki.org/sks/algorithm#rsa2048.exp</text:p>
          </table:table-cell>
          <table:table-cell table:style-name="Table122.B2" office:value-type="string">
            <text:p text:style-name="Standard">RSA 2048-bit key</text:p>
          </table:table-cell>
          <table:covered-table-cell/>
        </table:table-row>
        <table:table-row table:style-name="Table122.2">
          <table:table-cell table:style-name="Table122.B2" office:value-type="string">
            <text:p text:style-name="P96">http://xmlns.webpki.org/sks/algorithm#rsa3072.exp</text:p>
          </table:table-cell>
          <table:table-cell table:style-name="Table122.B2" office:value-type="string">
            <text:p text:style-name="Standard">RSA 3072-bit key</text:p>
          </table:table-cell>
          <table:covered-table-cell/>
        </table:table-row>
        <table:table-row table:style-name="Table122.2">
          <table:table-cell table:style-name="Table122.B2" office:value-type="string">
            <text:p text:style-name="P96">http://xmlns.webpki.org/sks/algorithm#rsa4096.exp</text:p>
          </table:table-cell>
          <table:table-cell table:style-name="Table122.B2" office:value-type="string">
            <text:p text:style-name="Standard">RSA 4096-bit key</text:p>
          </table:table-cell>
          <table:covered-table-cell/>
        </table:table-row>
      </table:table>
      <text:p text:style-name="Standard"/>
      <text:p text:style-name="Standard"/>
      <text:p text:style-name="Standard">Note that the <text:span text:style-name="CrossRef"><text:span text:style-name="T75"><text:reference-ref text:reference-format="text" text:ref-name="keygen2">KeyGen2</text:reference-ref></text:span></text:span> samples use <text:span text:style-name="CrossRef"><text:span text:style-name="T75"><text:reference-ref text:reference-format="text" text:ref-name="JOSE">JOSE</text:reference-ref></text:span></text:span> algorithm-IDs when there is such a counterpart available. </text:p>
      <text:h text:style-name="P191"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75"><text:reference-ref text:reference-format="text" text:ref-name="key.mgr.key">keyManagementKey</text:reference-ref></text:span></text:span>, <text:span text:style-name="CrossRef"><text:span text:style-name="T75"><text:reference-ref text:reference-format="text" text:ref-name="dev.pin.prot">devicePinProtection</text:reference-ref></text:span></text:span>, and <text:span text:style-name="CrossRef"><text:span text:style-name="T75"><text:reference-ref text:reference-format="text" text:ref-name="enablepincaching">enablePinCaching</text:reference-ref></text:span></text:span>.</text:p>
      <text:p text:style-name="Text_20_body">During provisioning of <text:span text:style-name="T2">user-defined PINs</text:span>, the provisioning middleware <text:span text:style-name="T35">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5">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6">may</text:span> also be constrained with respect to algorithm usage. <text:s/>See <text:span text:style-name="CrossRef"><text:span text:style-name="T75"><text:reference-ref text:reference-format="text" text:ref-name="endorsedalg">endorsedAlgorithm</text:reference-ref></text:span></text:span><text:span text:style-name="CrossRef"><text:span text:style-name="T75">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84">The following table illustrates the use of the </text:span><text:span text:style-name="CrossRef"><text:reference-ref text:reference-format="text" text:ref-name="exportpolicy">exportProtection</text:reference-ref></text:span><text:span text:style-name="T84">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5">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5">must not</text:span> be deleted</text:p>
          </table:table-cell>
        </table:table-row>
      </table:table>
      <text:p text:style-name="P42"/>
      <text:p text:style-name="P50"><text:span text:style-name="T65">Also see </text:span><text:span text:style-name="CrossRef"><text:reference-ref text:reference-format="text" text:ref-name="deletekey">deleteKey</text:reference-ref></text:span><text:span text:style-name="T65">.</text:span></text:p>
      <text:p text:style-name="P94"/>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4"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46"><text:reference-ref text:reference-format="text" text:ref-name="user.api">User API</text:reference-ref></text:span></text:span><text:span text:style-name="T5"> methods like </text:span><text:span text:style-name="CrossRef"><text:span text:style-name="T146"><text:reference-ref text:reference-format="text" text:ref-name="signdata">signHashedData</text:reference-ref></text:span></text:span><text:span text:style-name="T5">.</text:span></text:p>
      <text:p text:style-name="P50"/>
      <text:h text:style-name="P186"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5">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5">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5">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5">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76">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76">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39">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0">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5">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76">must</text:span> always be handled as <text:span text:style-name="T2">decoded</text:span> strings of bytes. <text:s/>A conforming SKS <text:span text:style-name="T35">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75"> <text:s/></text:span><text:span text:style-name="T65">Length of the clear-text binary value </text:span><text:span text:style-name="T68">must not</text:span><text:span text:style-name="T65">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6"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6">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29">signature</text:span> <text:span text:style-name="T36">must</text:span> share a common PIN while all other keys <text:span text:style-name="T36">must</text:span> share<text:span text:style-name="T75">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6">must</text:span> have <text:span text:style-name="T2">different</text:span> PINs while keys with the same <text:span text:style-name="CrossRef"><text:reference-ref text:reference-format="text" text:ref-name="keyusage.attr">appUsage</text:reference-ref></text:span> <text:span text:style-name="T36">must</text:span> share a common PIN</text:p>
          </table:table-cell>
        </table:table-row>
      </table:table>
      <text:p text:style-name="P42"/>
      <text:p text:style-name="P39">Note that keys having a <text:span text:style-name="T22">shared</text:span> PIN groping attribute <text:span text:style-name="T35">must</text:span> be treated as having a single “virtual” PIN object (holding PIN value and error counter), while <text:span text:style-name="T22">signature+standard</text:span> and <text:span text:style-name="T22">unique</text:span> imply two respectively four independent PIN objects.</text:p>
      <text:p text:style-name="P39">Shared PINs require that a PIN <text:span text:style-name="T2">value</text:span> or <text:span text:style-name="T2">status</text:span> change <text:span text:style-name="T35">must</text:span> propagate to all keys sharing the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75">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76">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76">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0">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77">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text:p>
      <text:p text:style-name="Text_20_body"><text:span text:style-name="T84">However, an equally important target for </text:span><text:span text:style-name="CrossRef"><text:reference-ref text:reference-format="text" text:ref-name="keyusage.attr">appUsage</text:reference-ref></text:span><text:span text:style-name="T84"> is that in conjunction with </text:span><text:span text:style-name="CrossRef"><text:span text:style-name="T86"><text:reference-ref text:reference-format="text" text:ref-name="pingrouping">PIN Grouping</text:reference-ref></text:span></text:span><text:span text:style-name="T84"> provide the means for aiding users in PIN input GUIs in the case an issuer requires separate PINs for different keys and applications.</text:span></text:p>
      <text:p text:style-name="Standard"><text:span text:style-name="T84">The following matrix shows the </text:span><text:span text:style-name="T36">recommended</text:span><text:span text:style-name="T84"> interpretation of PIN GUI “hints”:</text:span></text:p>
      <text:p text:style-name="P10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90"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text:span text:style-name="T2">default</text:span> security mechanisms used during a provisioning session (defined by the SKS properties<text:span text:style-name="T56"> </text:span><text:span text:style-name="CrossRef"><text:span text:style-name="T75"><text:reference-ref text:reference-format="text" text:ref-name="sess.key.alg">sessionKeyAlgorithm</text:reference-ref></text:span></text:span><text:span text:style-name="T56"> and </text:span><text:span text:style-name="CrossRef"><text:span text:style-name="T75"><text:reference-ref text:reference-format="text" text:ref-name="key.entry.alg">keyEntryAlgorithm</text:reference-ref></text:span></text:span><text:span text:style-name="T56">). </text:span><text:s/>Also s<text:span text:style-name="T56">ee </text:span><text:span text:style-name="CrossRef"><text:span text:style-name="T75"><text:reference-ref text:reference-format="text" text:ref-name="sess.key.op">sessionKeyLimit</text:reference-ref></text:span></text:span><text:span text:style-name="T56"> and </text:span><text:span text:style-name="CrossRef"><text:span text:style-name="T75"><text:reference-ref text:reference-format="text" text:ref-name="sign.prov.sess.data">signProvisioningSessionData</text:reference-ref></text:span></text:span><text:span text:style-name="T56">.</text:span></text:p>
      <text:p text:style-name="Text_20_body"><text:span text:style-name="T56">Note that all elements featured in the following definitions </text:span><text:span text:style-name="T59">must</text:span><text:span text:style-name="T56"> be supplied “as is” </text:span><text:span text:style-name="T61">without</text:span><text:span text:style-name="T56">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87"><text:tab/></text:span><text:span text:style-name="T63">EncryptionKey</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text:span text:style-name="T87">"EncryptionKey"</text:span>)</text:p>
      <text:p text:style-name="Text_20_body"><text:span text:style-name="T63">EncryptionKey </text:span><text:span text:style-name="T35">must</text:span> only be used with the <text:span text:style-name="CrossRef"><text:reference-ref text:reference-format="text" text:ref-name="AES256-CBC">AES256-CBC</text:reference-ref></text:span> algorithm. <text:s/>Note that the IV (Initialization Vector) <text:span text:style-name="T35">must</text:span> be <text:span text:style-name="T2">prepended</text:span> to the encrypted data as in <text:span text:style-name="CrossRef"><text:span text:style-name="T75"><text:reference-ref text:reference-format="text" text:ref-name="xml.encrypt">XML Encryption</text:reference-ref></text:span></text:span><text:span text:style-name="T56"> as well as </text:span><text:span text:style-name="T61">freshly generated for each encryption</text:span><text:span text:style-name="T5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87"><text:tab/>mac</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text:span text:style-name="T39"> || </text:span><text:span text:style-name="T61">MethodName</text:span><text:span text:style-name="T39"> || </text:span><text:span text:style-name="CrossRef"><text:reference-ref text:reference-format="text" text:ref-name="mac.seq.cnt">macSequenceCounter</text:reference-ref></text:span><text:span text:style-name="T39">, </text:span><text:span text:style-name="T61">Data</text:span><text:span text:style-name="T39">)</text:span></text:p>
      <text:p text:style-name="Text_20_body"><text:span text:style-name="T61">MethodName</text:span><text:span text:style-name="T39"> is the string literal of the target method like </text:span><text:span text:style-name="T87">"closeProvisioningSession"</text:span><text:span text:style-name="T39">, while </text:span><text:span text:style-name="T61">Data</text:span><text:span text:style-name="T56"> represents the arguments as specified for the actual method. <text:s/>Note that </text:span><text:span text:style-name="T61">individual elements</text:span><text:span text:style-name="T56"> featured in </text:span><text:span text:style-name="T61">Data</text:span><text:span text:style-name="T56"> </text:span><text:span text:style-name="T59">must</text:span><text:span text:style-name="T56"> use the representation described in </text:span><text:span text:style-name="CrossRef"><text:span text:style-name="T75"><text:reference-ref text:reference-format="text" text:ref-name="datatypes">Data Types</text:reference-ref></text:span></text:span><text:span text:style-name="T56">, that is, </text:span><text:span text:style-name="T61">include</text:span><text:span text:style-name="T56"> applicable length-indicators.</text:span></text:p>
      <text:p text:style-name="Text_20_body"><text:span text:style-name="T56">After each MAC operation, </text:span><text:span text:style-name="CrossRef"><text:span text:style-name="T75"><text:reference-ref text:reference-format="text" text:ref-name="mac.seq.cnt">macSequenceCounter</text:reference-ref></text:span></text:span><text:span text:style-name="T56"> </text:span><text:span text:style-name="T59">must</text:span><text:span text:style-name="T56"> be incremented by one. <text:s/>Due the use of a sequence counter, the provisioning system </text:span><text:span text:style-name="T59">must</text:span><text:span text:style-name="T56">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87">"DeviceAttestation"</text:span>.</text:p>
      <text:p text:style-name="Text_20_body"/>
      <text:h text:style-name="P185"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3">the </text:span><text:span text:style-name="CrossRef"><text:span text:style-name="T75"><text:reference-ref text:reference-format="text" text:ref-name="key.mgr.key">keyManagementKey</text:reference-ref></text:span></text:span><text:span text:style-name="T43"> associated with the “owning” provisioning object of the target key (see </text:span><text:span text:style-name="CrossRef"><text:span text:style-name="T75"><text:reference-ref text:reference-format="text" text:ref-name="provisioning.objects">Provisioning Objects</text:reference-ref></text:span></text:span><text:span text:style-name="T43">) according to the following:</text:span></text:p>
      <text:p text:style-name="P79"><text:span text:style-name="T92"><text:tab/>authorization</text:span><text:span text:style-name="T65"> = </text:span><text:span text:style-name="T2">Sign</text:span> (<text:span text:style-name="CrossRef"><text:span text:style-name="T75"><text:reference-ref text:reference-format="text" text:ref-name="key.mgr.key">keyManagementKey</text:reference-ref></text:span></text:span><text:span text:style-name="CrossRef"><text:span text:style-name="T33"> </text:span></text:span><text:span text:style-name="CrossRef"><text:span text:style-name="T31">target</text:span></text:span><text:span text:style-name="CrossRef"><text:span text:style-name="T33"> </text:span></text:span>,<text:line-break/><text:tab/><text:tab/><text:tab/><text:span text:style-name="T87">"</text:span><text:span text:style-name="T92">TargetKeyReference"</text:span><text:span text:style-name="T42"> || </text:span><text:span text:style-name="CrossRef"><text:span text:style-name="T75"><text:reference-ref text:reference-format="text" text:ref-name="HMAC_SHA256">HMAC-SHA256</text:reference-ref></text:span></text:span> (<text:span text:style-name="CrossRef"><text:span text:style-name="T75"><text:reference-ref text:reference-format="text" text:ref-name="sess.key">sessionKey</text:reference-ref></text:span></text:span><text:span text:style-name="CrossRef"><text:span text:style-name="T154"> </text:span></text:span><text:span text:style-name="CrossRef"><text:span text:style-name="T31">current</text:span></text:span><text:span text:style-name="T61"> || </text:span><text:span text:style-name="CrossRef"><text:span text:style-name="T75"><text:reference-ref text:reference-format="text" text:ref-name="device.id">Device ID</text:reference-ref></text:span></text:span>, </text:p>
      <text:p text:style-name="P80"><text:span text:style-name="CrossRef"><text:span text:style-name="T75"><text:tab/><text:tab/><text:tab/><text:tab/></text:span></text:span><text:span text:style-name="CrossRef"><text:span text:style-name="T75"><text:reference-ref text:reference-format="text" text:ref-name="eecert">End-Entity Certificate</text:reference-ref></text:span></text:span><text:span text:style-name="CrossRef"><text:span text:style-name="T32"> </text:span></text:span><text:span text:style-name="CrossRef"><text:span text:style-name="T31">target</text:span></text:span><text:span text:style-name="CrossRef"><text:span text:style-name="T33"> </text:span></text:span>))</text:p>
      <text:p text:style-name="Text_20_body">Notes:</text:p>
      <text:list xml:id="list34536200" text:style-name="L1">
        <text:list-item>
          <text:p text:style-name="P164"><text:span text:style-name="T42">Sign</text:span><text:span text:style-name="T43"> </text:span><text:span text:style-name="T45">must</text:span><text:span text:style-name="T43"> use an </text:span><text:span text:style-name="CrossRef"><text:span text:style-name="T75"><text:reference-ref text:reference-format="text" text:ref-name="pkcs1">PKCS #1</text:reference-ref></text:span></text:span><text:span text:style-name="T43"> RSASSA signature for RSA keys and </text:span><text:span text:style-name="CrossRef"><text:span text:style-name="T75"><text:reference-ref text:reference-format="text" text:ref-name="ECDSA">ECDSA</text:reference-ref></text:span></text:span><text:span text:style-name="T43"> for EC keys with the </text:span><text:span text:style-name="T42">private key</text:span><text:span text:style-name="T43"> associated with </text:span><text:span text:style-name="T92">keyManagementKey</text:span><text:span text:style-name="T43">, and utilizing </text:span><text:span text:style-name="CrossRef"><text:span text:style-name="T75"><text:reference-ref text:reference-format="text" text:ref-name="SHA256">SHA256</text:reference-ref></text:span></text:span><text:span text:style-name="T43"> as hash function</text:span></text:p>
        </text:list-item>
        <text:list-item>
          <text:p text:style-name="P164">An SKS <text:span text:style-name="T45">must</text:span><text:span text:style-name="T43"> verify that the signature validates with respect to the </text:span><text:span text:style-name="T42">public key</text:span><text:span text:style-name="T43"> (</text:span><text:span text:style-name="T92">keyManagementKey</text:span><text:span text:style-name="T43">) as well as checking that </text:span><text:span text:style-name="CrossRef"><text:span text:style-name="T75"><text:reference-ref text:reference-format="text" text:ref-name="eecert">End-Entity Certificate</text:reference-ref></text:span></text:span><text:span text:style-name="T43"> matches </text:span><text:span text:style-name="T92">targetKeyHandle</text:span></text:p>
        </text:list-item>
        <text:list-item>
          <text:p text:style-name="P164"><text:span text:style-name="T43">If a </text:span><text:span text:style-name="CrossRef"><text:span text:style-name="T75"><text:reference-ref text:reference-format="text" text:ref-name="key.mgr.key">keyManagementKey</text:reference-ref></text:span></text:span><text:span text:style-name="T43"> is not present in the target key's provisioning object, the key is considered “not updatable” and the provisioning session </text:span><text:span text:style-name="T45">must</text:span><text:span text:style-name="T43"> be aborted</text:span></text:p>
        </text:list-item>
        <text:list-item>
          <text:p text:style-name="P164"><text:span text:style-name="T43">The provisioning session </text:span><text:span text:style-name="T45">must</text:span><text:span text:style-name="T43"> be aborted if the </text:span><text:span text:style-name="CrossRef"><text:span text:style-name="T75"><text:reference-ref text:reference-format="text" text:ref-name="privacy.enabled">privacyEnabled</text:reference-ref></text:span></text:span><text:span text:style-name="T43"> flag differs between the original and the updating session.</text:span></text:p>
        </text:list-item>
      </text:list>
      <text:h text:style-name="P190"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6">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84">ee </text:span><text:span text:style-name="CrossRef"><text:reference-ref text:reference-format="text" text:ref-name="method.list">Method List</text:reference-ref></text:span><text:span text:style-name="T84">.</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u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u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2"> </text:span>]</text:p>
          </table:table-cell>
          <table:table-cell table:style-name="Table8.A2" office:value-type="string">
            <text:p text:style-name="P3">2 + length </text:p>
          </table:table-cell>
          <table:table-cell table:style-name="Table8.C2" office:value-type="string">
            <text:p text:style-name="P2">Array of bytes with a leading “u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u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1">Special form of byte[<text:span text:style-name="T72"> </text:span>] which <text:span text:style-name="T76">must</text:span> contain an 1-32 byte string with a character set<text:span text:style-name="T75">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6">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5">must</text:span> be exactly of that length.</text:p>
      <text:p text:style-name="Text_20_body">Variables and literals that represent textual data <text:span text:style-name="T35">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0">byte[</text:span><text:span text:style-name="T67"> </text:span><text:span text:style-name="T40">].</text:span></text:p>
      <text:p text:style-name="Text_20_body"><text:span text:style-name="T40">Note that length indicators are only applicable to </text:span><text:span text:style-name="T41">array objects</text:span><text:span text:style-name="T40"> when included in </text:span><text:span text:style-name="CrossRef"><text:reference-ref text:reference-format="text" text:ref-name="MACOperations">MAC Operations</text:reference-ref></text:span><text:span text:style-name="T40">, and when they are </text:span><text:span text:style-name="T41">serialized</text:span><text:span text:style-name="T40">.</text:span></text:p>
      <text:h text:style-name="P186"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5">must not</text:span> be read as they are not supposed to be available. <text:s/>Instead there <text:span text:style-name="T36">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text:reference-mark-start text:name="error_option"/>ERROR_OPTION<text:reference-mark-end text:name="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8"><text:span text:style-name="T84">This section provides a list of the SKS methods. <text:s/>The number in square brackets denotes the </text:span><text:span text:style-name="T3">decimal value</text:span><text:span text:style-name="T84"> used to identify the method in a call. <text:s/>Method calls are formatted as strings of bytes where the first byte holds the method ID and the succeeding bytes the applicable argument data. <text:s/></text:span><text:span text:style-name="CrossRef"><text:span text:style-name="T86"><text:reference-ref text:reference-format="text" text:ref-name="user.api">User API</text:reference-ref></text:span></text:span><text:span text:style-name="T84"> methods have method IDs <text:s/></text:span>≥ 100.<text:line-break/></text:p>
      <table:table table:name="Table120" table:style-name="Table120">
        <table:table-column table:style-name="Table120.A"/>
        <table:table-row>
          <table:table-cell table:style-name="Table120.A1" office:value-type="string">
            <text:p text:style-name="P126"><text:span text:style-name="T151">Note: The described API is adapted for an SKS using low-level byte-streams for communication. <text:s/>However, the SKS design is equally applicable to API schemes using high-level objects and exceptions. <text:s/>The only thing that </text:span><text:span text:style-name="T35">must</text:span><text:span text:style-name="T151"> remain intact are the cryptographic operations including how objects are represented in MACs.</text:span></text:p>
          </table:table-cell>
        </table:table-row>
      </table:table>
      <text:p text:style-name="Text_20_body"/>
      <text:p text:style-name="P137"/>
      <text:p text:style-name="P139">Note that a <text:span text:style-name="T95">keyHandle</text:span> in this specification always refers to a <text:span text:style-name="T2">key entry</text:span>. <text:s/>See <text:span text:style-name="CrossRef"><text:span text:style-name="T146"><text:reference-ref text:reference-format="text" text:ref-name="key.entries">Key Entries</text:reference-ref></text:span></text:span>.</text:p>
      <text:h text:style-name="P187"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9">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u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ushort</text:p>
          </table:table-cell>
          <table:table-cell table:style-name="Table49.C2" office:value-type="string">
            <text:p text:style-name="P2">Non-zero value holding the number of certificate objects</text:p>
          </table:table-cell>
        </table:table-row>
        <table:table-row table:style-name="Table49.2">
          <table:table-cell table:style-name="Table49.A2" office:value-type="string">
            <text:p text:style-name="P16">certificate...</text:p>
          </table:table-cell>
          <table:table-cell table:style-name="Table49.A2" office:value-type="string">
            <text:p text:style-name="P3">byte<text:span text:style-name="T71">⁮[</text:span><text:span text:style-name="T73"> </text:span><text:span text:style-name="T71">]</text:span></text:p>
          </table:table-cell>
          <table:table-cell table:style-name="Table49.C2" office:value-type="string">
            <text:p text:style-name="P84"><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ushort</text:p>
          </table:table-cell>
          <table:table-cell table:style-name="Table49.C2" office:value-type="string">
            <text:p text:style-name="Standard">Non-zero value holding the number of <text:span text:style-name="T95">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3"> </text:span><text:span text:style-name="T41">repeated </text:span><text:span text:style-name="T44">as defined by</text:span><text:span text:style-name="T75"> </text:span><text:span text:style-name="T92">supported</text:span><text:span text:style-name="T95">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uint</text:p>
          </table:table-cell>
          <table:table-cell table:style-name="Table49.C2" office:value-type="string">
            <text:p text:style-name="P27">Maximum number of bytes in the <text:span text:style-name="T95">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uint</text:p>
          </table:table-cell>
          <table:table-cell table:style-name="Table49.C2" office:value-type="string">
            <text:p text:style-name="Standard"><text:span text:style-name="T40">Maximum size of </text:span><text:span text:style-name="CrossRef"><text:span text:style-name="T40"><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96">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 actual SKS </text:span><text:span text:style-name="CrossRef"><text:reference-ref text:reference-format="text" text:ref-name="devcert">Device Certificate</text:reference-ref></text:span><text:span text:style-name="T49">. <text:s/>The</text:span><text:span text:style-name="T104"> path </text:span><text:span text:style-name="T49">does though not have to be complete (include all upper-level CAs).</text:span></text:p>
      <text:p text:style-name="Text_20_body">A compliant SKS <text:span text:style-name="T35">must</text:span> support <text:span text:style-name="CrossRef"><text:span text:style-name="T40"><text:reference-ref text:reference-format="text" text:ref-name="extensiondata">extensionData</text:reference-ref></text:span></text:span> objects with a size of at least 65536 bytes.</text:p>
      <text:p text:style-name="Text_20_body">A compliant SKS <text:span text:style-name="T35">must</text:span> support a <text:reference-mark-start text:name="cryptodatasize"/><text:span text:style-name="T95">cryptoDataSize</text:span><text:reference-mark-end text:name="cryptodatasize"/> of at least 16384 bytes.</text:p>
      <text:p text:style-name="P42"/>
      <text:p text:style-name="P107"/>
      <text:p text:style-name="P42"/>
      <text:p text:style-name="P42"/>
      <text:p text:style-name="P109">Continued on the next page...</text:p>
      <text:p text:style-name="P114">The <text:reference-mark-start text:name="dev.type"/><text:span text:style-name="T97">deviceType</text:span><text:reference-mark-end text:name="dev.type"/> property hold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1"/>
      <text:h text:style-name="P187"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75"><text:reference-ref text:reference-format="text" text:ref-name="pep">Privacy Enabled Provisioning</text:reference-ref></text:span></text:span>) mode <text:span text:style-name="T36">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5">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2"> </text:span>]</text:p>
          </table:table-cell>
          <table:table-cell table:style-name="Table1.C2" office:value-type="string">
            <text:p text:style-name="P27"><text:span text:style-name="T40">Server-created ephemeral ECDH key</text:span>. <text:s/>See <text:span text:style-name="CrossRef"><text:span text:style-name="T75"><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75"><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2"> </text:span>]</text:p>
          </table:table-cell>
          <table:table-cell table:style-name="Table1.C2" office:value-type="string">
            <text:p text:style-name="P2">Key management key or zero length array. <text:s/>See <text:span text:style-name="CrossRef"><text:span text:style-name="T75"><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uint</text:p>
          </table:table-cell>
          <table:table-cell table:style-name="Table1.C2" office:value-type="string">
            <text:p text:style-name="P2">Locally acquired time in UNIX “epoch” format in <text:span text:style-name="T2">seconds. <text:s/>See </text:span><text:span text:style-name="CrossRef"><text:span text:style-name="T75"><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uint</text:p>
          </table:table-cell>
          <table:table-cell table:style-name="Table1.C2" office:value-type="string">
            <text:p text:style-name="P2">Validity of the provisioning session in seconds. <text:s/>See <text:span text:style-name="CrossRef"><text:span text:style-name="T75"><text:reference-ref text:reference-format="text" text:ref-name="sess.life.time">sessionLifeTime</text:reference-ref></text:span></text:span></text:p>
          </table:table-cell>
        </table:table-row>
        <table:table-row table:style-name="Table1.2">
          <table:table-cell table:style-name="Table1.A2" office:value-type="string">
            <text:p text:style-name="P102">sessionKeyLimit</text:p>
          </table:table-cell>
          <table:table-cell table:style-name="Table1.A2" office:value-type="string">
            <text:p text:style-name="P3">ushort</text:p>
          </table:table-cell>
          <table:table-cell table:style-name="Table1.C2" office:value-type="string">
            <text:p text:style-name="P2">Upper limit of<text:span text:style-name="T39"> </text:span><text:span text:style-name="CrossRef"><text:reference-ref text:reference-format="text" text:ref-name="sess.key">sessionKey</text:reference-ref></text:span><text:span text:style-name="T39">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76">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2"> </text:span>]</text:p>
          </table:table-cell>
          <table:table-cell table:style-name="Table3.C2" office:value-type="string">
            <text:p text:style-name="P9">SKS-created ephemeral ECDH key. <text:s/>See<text:span text:style-name="T75"> </text:span><text:span text:style-name="CrossRef"><text:span text:style-name="T75"><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attestation<text:reference-mark-end text:name="sess.att"/></text:p>
          </table:table-cell>
          <table:table-cell table:style-name="Table3.A2" office:value-type="string">
            <text:p text:style-name="P3">byte[<text:span text:style-name="T72">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uint</text:p>
          </table:table-cell>
          <table:table-cell table:style-name="Table3.C2" office:value-type="string">
            <text:p text:style-name="P2">Non-zero local handle to created provisioning session</text:p>
          </table:table-cell>
        </table:table-row>
      </table:table>
      <text:p text:style-name="P50"/>
      <text:p text:style-name="P50"><text:span text:style-name="T96">createProvisioningSession</text:span><text:span text:style-name="T75"> establishes a </text:span><text:span text:style-name="T2">persistent session key</text:span><text:span text:style-name="T75"> that is only known by the issuer and the SKS for usage in subsequent provisioning steps. <text:s/>In addition, the SKS is </text:span><text:span text:style-name="T2">optionally</text:span><text:span text:style-name="T75"> authenticated by the issuer.</text:span></text:p>
      <text:p text:style-name="P42"/>
      <text:p text:style-name="P107"/>
      <text:p text:style-name="P42"/>
      <text:p text:style-name="P42"/>
      <text:p text:style-name="P97">Continued on the next page...</text:p>
      <text:p text:style-name="P97"/>
      <text:p text:style-name="P114">Shown below is the mandatory to support<text:span text:style-name="T140">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4549291" text:style-name="L2">
              <text:list-item>
                <text:p text:style-name="P173">Generate a for this SKS <text:span text:style-name="T2">unique</text:span> <text:span text:style-name="T87">clientSessionId</text:span></text:p>
              </text:list-item>
              <text:list-item>
                <text:p text:style-name="P166">Output <text:span text:style-name="T87">clientSessionId</text:span></text:p>
              </text:list-item>
              <text:list-item>
                <text:p text:style-name="P166">Generate an <text:span text:style-name="T2">ephemeral</text:span> ECDH key-pair <text:span text:style-name="T87">EKP</text:span> using <text:span text:style-name="T2">the same named curve</text:span> as <text:span text:style-name="T87">serverEphemeralKey</text:span></text:p>
              </text:list-item>
              <text:list-item>
                <text:p text:style-name="P165">Output <text:span text:style-name="T95">clientEphemeralKey</text:span> = <text:span text:style-name="T97">EKP.publicKey</text:span></text:p>
              </text:list-item>
              <text:list-item>
                <text:p text:style-name="P166">Apply the <text:span text:style-name="CrossRef"><text:reference-ref text:reference-format="text" text:ref-name="sp800-56a">SP800-56A</text:reference-ref></text:span> ECC CDH primitive on <text:span text:style-name="T87">EKP.privateKey</text:span> and <text:span text:style-name="T87">serverEphemeralKey</text:span> creating a shared secret <text:span text:style-name="T87">Z</text:span></text:p>
              </text:list-item>
              <text:list-item>
                <text:p text:style-name="P167">Define <text:span text:style-name="T2">internal</text:span> variable: byte[32] <text:reference-mark-start text:name="sess.key"/><text:span text:style-name="T87">sessionKey</text:span><text:reference-mark-end text:name="sess.key"/></text:p>
              </text:list-item>
              <text:list-item>
                <text:p text:style-name="P168">Set <text:span text:style-name="T87">sessionKey</text:span> = <text:span text:style-name="CrossRef"><text:span text:style-name="T75"><text:reference-ref text:reference-format="text" text:ref-name="HMAC_SHA256">HMAC-SHA256</text:reference-ref></text:span></text:span> (<text:span text:style-name="T87">Z</text:span>, <text:span text:style-name="T87">clientSessionId</text:span> || <text:tab/> <text:span text:style-name="T99">// KDF (Key Derivation Function)</text:span><text:line-break/><text:tab/><text:span text:style-name="T87">serverSessionId</text:span> ||<text:line-break/> <text:tab/><text:span text:style-name="T87">issuerUri</text:span> ||<text:line-break/><text:tab/><text:span text:style-name="CrossRef"><text:span text:style-name="T75"><text:reference-ref text:reference-format="text" text:ref-name="device.id">Device ID</text:reference-ref></text:span></text:span><text:span text:style-name="T65">)</text:span><text:tab/></text:p>
              </text:list-item>
              <text:list-item>
                <text:p text:style-name="P169"><text:span text:style-name="T65">Output</text:span><text:span text:style-name="T69"> </text:span><text:span text:style-name="T95">attestation</text:span><text:span text:style-name="T69"> </text:span><text:s/>= <text:span text:style-name="CrossRef"><text:span text:style-name="T75"><text:reference-ref text:reference-format="text" text:ref-name="sign">Sign</text:reference-ref></text:span></text:span><text:span text:style-name="T77"> </text:span><text:span text:style-name="T65">(</text:span><text:span text:style-name="CrossRef"><text:span text:style-name="T75"><text:reference-ref text:reference-format="text" text:ref-name="prov.sess.attest.key">attestationKey</text:reference-ref></text:span></text:span><text:span text:style-name="T65">,</text:span> <text:s text:c="4"/><text:tab/><text:span text:style-name="T99">// See remarks</text:span><text:line-break/><text:tab/><text:span text:style-name="T87">clientSessionId</text:span> ||<text:line-break/><text:tab/><text:span text:style-name="T87">serverSessionId</text:span> ||<text:line-break/><text:tab/><text:span text:style-name="T87">issuerUri</text:span> ||<text:line-break/><text:tab/><text:span text:style-name="CrossRef"><text:span text:style-name="T75"><text:reference-ref text:reference-format="text" text:ref-name="device.id">Device ID</text:reference-ref></text:span></text:span><text:span text:style-name="CrossRef"><text:span text:style-name="T17"> ||</text:span></text:span><text:span text:style-name="CrossRef"><text:span text:style-name="T75"><text:line-break/><text:tab/></text:span></text:span><text:span text:style-name="T92">sessionKeyAlgorithm</text:span> ||<text:line-break/><text:tab/><text:span text:style-name="T87">PrivacyEnabled</text:span> ||<text:span text:style-name="T92"><text:line-break/><text:tab/></text:span><text:span text:style-name="T87">serverEphemeralKey</text:span> ||<text:line-break/><text:tab/><text:span text:style-name="T87">EKP.publicKey</text:span> ||<text:line-break/><text:tab/><text:span text:style-name="T87">keyManagementKey</text:span> ||<text:line-break/><text:tab/><text:span text:style-name="T87">clientTime</text:span> ||<text:line-break/><text:tab/><text:span text:style-name="T87">sessionLifeTime</text:span> ||<text:line-break/><text:tab/><text:span text:style-name="T87">sessionKeyLimit</text:span>)</text:p>
              </text:list-item>
              <text:list-item>
                <text:p text:style-name="P176">Define internal variable: ushort <text:reference-mark-start text:name="mac.seq.cnt"/><text:span text:style-name="T87">macSequenceCounter</text:span><text:reference-mark-end text:name="mac.seq.cnt"/> and set it to <text:span text:style-name="T2">zero</text:span></text:p>
              </text:list-item>
              <text:list-item>
                <text:p text:style-name="P176"><text:span text:style-name="T39">Store </text:span><text:span text:style-name="T87">sessionKey</text:span><text:span text:style-name="T39">, </text:span><text:span text:style-name="T92">sessionKeyAlgorithm</text:span><text:span text:style-name="T39">, </text:span><text:span text:style-name="T87">privacyEnabled</text:span><text:span text:style-name="T39">, </text:span><text:span text:style-name="T87">macSequenceCounter</text:span><text:span text:style-name="T39">, </text:span><text:span text:style-name="T87">clientSessionId</text:span><text:span text:style-name="T39">, </text:span><text:span text:style-name="T87">serverSessionId</text:span><text:span text:style-name="T39">, </text:span><text:span text:style-name="T87">issuerUri</text:span><text:span text:style-name="T39">, </text:span><text:span text:style-name="T87">keyManagementKey</text:span><text:span text:style-name="T39">, </text:span><text:span text:style-name="T95">clientTime</text:span><text:span text:style-name="T39">, </text:span><text:span text:style-name="T87">sessionLifeTime</text:span><text:span text:style-name="T39"> and </text:span><text:span text:style-name="T87">sessionKeyLimit</text:span><text:span text:style-name="T39"> in the </text:span><text:span text:style-name="CrossRef"><text:reference-ref text:reference-format="text" text:ref-name="cred.db">Credential Database</text:reference-ref></text:span><text:span text:style-name="CrossRef"> </text:span><text:span text:style-name="T39">and return a handle to the database entry in </text:span><text:span text:style-name="T87">provisioningHandle</text:span></text:p>
              </text:list-item>
              <text:list-item>
                <text:p text:style-name="P177">Output <text:span text:style-name="T87">provisioningHandle</text:span></text:p>
              </text:list-item>
            </text:list>
            <text:p text:style-name="P148"><text:span text:style-name="T57">Note that individual elements featured in the </text:span><text:span text:style-name="T63">arguments</text:span><text:span text:style-name="T57"> (e.g. </text:span><text:span text:style-name="T96">clientSessionId</text:span><text:span text:style-name="T57">) of the </text:span><text:span text:style-name="CrossRef"><text:span text:style-name="T75"><text:reference-ref text:reference-format="text" text:ref-name="sign">Sign</text:reference-ref></text:span></text:span><text:span text:style-name="T57"> and HMAC operations </text:span><text:span text:style-name="T60">must</text:span><text:span text:style-name="T57"> be represented as described in </text:span><text:span text:style-name="CrossRef"><text:span text:style-name="T75"><text:reference-ref text:reference-format="text" text:ref-name="datatypes">Data Types</text:reference-ref></text:span></text:span><text:span text:style-name="T60">.</text:span></text:p>
          </table:table-cell>
        </table:table-row>
      </table:table>
      <text:p text:style-name="P44"/>
      <text:p text:style-name="Text_20_body"><text:span text:style-name="T75">Creation of a session key is an </text:span><text:span text:style-name="T2">atomic</text:span><text:span text:style-name="T75"> operation.</text:span></text:p>
      <text:p text:style-name="P105"/>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5">should</text:span> only constrain the number of simultaneous sessions due to lack of storage.</text:p>
      <text:p text:style-name="P44">A provisioning session <text:span text:style-name="T35">should not</text:span> be terminated due to power down of an SKS.</text:p>
      <text:p text:style-name="Text_20_body"><text:span text:style-name="CrossRef"><text:span text:style-name="T75"><text:reference-ref text:reference-format="text" text:ref-name="sess.key.alg">sessionKeyAlgorithm</text:reference-ref></text:span></text:span><text:span text:style-name="T75"> defines the creation of </text:span><text:span text:style-name="CrossRef"><text:span text:style-name="T75"><text:reference-ref text:reference-format="text" text:ref-name="sess.key">sessionKey</text:reference-ref></text:span></text:span><text:span text:style-name="T75"> but also the integrity, confidentiality, and attestation mechanisms used during the provisioning session. <text:s/>See </text:span><text:span text:style-name="CrossRef"><text:span text:style-name="T75"><text:reference-ref text:reference-format="text" text:ref-name="sess.security.mech">Session Security Mechanisms</text:reference-ref></text:span></text:span><text:span text:style-name="T75">.</text:span></text:p>
      <text:p text:style-name="Text_20_body"><text:span text:style-name="T44">Using </text:span><text:span text:style-name="CrossRef"><text:span text:style-name="T75"><text:reference-ref text:reference-format="text" text:ref-name="keygen2">KeyGen2</text:reference-ref></text:span></text:span><text:span text:style-name="T44"> </text:span><text:reference-mark-start text:name="issueruri"/><text:span text:style-name="T92">issuerUri</text:span><text:reference-mark-end text:name="issueruri"/><text:span text:style-name="T44"> is the URL which </text:span><text:span text:style-name="T41">invoked</text:span><text:span text:style-name="T44"> </text:span><text:span text:style-name="CrossRef"><text:span text:style-name="T75"><text:reference-ref text:reference-format="text" text:ref-name="prov.sess.req">ProvisioningInitializationRequest</text:reference-ref></text:span></text:span><text:span text:style-name="T44">.</text:span></text:p>
      <text:p text:style-name="Text_20_body"><text:reference-mark-start text:name="iisuer.puk.key"/><text:span text:style-name="T97">serverEphemeralKey</text:span><text:reference-mark-end text:name="iisuer.puk.key"/><text:span text:style-name="T75"> and </text:span><text:reference-mark-start text:name="client.pub.key"/><text:span text:style-name="T96">clientEphemeralKey</text:span><text:reference-mark-end text:name="client.pub.key"/><text:span text:style-name="T75"> </text:span><text:span text:style-name="T47">must</text:span><text:span text:style-name="T44"> be in </text:span><text:span text:style-name="CrossRef"><text:span text:style-name="T75"><text:reference-ref text:reference-format="text" text:ref-name="X.509">X.509</text:reference-ref></text:span></text:span><text:span text:style-name="T44"> DER format and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p>
      <text:p text:style-name="Text_20_body"><text:span text:style-name="T81">In the </text:span><text:span text:style-name="CrossRef"><text:span text:style-name="T75"><text:reference-ref text:reference-format="text" text:ref-name="e2es">E2ES</text:reference-ref></text:span></text:span><text:span text:style-name="T81"> mode the </text:span><text:reference-mark-start text:name="sign"/><text:span text:style-name="T3">Sign</text:span><text:reference-mark-end text:name="sign"/><text:span text:style-name="T75"> function's </text:span><text:reference-mark-start text:name="prov.sess.attest.key"/><text:span text:style-name="T96">attestationKey</text:span><text:reference-mark-end text:name="prov.sess.attest.key"/><text:span text:style-name="T75"> is the </text:span><text:span text:style-name="CrossRef"><text:span text:style-name="T75"><text:reference-ref text:reference-format="text" text:ref-name="apk">Attestation Private Key</text:reference-ref></text:span></text:span><text:span text:style-name="T75"> (see </text:span><text:span text:style-name="CrossRef"><text:span text:style-name="T75"><text:reference-ref text:reference-format="text" text:ref-name="architecture">Architecture</text:reference-ref></text:span></text:span><text:span text:style-name="T75">) and </text:span><text:span text:style-name="T78">must</text:span><text:span text:style-name="T75"> use </text:span><text:span text:style-name="CrossRef"><text:span text:style-name="T75"><text:reference-ref text:reference-format="text" text:ref-name="pkcs1">PKCS #1</text:reference-ref></text:span></text:span><text:span text:style-name="T75"> RSASSA signatures for RSA keys and </text:span><text:span text:style-name="CrossRef"><text:span text:style-name="T75"><text:reference-ref text:reference-format="text" text:ref-name="ECDSA">ECDSA</text:reference-ref></text:span></text:span><text:span text:style-name="T75"> for EC keys with </text:span><text:span text:style-name="CrossRef"><text:span text:style-name="T75"><text:reference-ref text:reference-format="text" text:ref-name="SHA256">SHA256</text:reference-ref></text:span></text:span><text:span text:style-name="T75"> as the hash function. <text:s/>The distinction between RSA and ECDSA keys is performed through the </text:span><text:span text:style-name="CrossRef"><text:span text:style-name="T75"><text:reference-ref text:reference-format="text" text:ref-name="devcert">Device Certificate</text:reference-ref></text:span></text:span> (see <text:span text:style-name="CrossRef"><text:span text:style-name="T75"><text:reference-ref text:reference-format="text" text:ref-name="getDeviceData">getDeviceInfo</text:reference-ref></text:span></text:span>)<text:span text:style-name="CrossRef"><text:span text:style-name="T75"> </text:span></text:span><text:span text:style-name="T75">which in </text:span><text:span text:style-name="CrossRef"><text:span text:style-name="T75"><text:reference-ref text:reference-format="text" text:ref-name="keygen2">KeyGen2</text:reference-ref></text:span></text:span><text:span text:style-name="T75"> is supplied as well as a part of the response to the issuer.</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Sign</text:span><text:span text:style-name="T75"> function </text:span><text:span text:style-name="T77">must</text:span><text:span text:style-name="T75"> use </text:span><text:span text:style-name="CrossRef"><text:span text:style-name="T75"><text:reference-ref text:reference-format="text" text:ref-name="HMAC_SHA256">HMAC-SHA256</text:reference-ref></text:span></text:span><text:span text:style-name="T75"> with </text:span><text:span text:style-name="T96">sessionKey</text:span><text:span text:style-name="T75"> as the </text:span><text:span text:style-name="T96">attestationKey</text:span><text:span text:style-name="T75">.</text:span></text:p>
      <text:p text:style-name="Text_20_body"><text:span text:style-name="T96">provisioningHandle</text:span><text:span text:style-name="T75"> </text:span><text:span text:style-name="T78">must</text:span><text:span text:style-name="T75"> be </text:span><text:span text:style-name="T2">static</text:span><text:span text:style-name="T75">, </text:span><text:span text:style-name="T2">unique</text:span><text:span text:style-name="T75"> and never be reused.</text:span></text:p>
      <text:p text:style-name="Text_20_body"><text:span text:style-name="T75">The </text:span><text:span text:style-name="CrossRef"><text:span text:style-name="T30">clientTime</text:span></text:span><text:span text:style-name="T75"> attribute is g</text:span><text:span text:style-name="T43">athered by the local provisioning middleware and is typically derived from the operating system clock. <text:s/></text:span><text:span text:style-name="T75">When </text:span><text:reference-mark-start text:name="client.time"/><text:span text:style-name="T96">clientTime</text:span><text:reference-mark-end text:name="client.time"/><text:span text:style-name="T75"> is transferred through a protocol such as </text:span><text:span text:style-name="CrossRef"><text:span text:style-name="T75"><text:reference-ref text:reference-format="text" text:ref-name="keygen2">KeyGen2</text:reference-ref></text:span></text:span><text:span text:style-name="T75"> it </text:span><text:span text:style-name="T78">must</text:span><text:span text:style-name="T75"> always as a </text:span><text:span text:style-name="T2">minimum</text:span><text:span text:style-name="T75"> have seconds resolution otherwise serious interoperability issues will occur. <text:s/>Possible milliseconds </text:span><text:span text:style-name="T78">must</text:span><text:span text:style-name="T75"> though be </text:span><text:span text:style-name="T2">truncated</text:span><text:span text:style-name="T75"> during the HMAC calculation. <text:s/></text:span><text:span text:style-name="T96">clientTime</text:span><text:span text:style-name="T75"> </text:span><text:span text:style-name="T77">should</text:span><text:span text:style-name="T75"> be interpreted as a </text:span><text:span text:style-name="T2">32-bit unsigned integer</text:span><text:span text:style-name="T75"> to cope with the Y2038 problem.</text:span></text:p>
      <text:p text:style-name="Text_20_body"><text:span text:style-name="T75">It is </text:span><text:span text:style-name="T77">recommended</text:span><text:span text:style-name="T75"> setting </text:span><text:reference-mark-start text:name="sess.life.time"/><text:span text:style-name="T96">sessionLifeTime</text:span><text:reference-mark-end text:name="sess.life.time"/><text:span text:style-name="T75"> as low as possible to enable efficient automatic “cleanup” of possible aborted provisioning sessions.</text:span></text:p>
      <text:p text:style-name="Text_20_body"><text:span text:style-name="T75">The </text:span><text:reference-mark-start text:name="sess.key.op"/><text:span text:style-name="T92">sessionKeyLimit</text:span><text:reference-mark-end text:name="sess.key.op"/><text:span text:style-name="T75"> attribute </text:span><text:span text:style-name="T78">must</text:span><text:span text:style-name="T75"> be large enough to handle all </text:span><text:span text:style-name="CrossRef"><text:span text:style-name="T75"><text:reference-ref text:reference-format="text" text:ref-name="sess.key">sessionKey</text:reference-ref></text:span></text:span><text:span text:style-name="T75"> related operations required during the rest of the provisioning session, otherwise the session </text:span><text:span text:style-name="T78">must</text:span><text:span text:style-name="T75"> be terminated. <text:s/></text:span><text:span text:style-name="T44"><text:s/>See </text:span><text:span text:style-name="CrossRef"><text:span text:style-name="T75"><text:reference-ref text:reference-format="text" text:ref-name="sess.security.mech">Session Security Mechanisms</text:reference-ref></text:span></text:span><text:span text:style-name="T75">. <text:s/>Note that methods like </text:span><text:span text:style-name="CrossRef"><text:span text:style-name="T75"><text:reference-ref text:reference-format="text" text:ref-name="setpiggybacked">importSymmetricKey</text:reference-ref></text:span></text:span><text:span text:style-name="T75"> and </text:span><text:span text:style-name="CrossRef"><text:span text:style-name="T75"><text:reference-ref text:reference-format="text" text:ref-name="pp.delkey">postDeleteKey</text:reference-ref></text:span></text:span><text:span text:style-name="T75"> actually use </text:span><text:span text:style-name="T2">two</text:span><text:span text:style-name="T75"> </text:span><text:span text:style-name="CrossRef"><text:span text:style-name="T75"><text:reference-ref text:reference-format="text" text:ref-name="sess.key">sessionKey</text:reference-ref></text:span></text:span><text:span text:style-name="T75"> operations</text:span>.</text:p>
      <text:p text:style-name="Text_20_body"><text:span text:style-name="T75">A </text:span><text:reference-mark-start text:name="key.mgr.key"/><text:span text:style-name="T96">keyManagementKey</text:span><text:reference-mark-end text:name="key.mgr.key"/><text:span text:style-name="T75"> </text:span><text:span text:style-name="T77">must</text:span><text:span text:style-name="T75"> be supplied if provisioned objects should be </text:span><text:span text:style-name="T2">updatable in a future session</text:span><text:span text:style-name="T75"> (see </text:span><text:span text:style-name="CrossRef"><text:span text:style-name="T75"><text:reference-ref text:reference-format="text" text:ref-name="pp.delkey">postDeleteKey</text:reference-ref></text:span></text:span><text:span text:style-name="CrossRef"><text:span text:style-name="T16">, </text:span></text:span><text:span text:style-name="CrossRef"><text:span text:style-name="T75"><text:reference-ref text:reference-format="text" text:ref-name="pp.unlockkey">postUnlockKey</text:reference-ref></text:span></text:span><text:span text:style-name="CrossRef"><text:span text:style-name="T16">, </text:span></text:span><text:span text:style-name="CrossRef"><text:span text:style-name="T75"><text:reference-ref text:reference-format="text" text:ref-name="pp.uodate">postUpdateKey</text:reference-ref></text:span></text:span><text:span text:style-name="CrossRef"><text:span text:style-name="T16">, and </text:span></text:span><text:span text:style-name="CrossRef"><text:span text:style-name="T75"><text:reference-ref text:reference-format="text" text:ref-name="pp_clonekeyprot">postCloneKeyProtection</text:reference-ref></text:span></text:span><text:span text:style-name="T75">), else this item </text:span><text:span text:style-name="T77">must</text:span><text:span text:style-name="T75"> be a zero-length array.</text:span></text:p>
      <text:p text:style-name="Text_20_body"><text:span text:style-name="T75">A</text:span><text:span text:style-name="T81"> </text:span><text:span text:style-name="T96">keyManagementKey</text:span><text:span text:style-name="T75"> </text:span><text:span text:style-name="T78">must</text:span><text:span text:style-name="T75"> either be an RSA or an </text:span><text:span text:style-name="CrossRef"><text:span text:style-name="T75"><text:reference-ref text:reference-format="text" text:ref-name="ECDSA">ECDSA</text:reference-ref></text:span></text:span><text:span text:style-name="T75"> public key</text:span><text:span text:style-name="T44"> in </text:span><text:span text:style-name="CrossRef"><text:span text:style-name="T75"><text:reference-ref text:reference-format="text" text:ref-name="X.509">X.509</text:reference-ref></text:span></text:span><text:span text:style-name="T44"> DER format, </text:span><text:span text:style-name="T75">compatible with the SKS </text:span><text:span text:style-name="CrossRef"><text:span text:style-name="T75"><text:reference-ref text:reference-format="text" text:ref-name="algo.support">Algorithm Support</text:reference-ref></text:span></text:span><text:span text:style-name="T75">.</text:span></text:p>
      <text:p text:style-name="Standard"/>
      <text:p text:style-name="Standard"><text:line-break/></text:p>
      <text:p text:style-name="Standard"/>
      <text:p text:style-name="Standard"/>
      <text:p text:style-name="P97">Continued on the next page...</text:p>
      <text:p text:style-name="P98"/>
      <text:p text:style-name="P114"><text:span text:style-name="T84">When using </text:span><text:span text:style-name="CrossRef"><text:reference-ref text:reference-format="text" text:ref-name="keygen2">KeyGen2</text:reference-ref></text:span><text:span text:style-name="T84"> the </text:span><text:span text:style-name="T3">input</text:span><text:span text:style-name="T84"> to </text:span><text:span text:style-name="T96">createProvisioningSession</text:span><text:span text:style-name="T84"> is expressed as shown (in the </text:span><text:span text:style-name="CrossRef"><text:reference-ref text:reference-format="text" text:ref-name="e2es">E2ES</text:reference-ref></text:span><text:span text:style-name="T84"> mode) below:<text:line-break/></text:span></text:p>
      <table:table table:name="Table73" table:style-name="Table73">
        <table:table-column table:style-name="Table73.A"/>
        <table:table-row>
          <table:table-cell table:style-name="Table73.A1" office:value-type="string">
            <text:p text:style-name="P149"><text:span text:style-name="T111">{</text:span><text:span text:style-name="T19"><text:line-break/></text:span><text:span text:style-name="T109">    </text:span><text:span text:style-name="T111">"</text:span><text:span text:style-name="T120">@context</text:span><text:span text:style-name="T111">": "</text:span><text:span text:style-name="T130">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prov.sess.req"/><text:span text:style-name="T129">ProvisioningInitializationRequest</text:span><text:reference-mark-end text:name="prov.sess.req"/><text:span text:style-name="T111">",</text:span><text:span text:style-name="T19"><text:line-break/></text:span><text:span text:style-name="T109">    </text:span><text:span text:style-name="T111">"</text:span><text:span text:style-name="T124">serverSessionId</text:span><text:span text:style-name="T111">": "</text:span><text:span text:style-name="T129">14153858604BE5OTXkwbax23nsIxS3gh</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provsess</text:span><text:span text:style-name="T111">",</text:span><text:span text:style-name="T19"><text:line-break/></text:span><text:span text:style-name="T109">    </text:span><text:span text:style-name="T111">"</text:span><text:span text:style-name="T124">serverTime</text:span><text:span text:style-name="T111">": "</text:span><text:span text:style-name="T129">2016-01-08T10:00:17Z</text:span><text:span text:style-name="T111">",</text:span><text:span text:style-name="T19"><text:line-break/></text:span><text:span text:style-name="T109">    </text:span><text:span text:style-name="T111">"</text:span><text:span text:style-name="T124">sessionKeyAlgorithm</text:span><text:span text:style-name="T111">": "</text:span><text:span text:style-name="T129">http://xmlns.webpki.org/sks/algorithm#session.1</text:span><text:span text:style-name="T111">",</text:span><text:span text:style-name="T19"><text:line-break/></text:span><text:span text:style-name="T109">    </text:span><text:span text:style-name="T111">"</text:span><text:span text:style-name="T124">sessionKeyLimit</text:span><text:span text:style-name="T111">": </text:span><text:span text:style-name="T134">50</text:span><text:span text:style-name="T111">,</text:span><text:span text:style-name="T19"><text:line-break/></text:span><text:span text:style-name="T109">    </text:span><text:span text:style-name="T111">"</text:span><text:span text:style-name="T124">sessionLifeTime</text:span><text:span text:style-name="T111">": </text:span><text:span text:style-name="T134">10000</text:span><text:span text:style-name="T111">,</text:span><text:span text:style-name="T19"><text:line-break/></text:span><text:span text:style-name="T109">    </text:span><text:span text:style-name="T111">"</text:span><text:span text:style-name="T124">serverEphemeralKey</text:span><text:span text:style-name="T111">": {</text:span><text:span text:style-name="T19"><text:line-break/></text:span><text:span text:style-name="T109">        </text:span><text:span text:style-name="T111">"</text:span><text:span text:style-name="T124">publicKey</text:span><text:span text:style-name="T111">": {</text:span><text:span text:style-name="T19"><text:line-break/></text:span><text:span text:style-name="T115">            </text:span><text:span text:style-name="T114">"</text:span><text:span text:style-name="T126">type</text:span><text:span text:style-name="T114">": "</text:span><text:span text:style-name="T133">EC</text:span><text:span text:style-name="T114">",</text:span><text:span text:style-name="T139"><text:line-break/></text:span><text:span text:style-name="T115">            </text:span><text:span text:style-name="T114">"</text:span><text:span text:style-name="T126">curve</text:span><text:span text:style-name="T114">": "</text:span><text:span text:style-name="T133">P-256</text:span><text:span text:style-name="T114">",</text:span><text:span text:style-name="T139"><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9"><text:line-break/></text:span><text:span text:style-name="T109">            </text:span><text:span text:style-name="T111">"</text:span><text:span text:style-name="T124">y</text:span><text:span text:style-name="T111">": "</text:span><text:span text:style-name="T129">LmTlQxXB3LgZrNLmhOfMaCnDizczC_RfQ6Kx8iNwfFA"</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keyManagementKey</text:span><text:span text:style-name="T111">": {</text:span><text:span text:style-name="T19"><text:line-break/></text:span><text:span text:style-name="T109">        </text:span><text:span text:style-name="T111">"</text:span><text:span text:style-name="T124">publicKey</text:span><text:span text:style-name="T111">": {</text:span><text:span text:style-name="T19"><text:line-break/></text:span><text:span text:style-name="T115">            </text:span><text:span text:style-name="T114">"</text:span><text:span text:style-name="T126">type</text:span><text:span text:style-name="T114">": "</text:span><text:span text:style-name="T133">RSA</text:span><text:span text:style-name="T114">",</text:span><text:span text:style-name="T139"><text:line-break/></text:span><text:span text:style-name="T109">            </text:span><text:span text:style-name="T111">"</text:span><text:span text:style-name="T124">n</text:span><text:span text:style-name="T111">": "</text:span><text:span text:style-name="T129">jvct15zkH0lw2OwFCn</text:span><text:span text:style-name="T105"> … </text:span><text:span text:style-name="T129">vPFX7K1GqLdnumNHNrY1YQ"</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84">.</text:span></text:p>
      <text:p text:style-name="Text_20_body"><text:span text:style-name="T96">serverTime</text:span> is simply a reference and possible “sanity control” for the client.</text:p>
      <text:p text:style-name="Text_20_body"><text:span text:style-name="T96">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7"/>
      <text:p text:style-name="P63">Continued on the next page...</text:p>
      <text:p text:style-name="P114"><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96">createProvisioningSession</text:span><text:span text:style-name="T84"> is translated as shown in the example below:<text:line-break/></text:span></text:p>
      <table:table table:name="Table75" table:style-name="Table75">
        <table:table-column table:style-name="Table75.A"/>
        <table:table-row>
          <table:table-cell table:style-name="Table75.A1" office:value-type="string">
            <text:p text:style-name="P149"><text:span text:style-name="T113">{</text:span><text:span text:style-name="T10"><text:line-break/></text:span><text:span text:style-name="T112">    </text:span><text:span text:style-name="T113">"</text:span><text:span text:style-name="T120">@context</text:span><text:span text:style-name="T113">": "</text:span><text:span text:style-name="T132">http://xmlns.webpki.org/keygen2/1.0</text:span><text:span text:style-name="T107">"</text:span><text:span text:style-name="T113">,</text:span><text:span text:style-name="T10"><text:line-break/></text:span><text:span text:style-name="T112">    </text:span><text:span text:style-name="T113">"</text:span><text:span text:style-name="T120">@qualifier</text:span><text:span text:style-name="T113">": "</text:span><text:reference-mark-start text:name="prov.sess.resp"/><text:span text:style-name="T132">ProvisioningInitializationResponse</text:span><text:reference-mark-end text:name="prov.sess.resp"/><text:span text:style-name="T113">",</text:span><text:span text:style-name="T10"><text:line-break/></text:span><text:span text:style-name="T112">    </text:span><text:span text:style-name="T113">"</text:span><text:span text:style-name="T125">serverSessionId</text:span><text:span text:style-name="T113">": "</text:span><text:span text:style-name="T132">14153858604BE5OTXkwbax23nsIxS3gh</text:span><text:span text:style-name="T113">",</text:span><text:span text:style-name="T10"><text:line-break/></text:span><text:span text:style-name="T112">    </text:span><text:span text:style-name="T113">"</text:span><text:span text:style-name="T125">clientSessionId</text:span><text:span text:style-name="T113">": "</text:span><text:span text:style-name="T132">QqTlcUH_Md7_i2dP4S5VKYmmYsbUbzGL</text:span><text:span text:style-name="T113">",</text:span><text:span text:style-name="T10"><text:line-break/></text:span><text:span text:style-name="T112">    </text:span><text:span text:style-name="T113">"</text:span><text:span text:style-name="T125">serverTime</text:span><text:span text:style-name="T113">": "</text:span><text:span text:style-name="T132">2014-12-08T10:00:17Z</text:span><text:span text:style-name="T113">",</text:span><text:span text:style-name="T10"><text:line-break/></text:span><text:span text:style-name="T112">    </text:span><text:span text:style-name="T113">"</text:span><text:span text:style-name="T125">clientTime</text:span><text:span text:style-name="T113">": "</text:span><text:span text:style-name="T132">2014-12-08T12:00:19+02:00</text:span><text:span text:style-name="T113">",</text:span><text:span text:style-name="T10"><text:line-break/></text:span><text:span text:style-name="T112">    </text:span><text:span text:style-name="T113">"</text:span><text:span text:style-name="T125">clientEphemeralKey</text:span><text:span text:style-name="T113">": {</text:span><text:span text:style-name="T10"><text:line-break/></text:span><text:span text:style-name="T112">        </text:span><text:span text:style-name="T113">"</text:span><text:span text:style-name="T125">publicKey</text:span><text:span text:style-name="T113">": {</text:span><text:span text:style-name="T10"><text:line-break/></text:span><text:span text:style-name="T112">            </text:span><text:span text:style-name="T113">"</text:span><text:span text:style-name="T125">type</text:span><text:span text:style-name="T113">": "</text:span><text:span text:style-name="T132">EC</text:span><text:span text:style-name="T113">",</text:span><text:span text:style-name="T141"><text:line-break/></text:span><text:span text:style-name="T112">            </text:span><text:span text:style-name="T113">"</text:span><text:span text:style-name="T125">curve</text:span><text:span text:style-name="T113">": "</text:span><text:span text:style-name="T132">P-256</text:span><text:span text:style-name="T113">",</text:span><text:span text:style-name="T141"><text:line-break/></text:span><text:span text:style-name="T112">            </text:span><text:span text:style-name="T113">"</text:span><text:span text:style-name="T125">x</text:span><text:span text:style-name="T113">": "</text:span><text:span text:style-name="T132">lNxNvAUEE8t7DSQBft93LVSXxKCiVjhbWWfyg023FCk"</text:span><text:span text:style-name="T113">,</text:span><text:span text:style-name="T10"><text:line-break/></text:span><text:span text:style-name="T112">            </text:span><text:span text:style-name="T113">"</text:span><text:span text:style-name="T125">y</text:span><text:span text:style-name="T113">": "</text:span><text:span text:style-name="T132">LmTlQxXB3LgZrNLmhOfMaCnDizczC_RfQ6Kx8iNwfFA"</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2">    </text:span><text:span text:style-name="T113">"</text:span><text:span text:style-name="T125">deviceId</text:span><text:span text:style-name="T113">": {</text:span><text:span text:style-name="T10"><text:line-break/></text:span><text:span text:style-name="T112">        </text:span><text:span text:style-name="T113">"</text:span><text:span text:style-name="T125">certificatePath</text:span><text:span text:style-name="T113">": [</text:span><text:span text:style-name="T10"><text:line-break/></text:span><text:span text:style-name="T112">            </text:span><text:span text:style-name="T113">"</text:span><text:span text:style-name="T132">MIIClzCCAX-gAwIBAgI … uk9W/uNIHdoyQn19w"</text:span><text:span text:style-name="T113">,</text:span><text:span text:style-name="T10"><text:line-break/></text:span><text:span text:style-name="T112">            </text:span><text:span text:style-name="T113">"</text:span><text:span text:style-name="T132">MIIDZjCCAk6gAwIBAgI … xOmZyH10xvpsnmokg"</text:span><text:span text:style-name="T113">,</text:span><text:span text:style-name="T10"><text:line-break/></text:span><text:span text:style-name="T112">            </text:span><text:span text:style-name="T113">"</text:span><text:span text:style-name="T132">MIIDZjCCAk6gAwIBAgI … ObXiOInYgeKdK-Dw"</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3">    "</text:span><text:span text:style-name="T125">attestation</text:span><text:span text:style-name="T113">": "</text:span><text:span text:style-name="T132">Tgzvnr_k266LMXinVm</text:span><text:span text:style-name="T107"> … </text:span><text:span text:style-name="T132">7pkJnYipIf9xjOuUJD6OYs"</text:span><text:span text:style-name="T113">,<text:line-break/>    "</text:span><text:reference-mark-start text:name="server.cert.fp"/><text:span text:style-name="T125">serverCertificateFingerPrint</text:span><text:reference-mark-end text:name="server.cert.fp"/><text:span text:style-name="T113">": "</text:span><text:span text:style-name="T132">HwKCofkqkTFXRmyyb_CnWhAcTbQF7w8rl1OqCwyM4TM"</text:span><text:span text:style-name="T113">,<text:line-break/></text:span><text:span text:style-name="T112">    </text:span><text:span text:style-name="T113">"</text:span><text:span text:style-name="T125">signature</text:span><text:span text:style-name="T113">": {</text:span><text:span text:style-name="T10"><text:line-break/></text:span><text:span text:style-name="T112">        </text:span><text:span text:style-name="T113">"</text:span><text:span text:style-name="T125">algorithm</text:span><text:span text:style-name="T113">": "</text:span><text:span text:style-name="T132">HS256</text:span><text:span text:style-name="T113">",</text:span><text:span text:style-name="T10"><text:line-break/></text:span><text:span text:style-name="T112">        </text:span><text:span text:style-name="T113">"</text:span><text:span text:style-name="T125">value</text:span><text:span text:style-name="T113">": "</text:span><text:span text:style-name="T132">wMC28Biv-QuYSMCB27AUz8hqwyHoqT6Iob0Wk0nuRFk"</text:span><text:span text:style-name="T10"><text:line-break/></text:span><text:span text:style-name="T112">    </text:span><text:span text:style-name="T113">}</text:span><text:span text:style-name="T10"><text:line-break/></text:span><text:span text:style-name="T113">}</text:span><text:span text:style-name="T10"> </text:span></text:p>
          </table:table-cell>
        </table:table-row>
      </table:table>
      <text:p text:style-name="Text_20_body"/>
      <text:p text:style-name="Text_20_body">Notes:</text:p>
      <text:p text:style-name="Text_20_body"><text:span text:style-name="T84">In the </text:span><text:span text:style-name="CrossRef"><text:span text:style-name="T75"><text:reference-ref text:reference-format="text" text:ref-name="e2es">E2ES</text:reference-ref></text:span></text:span><text:span text:style-name="T84"> mode the </text:span><text:span text:style-name="T27">deviceId</text:span><text:span text:style-name="T84"> </text:span><text:span text:style-name="T36">must</text:span><text:span text:style-name="T84"> be available for verification of the </text:span><text:span text:style-name="T27">attestation</text:span><text:span text:style-name="T84"> signature as well as for identification of the SKS container. <text:s/>The </text:span><text:span text:style-name="T27">deviceId</text:span> <text:span text:style-name="T36">must</text:span> supply the full <text:span text:style-name="CrossRef"><text:reference-ref text:reference-format="text" text:ref-name="devcert">Device Certificate</text:reference-ref></text:span> path as provided by <text:span text:style-name="CrossRef"><text:reference-ref text:reference-format="text" text:ref-name="getDeviceData">getDeviceInfo</text:reference-ref></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5">deviceId</text:span><text:span text:style-name="T75"> </text:span><text:span text:style-name="T77">must not</text:span><text:span text:style-name="T81"> be emitted.</text:span></text:p>
      <text:p text:style-name="Text_20_body"><text:span text:style-name="T90">serverTime</text:span><text:span text:style-name="T84"> </text:span><text:span text:style-name="T36">must</text:span><text:span text:style-name="T84"> contain a verbatim copy of the same attribute received in the </text:span><text:span text:style-name="CrossRef"><text:span text:style-name="T75"><text:reference-ref text:reference-format="text" text:ref-name="prov.sess.req">ProvisioningInitializationRequest</text:reference-ref></text:span></text:span><text:span text:style-name="T84">.</text:span></text:p>
      <text:p text:style-name="Text_20_body"><text:span text:style-name="T90">serverCertificateFingerPrint</text:span><text:span text:style-name="T84"> which constitutes of a </text:span><text:span text:style-name="CrossRef"><text:span text:style-name="T75"><text:reference-ref text:reference-format="text" text:ref-name="SHA256">SHA256</text:reference-ref></text:span></text:span><text:span text:style-name="T84"> over the server's certificate </text:span><text:span text:style-name="T36">must</text:span><text:span text:style-name="T84"> be created for </text:span><text:span text:style-name="CrossRef"><text:reference-ref text:reference-format="text" text:ref-name="keygen2">KeyGen2</text:reference-ref></text:span><text:span text:style-name="T84"> protocol invocations using HTTPS. <text:s/>Also see </text:span><text:span text:style-name="CrossRef"><text:reference-ref text:reference-format="text" text:ref-name="sec.cons">Security Considerations</text:reference-ref></text:span><text:span text:style-name="T84">.</text:span></text:p>
      <text:p text:style-name="Text_20_body"><text:span text:style-name="T84">To also bind </text:span><text:span text:style-name="T3">external</text:span><text:span text:style-name="T84"> (non-SKS) parameters to the response, the entire response </text:span><text:span text:style-name="T36">must</text:span><text:span text:style-name="T84"> be signed by the use of an </text:span><text:span text:style-name="T3">enveloped</text:span><text:span text:style-name="T84"> </text:span><text:span text:style-name="T27">signature</text:span><text:span text:style-name="T84"> object based on the </text:span><text:span text:style-name="CrossRef"><text:reference-ref text:reference-format="text" text:ref-name="JCS">JCS</text:reference-ref></text:span><text:span text:style-name="T84"> (JSON Cleartext Signature) scheme. <text:s/>The signature operation utilizes a derived version of </text:span><text:span text:style-name="CrossRef"><text:reference-ref text:reference-format="text" text:ref-name="sess.key">sessionKey</text:reference-ref></text:span><text:span text:style-name="T84"> indirectly provided through the </text:span><text:span text:style-name="CrossRef"><text:reference-ref text:reference-format="text" text:ref-name="sign.prov.sess.data">signProvisioningSessionData</text:reference-ref></text:span><text:span text:style-name="T84"> method.</text:span></text:p>
      <text:p text:style-name="P51"/>
      <text:p text:style-name="P63">Continued on the next page...</text:p>
      <text:p text:style-name="P114">On the server side the following steps <text:span text:style-name="T35">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4555827" text:continue-numbering="true" text:style-name="L2">
              <text:list-item>
                <text:p text:style-name="P178">Decide if the received <text:span text:style-name="T27">deviceId</text:span><text:span text:style-name="CrossRef"> </text:span>featured in the <text:span text:style-name="CrossRef"><text:span text:style-name="T75"><text:reference-ref text:reference-format="text" text:ref-name="prov.sess.resp">ProvisioningInitializationResponse</text:reference-ref></text:span></text:span> message is to be accepted/trusted</text:p>
              </text:list-item>
              <text:list-item>
                <text:p text:style-name="P176">Run the the same <text:span text:style-name="CrossRef"><text:reference-ref text:reference-format="text" text:ref-name="sp800-56a">SP800-56A</text:reference-ref></text:span> procedure and KDF as for the SKS but now using <text:span text:style-name="T87">clientEphemeralKey</text:span> and the saved private key of <text:span text:style-name="T87">serverEphemeralKey</text:span> to obtain <text:span text:style-name="CrossRef"><text:reference-ref text:reference-format="text" text:ref-name="sess.key">sessionKey</text:reference-ref></text:span></text:p>
              </text:list-item>
              <text:list-item>
                <text:p text:style-name="P179"><text:span text:style-name="T75">Perform a </text:span><text:span text:style-name="T2">Verify</text:span><text:span text:style-name="T75"> </text:span><text:span text:style-name="T65">(</text:span><text:span text:style-name="CrossRef"><text:reference-ref text:reference-format="text" text:ref-name="devcert">Device Certificate</text:reference-ref></text:span><text:span text:style-name="T96">.publicKey</text:span><text:span text:style-name="T65">,<text:tab/></text:span><text:span text:style-name="T101">// Received</text:span><text:span text:style-name="T65"><text:line-break/><text:tab/></text:span><text:span text:style-name="CrossRef"><text:span text:style-name="T75"><text:reference-ref text:reference-format="text" text:ref-name="sess.att">attestation</text:reference-ref></text:span></text:span><text:span text:style-name="T49">,<text:tab/></text:span><text:span text:style-name="T101">// Received (holds a signature)</text:span><text:line-break/><text:tab/><text:span text:style-name="T87">clientSessionId</text:span> ||<text:tab/><text:span text:style-name="T101">// Received</text:span><text:line-break/><text:tab/><text:span text:style-name="T87">serverSessionId</text:span> ||<text:tab/><text:span text:style-name="T100">// Saved</text:span><text:line-break/><text:tab/><text:span text:style-name="T87">issuerUri</text:span> ||<text:tab/><text:span text:style-name="T100">// Saved</text:span><text:line-break/><text:tab/><text:span text:style-name="CrossRef"><text:span text:style-name="T75"><text:reference-ref text:reference-format="text" text:ref-name="device.id">Device ID</text:reference-ref></text:span></text:span><text:span text:style-name="CrossRef"><text:span text:style-name="T17"> ||<text:tab/></text:span></text:span><text:span text:style-name="CrossRef"><text:span text:style-name="T102">// Saved</text:span></text:span><text:span text:style-name="CrossRef"><text:span text:style-name="T17"><text:line-break/><text:tab/></text:span></text:span><text:span text:style-name="CrossRef"><text:span text:style-name="T75"><text:reference-ref text:reference-format="text" text:ref-name="sess.key.alg">sessionKeyAlgorithm</text:reference-ref></text:span></text:span> ||<text:tab/><text:span text:style-name="T100">// Saved<text:line-break/><text:tab/></text:span><text:span text:style-name="T21">privacyEnabled</text:span><text:span text:style-name="T15"> ||<text:tab/></text:span><text:span text:style-name="T100">// Saved</text:span><text:line-break/><text:tab/><text:span text:style-name="T87">serverEphemeralKey</text:span> ||<text:tab/><text:span text:style-name="T100">// Saved</text:span><text:line-break/><text:tab/><text:span text:style-name="T87">clientEphemeralKey</text:span> ||<text:tab/><text:span text:style-name="T100">// Received</text:span><text:line-break/><text:tab/>k<text:span text:style-name="T87">eyManagementKey</text:span> ||<text:tab/><text:span text:style-name="T100">// Saved</text:span><text:line-break/><text:tab/><text:span text:style-name="T87">clientTime</text:span> ||<text:tab/><text:span text:style-name="T100">// Received</text:span><text:line-break/><text:tab/><text:span text:style-name="T87">sessionLifeTime</text:span> ||<text:tab/><text:span text:style-name="T100">// Saved</text:span><text:line-break/><text:tab/><text:span text:style-name="T87">sessionKeyLimit</text:span>))<text:tab/><text:span text:style-name="T100">// Saved</text:span></text:p>
              </text:list-item>
              <text:list-item>
                <text:p text:style-name="P180"><text:span text:style-name="T66">Verify that the received enveloped </text:span><text:span text:style-name="T91">signature</text:span><text:span text:style-name="T66"> validates since this is a proof of that the </text:span><text:span text:style-name="CrossRef"><text:reference-ref text:reference-format="text" text:ref-name="sess.key">sessionKey</text:reference-ref></text:span><text:span text:style-name="T66"> is correctly calculated</text:span></text:p>
              </text:list-item>
              <text:list-item>
                <text:p text:style-name="P181"><text:span text:style-name="T66">Verify the the </text:span><text:span text:style-name="T64">optional</text:span><text:span text:style-name="T66"> </text:span><text:span text:style-name="T91">serverCertificateFingerPrint</text:span><text:span text:style-name="T66">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84">Note that in the </text:span><text:span text:style-name="CrossRef"><text:span text:style-name="T82"><text:reference-ref text:reference-format="text" text:ref-name="pep">Privacy Enabled Provisioning</text:reference-ref></text:span></text:span><text:span text:style-name="T84"> mode the </text:span><text:span text:style-name="T27">deviceId</text:span><text:span text:style-name="T84"> does not apply, and the asymmetric key </text:span><text:span text:style-name="T3">Verify</text:span><text:span text:style-name="T81"> operation is r</text:span><text:span text:style-name="T84">eplaced by a comparison between </text:span><text:span text:style-name="CrossRef"><text:span text:style-name="T75"><text:reference-ref text:reference-format="text" text:ref-name="sess.att">attestation</text:reference-ref></text:span></text:span><text:span text:style-name="T84"> and the output from the </text:span><text:span text:style-name="CrossRef"><text:span text:style-name="T82"><text:reference-ref text:reference-format="text" text:ref-name="HMAC_SHA256">HMAC-SHA256</text:reference-ref></text:span></text:span><text:span text:style-name="T84">.</text:span></text:p>
      <text:h text:style-name="P187"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u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72">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1">⁮[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84">Session terminate success attestation signature</text:span>. <text:s/>See <text:span text:style-name="CrossRef"><text:reference-ref text:reference-format="text" text:ref-name="close.att">attestation</text:reference-ref></text:span> </text:p>
          </table:table-cell>
        </table:table-row>
      </table:table>
      <text:p text:style-name="P50"/>
      <text:p text:style-name="Text_20_body"><text:span text:style-name="T87">closeProvisioningSession</text:span> terminates a provisioning session and returns a proof of successful operation to the issuer. <text:s/>However, success status <text:span text:style-name="T35">must</text:span> only be returned if <text:span text:style-name="T2">all</text:span> of the following conditions are valid:</text:p>
      <text:list xml:id="list34563369" text:continue-numbering="true" text:style-name="L2">
        <text:list-item>
          <text:p text:style-name="P174">There is an open provisioning session associated with <text:span text:style-name="T87">provisioningHandle</text:span></text:p>
        </text:list-item>
        <text:list-item>
          <text:p text:style-name="P165">The <text:span text:style-name="T92">mac</text:span><text:span text:style-name="T43"> computes correctly using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65"><text:span text:style-name="T43"><text:s text:c="8"/></text:span><text:span text:style-name="T42">Data = </text:span><text:span text:style-name="CrossRef"><text:span text:style-name="T75"><text:reference-ref text:reference-format="text" text:ref-name="client.sess.id">clientSessionId</text:reference-ref></text:span></text:span><text:span text:style-name="T39"> || </text:span><text:span text:style-name="CrossRef"><text:span text:style-name="T75"><text:reference-ref text:reference-format="text" text:ref-name="srv.sess.id">serverSessionId</text:reference-ref></text:span></text:span> || <text:span text:style-name="CrossRef"><text:span text:style-name="T75"><text:reference-ref text:reference-format="text" text:ref-name="issueruri">issuerUri</text:reference-ref></text:span></text:span> || <text:span text:style-name="T95">nonce</text:span></text:p>
        </text:list-item>
        <text:list-item>
          <text:p text:style-name="P175">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5"><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5">There are no unreferenced PIN or PUK policy objects. <text:s/>See<text:span text:style-name="T39">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5">The post provisioning operations succeed during the final <text:span text:style-name="T2">commit</text:span>. <text:s/>See <text:span text:style-name="CrossRef"><text:reference-ref text:reference-format="text" text:ref-name="atomic.op">Transaction Based Operation</text:reference-ref></text:span></text:p>
          <text:p text:style-name="P161"/>
        </text:list-item>
      </text:list>
      <text:p text:style-name="Text_20_body"><text:span text:style-name="T56">If verification is successful, </text:span><text:span text:style-name="T96">closeProvisioningSession</text:span><text:span text:style-name="T56"> </text:span><text:span text:style-name="T59">must</text:span><text:span text:style-name="T56"> also </text:span><text:span text:style-name="T61">reassign provisioning session ownership</text:span><text:span text:style-name="T56"> to the current (closing) session for </text:span><text:span text:style-name="T61">all</text:span><text:span text:style-name="T56"> objects belonging to sessions that have been subject to a post provisioning operation. <text:s/>The original session objects </text:span><text:span text:style-name="T59">must</text:span><text:span text:style-name="T56"> subsequently be deleted since they have no mission anymore. <text:s/>Also see</text:span><text:span text:style-name="T57"> </text:span><text:span text:style-name="CrossRef"><text:span text:style-name="T75"><text:reference-ref text:reference-format="text" text:ref-name="provisioning.objects">Provisioning Objects</text:reference-ref></text:span></text:span><text:span text:style-name="T57">.</text:span></text:p>
      <text:p text:style-name="P60">If verification fails, <text:span text:style-name="T2">all</text:span> objects created in the session <text:span text:style-name="T35">must</text:span> be deleted and post provisioning operations <text:span text:style-name="T35">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7"/>
      <text:p text:style-name="P95">Continued on the next page...</text:p>
      <text:p text:style-name="P95"/>
      <text:p text:style-name="P114"><text:span text:style-name="T56">Using </text:span><text:span text:style-name="CrossRef"><text:span text:style-name="T75"><text:reference-ref text:reference-format="text" text:ref-name="keygen2">KeyGen2</text:reference-ref></text:span></text:span><text:span text:style-name="T56"> </text:span><text:span text:style-name="T96">closeProvisioningSession</text:span><text:span text:style-name="T56"> is invoked as the </text:span><text:span text:style-name="T61">last step</text:span><text:span text:style-name="T56"> of </text:span><text:span text:style-name="CrossRef"><text:span text:style-name="T75"><text:reference-ref text:reference-format="text" text:ref-name="cred.depl.req">ProvisioningFinalizationRequest</text:reference-ref></text:span></text:span><text:span text:style-name="T56"> processing, where two outermost-level properties hold the associated </text:span><text:span text:style-name="T97">mac</text:span><text:span text:style-name="T56"> and </text:span><text:span text:style-name="T92">nonce</text:span><text:span text:style-name="T56"> attributes:</text:span></text:p>
      <text:p text:style-name="P93"/>
      <table:table table:name="Table76" table:style-name="Table76">
        <table:table-column table:style-name="Table76.A"/>
        <table:table-row>
          <table:table-cell table:style-name="Table76.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submitUrl</text:span><text:span text:style-name="T114">": "</text:span><text:a xlink:type="simple" xlink:href="http://issuer.example.com/finalize"><text:span text:style-name="T133">https://issuer.example.com/finalize</text:span></text:a><text:span text:style-name="T114">",</text:span></text:p>
            <text:p text:style-name="P150"><text:span text:style-name="T139"><text:s text:c="12"/></text:span><text:span text:style-name="T144">Other Message Payload</text:span></text:p>
            <text:p text:style-name="P75"><text:span text:style-name="T115">    </text:span><text:span text:style-name="T114">"</text:span><text:span text:style-name="T126">nonce</text:span><text:span text:style-name="T114">": "</text:span><text:span text:style-name="T133">NajebxXBmgs1oNj81KzrQBNiAMts-I90kCMJ41QdZhI"</text:span><text:span text:style-name="T114">,</text:span><text:span text:style-name="T139"><text:line-break/></text:span><text:span text:style-name="T115">    </text:span><text:span text:style-name="T114">"</text:span><text:span text:style-name="T126">mac</text:span><text:span text:style-name="T114">": "</text:span><text:span text:style-name="T133">DVhtwgO7fnasR-gouyiReoFGDH2w4Sj6RWZ9SlWJeDQ"</text:span><text:span text:style-name="T139"><text:line-break/></text:span><text:span text:style-name="T114">}</text:span><text:span text:style-name="T139"> </text:span></text:p>
          </table:table-cell>
        </table:table-row>
      </table:table>
      <text:p text:style-name="P92"/>
      <text:p text:style-name="P50"><text:span text:style-name="T57">The </text:span><text:reference-mark-start text:name="close.att"/><text:span text:style-name="T92">attestation</text:span><text:reference-mark-end text:name="close.att"/><text:span text:style-name="T57"> object is created by attesting (see </text:span><text:span text:style-name="CrossRef"><text:span text:style-name="T75"><text:reference-ref text:reference-format="text" text:ref-name="SKSAttestations">Attestations</text:reference-ref></text:span></text:span><text:span text:style-name="T57">) the following </text:span><text:span text:style-name="T63">Data</text:span><text:span text:style-name="T57">:</text:span></text:p>
      <text:p text:style-name="Text_20_body"><text:span text:style-name="T57"><text:tab/> </text:span><text:span text:style-name="T63">Data</text:span><text:span text:style-name="T57"> = </text:span><text:span text:style-name="T92">nonce</text:span></text:p>
      <text:p text:style-name="Text_20_body"><text:span text:style-name="T40">Also see </text:span><text:span text:style-name="CrossRef"><text:reference-ref text:reference-format="text" text:ref-name="sess.key.op">sessionKeyLimit</text:reference-ref></text:span><text:span text:style-name="T40">.</text:span></text:p>
      <text:p text:style-name="P88"/>
      <text:p text:style-name="Standard"><text:span text:style-name="T40">A </text:span><text:span text:style-name="T41">successful</text:span><text:span text:style-name="T40"> </text:span><text:span text:style-name="CrossRef"><text:reference-ref text:reference-format="text" text:ref-name="keygen2">KeyGen2</text:reference-ref></text:span><text:span text:style-name="T40"> response would only contain the following:</text:span></text:p>
      <text:p text:style-name="P85"/>
      <table:table table:name="Table104" table:style-name="Table104">
        <table:table-column table:style-name="Table104.A"/>
        <table:table-row>
          <table:table-cell table:style-name="Table104.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sponse</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attestation</text:span><text:span text:style-name="T114">": "</text:span><text:span text:style-name="T133">acpN8bVJwKZJadIaOsZ-b-7Ky2WRoItP9pFXFD3NrIo"</text:span><text:span text:style-name="T139"><text:line-break/></text:span><text:span text:style-name="T114">}</text:span><text:span text:style-name="T139"> </text:span></text:p>
          </table:table-cell>
        </table:table-row>
      </table:table>
      <text:h text:style-name="P187"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u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u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3">The following elements </text:span><text:span text:style-name="T62">must not</text:span><text:span text:style-name="T63"> be present if the returned</text:span><text:span text:style-name="T65"> </text:span>provisioningHandle<text:span text:style-name="T57">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0">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2">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u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u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96">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96">enumerateProvisioningSessions</text:span> is also useful for debugging and for “cleaning-up” after failed provisioning sessions.</text:p>
      <text:p text:style-name="P50">The input <text:span text:style-name="T95">provisioning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5">provisioningHandle</text:span><text:span text:style-name="T49"> as input to the next call.</text:span></text:p>
      <text:p text:style-name="P50"><text:span text:style-name="T49">When </text:span><text:span text:style-name="T92">enumerateProvisioningSessions</text:span><text:span text:style-name="T43"> returns with a </text:span><text:span text:style-name="T92">provisioningHandle</text:span><text:span text:style-name="T43"> = 0 there are no more provisioning objects to read.</text:span></text:p>
      <text:h text:style-name="P187"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u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6">must</text:span> be removed from the SKS, otherwise an error <text:span text:style-name="T36">must</text:span> be returned.</text:p>
      <text:h text:style-name="P187"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u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2">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96">signProvisioningSessionData</text:span> signs <text:span text:style-name="T2">arbitrary data</text:span> that is supplied <text:span text:style-name="T2">by the provisioning middleware.</text:span></text:p>
      <text:p text:style-name="Text_20_body">The purpose of <text:span text:style-name="T96">signProvisioningSessionData</text:span> is adding data integrity to provisioning messages from clients to issuers.</text:p>
      <text:p text:style-name="Text_20_body">The signature scheme is as follows:</text:p>
      <text:p text:style-name="Text_20_body"><text:span text:style-name="T87"><text:tab/></text:span><text:span text:style-name="T95">result</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 <text:span text:style-name="T98">"</text:span><text:span text:style-name="T96">ExternalSignature"</text:span><text:span text:style-name="T39">, </text:span><text:span text:style-name="T92">data</text:span><text:span text:style-name="T39">)</text:span></text:p>
      <text:p text:style-name="Text_20_body">Note that all element <text:span text:style-name="T36">must</text:span> be used “as is” in the HMAC operation, <text:span text:style-name="T2">excluding</text:span> length information.</text:p>
      <text:p text:style-name="Text_20_body">A <text:span text:style-name="T2">relying party </text:span><text:span text:style-name="T35">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87"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uint</text:p>
          </table:table-cell>
          <table:table-cell table:style-name="Table18.C2" office:value-type="string">
            <text:p text:style-name="P2">Local handle to an existing (<text:span text:style-name="T2">closed</text:span><text:span text:style-name="T75">) provisioning session object holding a <text:s/></text:span><text:span text:style-name="CrossRef"><text:span text:style-name="T147"><text:reference-ref text:reference-format="text" text:ref-name="key.mgr.key">keyManagementKey</text:reference-ref></text:span></text:span><text:span text:style-name="T75"> that needs to be updated to support post-operations using a new </text:span><text:span text:style-name="CrossRef"><text:span text:style-name="T147"><text:reference-ref text:reference-format="text" text:ref-name="key.mgr.key">keyManagementKey</text:reference-ref></text:span></text:span><text:span text:style-name="T75">. <text:s/>See</text:span> <text:span text:style-name="CrossRef"><text:span text:style-name="T75"><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Standard">The <text:span text:style-name="T2">new</text:span> <text:span text:style-name="CrossRef"><text:span text:style-name="T147"><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P2">Authorization signature performed by the <text:span text:style-name="T2">old</text:span> <text:span text:style-name="CrossRef"><text:span text:style-name="T75"><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updateKeyManagementKey</text:span><text:span text:style-name="T84"> associates an existing provisioning session object with an updated </text:span><text:span text:style-name="T95">keyManagementKey</text:span><text:span text:style-name="T84">. <text:s/>The update </text:span><text:span text:style-name="T36">must</text:span><text:span text:style-name="T84"> be cryptographically secured by the </text:span><text:span text:style-name="T95">authorization</text:span><text:span text:style-name="T84"> signature which is created as follows:</text:span></text:p>
      <text:p text:style-name="P125"><text:span text:style-name="T92"><text:tab/>authorization</text:span><text:span text:style-name="T65"> = </text:span><text:span text:style-name="T2">Sign</text:span> (<text:span text:style-name="CrossRef"><text:span text:style-name="T24">keyManagementKey</text:span></text:span><text:span text:style-name="CrossRef"><text:span text:style-name="T33"> </text:span></text:span><text:span text:style-name="CrossRef"><text:span text:style-name="T31">existing</text:span></text:span><text:span text:style-name="CrossRef"><text:span text:style-name="T33"> </text:span></text:span>,<text:line-break/><text:tab/><text:tab/><text:tab/><text:span text:style-name="T87">"RollOverAuthorization</text:span><text:span text:style-name="T92">"</text:span><text:span text:style-name="T42"> ||</text:span><text:span text:style-name="T43"> </text:span><text:span text:style-name="T92">keyManagementKey</text:span><text:span text:style-name="CrossRef"><text:span text:style-name="T33"> </text:span></text:span><text:span text:style-name="CrossRef"><text:span text:style-name="T31">new</text:span></text:span><text:span text:style-name="CrossRef"><text:span text:style-name="T33"> </text:span></text:span>)</text:p>
      <text:p text:style-name="P124"><text:span text:style-name="T84">For details on allowed signature algorithms and data representation, see </text:span><text:span text:style-name="CrossRef"><text:span text:style-name="T75"><text:reference-ref text:reference-format="text" text:ref-name="targ.key.ref">Target Key Reference</text:reference-ref></text:span></text:span><text:span text:style-name="T84">.</text:span></text:p>
      <text:p text:style-name="P50"><text:span text:style-name="T84">The operation </text:span><text:span text:style-name="T36">must</text:span><text:span text:style-name="T84"> be aborted if the </text:span><text:span text:style-name="T95">authorization</text:span><text:span text:style-name="T84"> signature does not verify or if the target provisioning object lacks a </text:span><text:span text:style-name="CrossRef"><text:span text:style-name="T24">keyManagementKey</text:span></text:span><text:span text:style-name="T84">.</text:span></text:p>
      <text:p text:style-name="P50"><text:span text:style-name="T84">Also see </text:span><text:span text:style-name="CrossRef"><text:span text:style-name="T75"><text:reference-ref text:reference-format="text" text:ref-name="enum.prov.sess">enumerateProvisioningSessions</text:reference-ref></text:span></text:span><text:span text:style-name="T84">.</text:span></text:p>
      <text:p text:style-name="P51"/>
      <text:p text:style-name="Text_20_body"/>
      <text:p text:style-name="P42"/>
      <text:p text:style-name="P107"/>
      <text:p text:style-name="P63">Continued on the next page...</text:p>
      <text:p text:style-name="P112">The following request shows how <text:span text:style-name="T97">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81"><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Initi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2a80df8_4YcBFZmNkVUnAw9losHa</text:span><text:span text:style-name="T117">",</text:span><text:span text:style-name="T142"><text:line-break/></text:span><text:span text:style-name="T116">    </text:span><text:span text:style-name="T117">"</text:span><text:span text:style-name="T127">submitUrl</text:span><text:span text:style-name="T117">": "</text:span><text:span text:style-name="T131">https://issuer.example.com/provsess</text:span><text:span text:style-name="T117">",</text:span><text:span text:style-name="T142"><text:line-break/></text:span><text:span text:style-name="T116">    </text:span><text:span text:style-name="T117">"</text:span><text:span text:style-name="T127">serverTime</text:span><text:span text:style-name="T117">": "</text:span><text:span text:style-name="T131">2014-12-08T10:49:13Z</text:span><text:span text:style-name="T117">",</text:span><text:span text:style-name="T142"><text:line-break/></text:span><text:span text:style-name="T116">    </text:span><text:span text:style-name="T117">"</text:span><text:span text:style-name="T127">sessionKeyAlgorithm</text:span><text:span text:style-name="T117">": "</text:span><text:span text:style-name="T131">http://xmlns.webpki.org/sks/algorithm#session.1</text:span><text:span text:style-name="T117">",</text:span><text:span text:style-name="T142"><text:line-break/></text:span><text:span text:style-name="T116">    </text:span><text:span text:style-name="T117">"</text:span><text:span text:style-name="T127">sessionKeyLimit</text:span><text:span text:style-name="T117">": </text:span><text:span text:style-name="T135">50</text:span><text:span text:style-name="T117">,</text:span><text:span text:style-name="T142"><text:line-break/></text:span><text:span text:style-name="T116">    </text:span><text:span text:style-name="T117">"</text:span><text:span text:style-name="T127">sessionLifeTime</text:span><text:span text:style-name="T117">": </text:span><text:span text:style-name="T135">10000</text:span><text:span text:style-name="T117">,</text:span><text:span text:style-name="T142"><text:line-break/></text:span><text:span text:style-name="T116">    </text:span><text:span text:style-name="T117">"</text:span><text:span text:style-name="T127">serverEphemeralKey</text:span><text:span text:style-name="T117">": {</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 text:c="4"/></text:span><text:span text:style-name="T117">"</text:span><text:span text:style-name="T127">type</text:span><text:span text:style-name="T117">": "</text:span><text:span text:style-name="T131">EC</text:span><text:span text:style-name="T117">",</text:span><text:span text:style-name="T142"><text:line-break/></text:span><text:span text:style-name="T116">            </text:span><text:span text:style-name="T117">"</text:span><text:span text:style-name="T127">curve</text:span><text:span text:style-name="T117">": "</text:span><text:span text:style-name="T131">P-256</text:span><text:span text:style-name="T117">",</text:span><text:span text:style-name="T142"><text:line-break/></text:span><text:span text:style-name="T116">            </text:span><text:span text:style-name="T117">"</text:span><text:span text:style-name="T127">x</text:span><text:span text:style-name="T117">": "</text:span><text:span text:style-name="T131">chrt0S6C3eLbKzbV4R8n1-kKNKHogqbAi4FH3fsDiaQ"</text:span><text:span text:style-name="T117">,</text:span><text:span text:style-name="T142"><text:line-break/></text:span><text:span text:style-name="T116">            </text:span><text:span text:style-name="T117">"</text:span><text:span text:style-name="T127">y</text:span><text:span text:style-name="T117">": "</text:span><text:span text:style-name="T131">WcW6PlkSj3-1GYNu--cdIljTjYtjuhIGEOk6/vv1kTc"</text:span><text:span text:style-name="T142"><text:line-break/></text:span><text:span text:style-name="T116">        </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keyManagementKey</text:span><text:span text:style-name="T117">": {</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27">type</text:span><text:span text:style-name="T117">": "</text:span><text:span text:style-name="T131">EC</text:span><text:span text:style-name="T117">",</text:span><text:span text:style-name="T142"><text:line-break/></text:span><text:span text:style-name="T116">            </text:span><text:span text:style-name="T117">"</text:span><text:span text:style-name="T127">curve</text:span><text:span text:style-name="T117">": "</text:span><text:span text:style-name="T131">P-256</text:span><text:span text:style-name="T117">",</text:span><text:span text:style-name="T142"><text:line-break/></text:span><text:span text:style-name="T116">            </text:span><text:span text:style-name="T117">"</text:span><text:span text:style-name="T127">x</text:span><text:span text:style-name="T117">": "</text:span><text:span text:style-name="T131">lNxNvAUEE8t7DSQBft93LVSXxKCiVjhbWWfyg023FCk"</text:span><text:span text:style-name="T117">,</text:span><text:span text:style-name="T142"><text:line-break/></text:span><text:span text:style-name="T116">            </text:span><text:span text:style-name="T117">"</text:span><text:span text:style-name="T127">y</text:span><text:span text:style-name="T117">": "</text:span><text:span text:style-name="T131">LmTlQxXB3LgZrNLmhOfMaCnDizczC_RfQ6Kx8iNwfFA"</text:span><text:span text:style-name="T142"><text:line-break/></text:span><text:span text:style-name="T116">        </text:span><text:span text:style-name="T117">},</text:span><text:span text:style-name="T142"><text:line-break/></text:span><text:span text:style-name="T116">        </text:span><text:span text:style-name="T117">"</text:span><text:span text:style-name="T127">updatableKeyManagementKeys</text:span><text:span text:style-name="T117">": [{</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27">type</text:span><text:span text:style-name="T117">": "</text:span><text:span text:style-name="T131">RSA</text:span><text:span text:style-name="T117">",</text:span><text:span text:style-name="T142"><text:line-break/></text:span><text:span text:style-name="T116">                </text:span><text:span text:style-name="T117">"</text:span><text:span text:style-name="T127">n</text:span><text:span text:style-name="T117">": "</text:span><text:span text:style-name="T131">kCNcOpatALB21jHrPIv1BgXlUJ . . . pqNo75jsAZIucG9w"</text:span><text:span text:style-name="T117">,</text:span><text:span text:style-name="T142"><text:line-break/></text:span><text:span text:style-name="T116">                </text:span><text:span text:style-name="T117">"</text:span><text:span text:style-name="T127">e</text:span><text:span text:style-name="T117">": "</text:span><text:span text:style-name="T131">AQAB</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authorization</text:span><text:span text:style-name="T117">": "</text:span><text:span text:style-name="T131">XjzIoz0muM8AMjFafySlR . . . 3sLm1Bfkm4XbbdbrvJw"</text:span><text:span text:style-name="T116"><text:line-break/>        </text:span><text:span text:style-name="T117">}]</text:span><text:span text:style-name="T142"><text:line-break/></text:span><text:span text:style-name="T116">    </text:span><text:span text:style-name="T117">}</text:span><text:span text:style-name="T142"><text:line-break/></text:span><text:span text:style-name="T117">}</text:span><text:span text:style-name="T142"> </text:span></text:p>
          </table:table-cell>
        </table:table-row>
      </table:table>
      <text:p text:style-name="Text_20_body"/>
      <text:p text:style-name="P50"><text:span text:style-name="T97">updatableKeyManagementKeys</text:span> holds an array of old <text:span text:style-name="T97">keyManagementKey</text:span>s which can be upgraded to the heading (<text:span text:style-name="T2">current</text:span>) <text:span text:style-name="T97">keyManagementKey</text:span> if a matching key is found through calls to <text:span text:style-name="CrossRef"><text:reference-ref text:reference-format="text" text:ref-name="enum.prov.sess">enumerateProvisioningSessions</text:reference-ref></text:span>.</text:p>
      <text:p text:style-name="P50">The <text:span text:style-name="T97">updatableKeyManagementKeys</text:span> array can in turn (<text:span text:style-name="T2">recursively</text:span>) also hold an <text:span text:style-name="T97">updatableKeyManagementKeys</text:span> array making it possible to have any number of <text:span text:style-name="T97">keyManagementKey</text:span> generations deployed. <text:s/>To make this feasible, updates <text:span text:style-name="T36">must</text:span> be performed in <text:span text:style-name="T2">steps</text:span>, starting at the oldest level (leaf <text:span text:style-name="T97">updatableKeyManagementKeys</text:span> array).</text:p>
      <text:p text:style-name="P50"><text:span text:style-name="T97">keyManagementKey</text:span> updates <text:span text:style-name="T36">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
      <text:h text:style-name="P187" text:outline-level="3"><text:bookmark text:name="__RefHeading__15283_972012461"/><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u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2">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u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1">⁮[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uint</text:p>
          </table:table-cell>
          <table:table-cell table:style-name="Table13.C2" office:value-type="string">
            <text:p text:style-name="P2">Non-zero handle to created PUK policy object</text:p>
          </table:table-cell>
        </table:table-row>
      </table:table>
      <text:p text:style-name="P50"/>
      <text:p text:style-name="P50"><text:span text:style-name="T87">createPukPolicy</text:span><text:span text:style-name="T84"> creates a PUK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PINPolicy">createPinPolicy</text:reference-ref></text:span><text:span text:style-name="T84"> method.</text:span></text:p>
      <text:p text:style-name="P154">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3"><text:span text:style-name="T42"><text:tab/>Data </text:span><text:span text:style-name="T137">=</text:span><text:span text:style-name="T42"> </text:span><text:span text:style-name="T92">id</text:span><text:span text:style-name="T42"> </text:span><text:span text:style-name="T43">|| </text:span><text:span text:style-name="T92">encryptedPuk</text:span><text:span text:style-name="T43"> ||</text:span><text:span text:style-name="T42"> </text:span><text:span text:style-name="T92">format</text:span><text:span text:style-name="T43"> ||</text:span><text:span text:style-name="T42"> </text:span><text:span text:style-name="T92">retryLimit</text:span></text:p>
      <text:p text:style-name="P153"><text:span text:style-name="T43">Note that </text:span><text:span text:style-name="T92">encryptedPuk</text:span><text:span text:style-name="T43"> is MACed in encrypted form and </text:span><text:span text:style-name="T42">then</text:span><text:span text:style-name="T4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7"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u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u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u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ushort</text:p>
          </table:table-cell>
          <table:table-cell table:style-name="Table14.C2" office:value-type="string">
            <text:p text:style-name="P2">Minimum <text:span text:style-name="T2">decoded</text:span> PIN length<text:span text:style-name="T75">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ushort</text:p>
          </table:table-cell>
          <table:table-cell table:style-name="Table14.C2" office:value-type="string">
            <text:p text:style-name="P2">Maximum <text:span text:style-name="T2">decoded</text:span> PIN lengt<text:span text:style-name="T75">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1">⁮[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uint</text:p>
          </table:table-cell>
          <table:table-cell table:style-name="Table15.C2" office:value-type="string">
            <text:p text:style-name="P2">Non-zero handle to created PIN policy object</text:p>
          </table:table-cell>
        </table:table-row>
      </table:table>
      <text:p text:style-name="P50"/>
      <text:p text:style-name="P50"><text:span text:style-name="T87">createPinPolicy</text:span><text:span text:style-name="T84"> creates a PIN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KeyPair">createKeyEntry</text:reference-ref></text:span><text:span text:style-name="T84"> method.</text:span></text:p>
      <text:p text:style-name="P154">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3"><text:span text:style-name="T42"><text:tab/>Data </text:span><text:span text:style-name="T137">=</text:span><text:span text:style-name="T42"> </text:span><text:span text:style-name="T92">id</text:span><text:span text:style-name="T42"> </text:span><text:span text:style-name="T43">|| </text:span><text:span text:style-name="T42">PUKReference</text:span><text:span text:style-name="T43"> || </text:span><text:span text:style-name="T92">userDefined</text:span><text:span text:style-name="T43"> ||</text:span><text:span text:style-name="T42"> </text:span><text:span text:style-name="T92">userModifiable</text:span><text:span text:style-name="T43"> ||</text:span><text:span text:style-name="T42"> </text:span><text:span text:style-name="T92">format</text:span><text:span text:style-name="T43"> ||</text:span><text:span text:style-name="T42"> </text:span><text:span text:style-name="T92">retryLimit</text:span><text:span text:style-name="T43"> ||</text:span><text:span text:style-name="T92"><text:line-break/></text:span><text:span text:style-name="T43"> <text:s text:c="24"/></text:span><text:span text:style-name="T92">grouping</text:span><text:span text:style-name="T43"> ||</text:span><text:span text:style-name="T42"> </text:span><text:span text:style-name="T92">patternRestrictions</text:span><text:span text:style-name="T43"> ||</text:span><text:span text:style-name="T42"> </text:span><text:span text:style-name="T92">minLength</text:span><text:span text:style-name="T43"> ||</text:span><text:span text:style-name="T42"> </text:span><text:span text:style-name="T92">maxLength</text:span><text:span text:style-name="T43"> ||</text:span><text:span text:style-name="T42"> </text:span><text:span text:style-name="T92">inputMethod</text:span><text:span text:style-name="T45"> <text:s/></text:span></text:p>
      <text:p text:style-name="P153"><text:span text:style-name="T42">PUKReference</text:span><text:span text:style-name="T43"> is set to </text:span><text:span text:style-name="T94">""</text:span><text:span text:style-name="T43"> if </text:span><text:span text:style-name="T92">pukPolicyHandle</text:span><text:span text:style-name="T43"> is zero, else it is set to the </text:span><text:span text:style-name="T92">id</text:span><text:span text:style-name="T43"> of the referenced PUK policy object.</text:span></text:p>
      <text:p text:style-name="P50"><text:span text:style-name="T84">If </text:span><text:span text:style-name="T87">pukPolicyHandle</text:span><text:span text:style-name="T84">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7"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u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text:reference-mark-start text:name="key.entry.alg"/>keyEntryAlgorithm<text:reference-mark-end text:name="key.entry.alg"/></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1">byte⁮[</text:span><text:span text:style-name="T73"> </text:span><text:span text:style-name="T71">]</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u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5">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ushort</text:p>
          </table:table-cell>
          <table:table-cell table:style-name="Table16.C2" office:value-type="string">
            <text:p text:style-name="Standard">Value [0..255] holding the number of <text:span text:style-name="T87">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84">Endorsed algorithm URI </text:span><text:span text:style-name="T3">repeated</text:span><text:span text:style-name="T84"> as defined by </text:span><text:span text:style-name="T87">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1">⁮[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u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1">⁮[</text:span><text:span text:style-name="T73"> </text:span><text:span text:style-name="T71">]</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71">⁮[32</text:span><text:span text:style-name="T71">]</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87">createKeyEntry</text:span><text:span text:style-name="T84"> generates an asymmetric key-pair according to the issuer's specification. <text:s/>In addition, </text:span><text:span text:style-name="T87">createKeyEntry</text:span><text:span text:style-name="T84"> creates a </text:span><text:span text:style-name="T3">key entry</text:span><text:span text:style-name="T84"> (see </text:span><text:span text:style-name="CrossRef"><text:reference-ref text:reference-format="text" text:ref-name="key.entries">Key Entries</text:reference-ref></text:span><text:span text:style-name="T65">) in the </text:span><text:span text:style-name="CrossRef"><text:reference-ref text:reference-format="text" text:ref-name="cred.db">Credential Database</text:reference-ref></text:span><text:span text:style-name="T84"> where the key-pair and its protection attributes are stored.</text:span></text:p>
      <text:p text:style-name="P41"/>
      <text:p text:style-name="P106"/>
      <text:p text:style-name="P106"/>
      <text:p text:style-name="P106"/>
      <text:p text:style-name="P106"/>
      <text:p text:style-name="P97">Continued on the next page...</text:p>
      <text:p text:style-name="P123"/>
      <text:p text:style-name="P114">The following operations match the mandatory to support key generation and attestation algorithm:</text:p>
      <text:p text:style-name="P106"/>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1"/>
            <text:p text:style-name="P134">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35"><text:span text:style-name="T42"><text:tab/>Data </text:span><text:span text:style-name="T137">=</text:span><text:span text:style-name="T42"> </text:span><text:span text:style-name="T92">id</text:span><text:span text:style-name="T42"> </text:span><text:span text:style-name="T43">||</text:span><text:span text:style-name="T42"> </text:span><text:span text:style-name="T92">keyEntryAlgorithm</text:span><text:span text:style-name="T43"> || </text:span><text:span text:style-name="T92">serverSeed</text:span><text:span text:style-name="T43"> ||<text:line-break/></text:span><text:span text:style-name="T92"> </text:span><text:span text:style-name="T43"><text:s text:c="12"/></text:span><text:span text:style-name="T70"><text:s/></text:span><text:span text:style-name="T43"><text:s text:c="10"/></text:span><text:span text:style-name="T42">PINPolicyReference</text:span><text:span text:style-name="T43"> || </text:span><text:span text:style-name="T42">PINValueReference</text:span><text:span text:style-name="T43"> ||<text:line-break/></text:span><text:span text:style-name="T92"> </text:span><text:span text:style-name="T43"><text:s text:c="12"/></text:span><text:span text:style-name="T70"><text:s/></text:span><text:span text:style-name="T43"><text:s text:c="10"/></text:span><text:span text:style-name="T92">devicePinProtection</text:span><text:span text:style-name="T43"> || </text:span><text:span text:style-name="T92">enablePinCaching</text:span><text:span text:style-name="T43"> ||<text:line-break/></text:span><text:span text:style-name="T92"> </text:span><text:span text:style-name="T43"><text:s text:c="12"/></text:span><text:span text:style-name="T70"><text:s/></text:span><text:span text:style-name="T43"><text:s text:c="10"/></text:span><text:span text:style-name="T92">biometricProtection</text:span><text:span text:style-name="T43"> || </text:span><text:span text:style-name="T92">exportProtection</text:span><text:span text:style-name="T43"> ||<text:line-break/> <text:s text:c="24"/></text:span><text:span text:style-name="T92">deleteProtection</text:span><text:span text:style-name="T43"> ||</text:span><text:span text:style-name="T42"> </text:span><text:span text:style-name="T92">appUsage</text:span><text:span text:style-name="T43"> || </text:span><text:span text:style-name="T92">friendlyName</text:span><text:span text:style-name="T43"> ||<text:line-break/> <text:s text:c="24"/></text:span><text:span text:style-name="T92">keyAlgorithm</text:span><text:span text:style-name="T43"> ||</text:span><text:span text:style-name="T42"> </text:span><text:span text:style-name="T92">keyParameters</text:span><text:span text:style-name="T43"> [||</text:span><text:span text:style-name="T42"> </text:span><text:span text:style-name="T92">endorsedAlgorithm...</text:span><text:span text:style-name="T43">]</text:span></text:p>
            <text:p text:style-name="P132"><text:span text:style-name="T42">PINPolicyReference</text:span><text:span text:style-name="T43"> is set <text:s/>to </text:span><text:span text:style-name="T94">""</text:span><text:span text:style-name="T43"> if </text:span><text:span text:style-name="T92">pinPolicyHandle</text:span><text:span text:style-name="T43"> is zero, else it is set to the </text:span><text:span text:style-name="T92">id</text:span><text:span text:style-name="T43"> of the referenced<text:line-break/>PIN policy object.</text:span></text:p>
            <text:p text:style-name="P132"><text:span text:style-name="T42">PINValueReference</text:span><text:span text:style-name="T43"> is set to </text:span><text:span text:style-name="T94">""</text:span><text:span text:style-name="T43"> if </text:span><text:span text:style-name="T92">pinPolicyHandle</text:span><text:span text:style-name="T43"> is zero, or if the PIN is </text:span><text:span text:style-name="CrossRef"><text:span text:style-name="T75"><text:reference-ref text:reference-format="text" text:ref-name="pinuserdefined">userDefined</text:reference-ref></text:span></text:span>, else it is set to the <text:span text:style-name="T2">encrypted</text:span> <text:span text:style-name="T97">pinValue</text:span>.</text:p>
            <text:p text:style-name="P131"/>
            <text:p text:style-name="P155"><text:reference-mark-start text:name="key.attestation.data"/><text:span text:style-name="T95">attestation</text:span><text:reference-mark-end text:name="key.attestation.data"/><text:span text:style-name="T81"> vouches for </text:span><text:span text:style-name="T84">that generated key-pairs actually reside in the SKS by attesting (s</text:span><text:span text:style-name="T49">ee </text:span><text:span text:style-name="CrossRef"><text:reference-ref text:reference-format="text" text:ref-name="SKSAttestations">Attestations</text:reference-ref></text:span><text:span text:style-name="T84">) keys according to the following </text:span><text:span text:style-name="T3">Data</text:span><text:span text:style-name="T84"> scheme:</text:span></text:p>
            <text:p text:style-name="P133"><text:span text:style-name="T42"><text:tab/>Data </text:span><text:span text:style-name="T137">=</text:span><text:span text:style-name="T42"> </text:span><text:span text:style-name="T92">id</text:span><text:span text:style-name="T42"> </text:span><text:span text:style-name="T43">|| </text:span><text:span text:style-name="T92">publicKey</text:span><text:line-break/></text:p>
          </table:table-cell>
        </table:table-row>
      </table:table>
      <text:p text:style-name="Standard"/>
      <text:p text:style-name="Standard"/>
      <text:p text:style-name="P54">Remarks</text:p>
      <text:p text:style-name="P50"><text:span text:style-name="T95">keyHandle</text:span><text:span text:style-name="T81"> </text:span><text:span text:style-name="T79">must</text:span><text:span text:style-name="T81"> be </text:span><text:span text:style-name="T3">static</text:span><text:span text:style-name="T81">, </text:span><text:span text:style-name="T3">unique</text:span><text:span text:style-name="T81"> and </text:span><text:span text:style-name="T3">never be reused</text:span><text:span text:style-name="T81">. <text:s/>Note that a </text:span><text:span text:style-name="T92">keyHandle</text:span><text:span text:style-name="T81"> returned by </text:span><text:span text:style-name="T97">createKeyEntry</text:span><text:span text:style-name="T81"> </text:span><text:span text:style-name="T77">must not</text:span><text:span text:style-name="T81"> be featured in </text:span><text:span text:style-name="CrossRef"><text:span text:style-name="T75"><text:reference-ref text:reference-format="text" text:ref-name="user.api">User API</text:reference-ref></text:span></text:span><text:span text:style-name="T81"> operations until the associated provisioning session has been closed (see </text:span><text:span text:style-name="CrossRef"><text:span text:style-name="T75"><text:reference-ref text:reference-format="text" text:ref-name="closeProvisioningSession">closeProvisioningSession</text:reference-ref></text:span></text:span><text:span text:style-name="T81">).</text:span></text:p>
      <text:p text:style-name="P50"><text:reference-mark-start text:name="object.ids"/><text:span text:style-name="T81">Object IDs</text:span><text:reference-mark-end text:name="object.ids"/><text:span text:style-name="T81"> for </text:span><text:span text:style-name="CrossRef"><text:span text:style-name="T75"><text:reference-ref text:reference-format="text" text:ref-name="createKeyPair">createKeyEntry</text:reference-ref></text:span></text:span><text:span text:style-name="T84">, </text:span><text:span text:style-name="CrossRef"><text:span text:style-name="T75"><text:reference-ref text:reference-format="text" text:ref-name="createPINPolicy">createPinPolicy</text:reference-ref></text:span></text:span><text:span text:style-name="T84"> and </text:span><text:span text:style-name="CrossRef"><text:span text:style-name="T75"><text:reference-ref text:reference-format="text" text:ref-name="createPUKPolicy">createPukPolicy</text:reference-ref></text:span></text:span><text:span text:style-name="T84"> </text:span><text:span text:style-name="T3">share a common namespace</text:span><text:span text:style-name="T84"> but the namespace is entirely local to the </text:span><text:span text:style-name="T3">provisioning session</text:span><text:span text:style-name="T84">. <text:s/>Although only static identifiers are used in the examples, Object IDs </text:span><text:span text:style-name="T3">may be randomized</text:span><text:span text:style-name="T84"> to increase entropy of </text:span><text:span text:style-name="CrossRef"><text:reference-ref text:reference-format="text" text:ref-name="MACOperations">MAC Operations</text:reference-ref></text:span><text:span text:style-name="T84">.</text:span></text:p>
      <text:p text:style-name="P50"><text:reference-mark-start text:name="issuer.seed"/><text:span text:style-name="T89">serverSeed</text:span><text:reference-mark-end text:name="issuer.seed"/> <text:span text:style-name="T36">must</text:span> be a 0-64 byte binary string holding a <text:span text:style-name="T2">random number seed</text:span>. <text:s/>How <text:span text:style-name="T89">serverSeed</text:span> is applied to the random number generation process is <text:span text:style-name="T2">unspecified</text:span> with the exception that a zero-byte input string <text:span text:style-name="T35">must not</text:span> affect the SKS internal random number generation.</text:p>
      <text:p text:style-name="Text_20_body">For RSA keys with <text:span text:style-name="T2">variable</text:span> exponent <text:reference-mark-start text:name="key.param"/><text:span text:style-name="T97">keyParameters</text:span><text:reference-mark-end text:name="key.param"/> <text:span text:style-name="T36">must</text:span> be 1-8 bytes holding a positive big-endian integer, else <text:span text:style-name="T97">keyParameters</text:span> <text:span text:style-name="T36">must</text:span> be of zero length.</text:p>
      <text:p text:style-name="P50"><text:span text:style-name="T84">A non-zero </text:span><text:span text:style-name="T95">biometricProtection</text:span><text:span text:style-name="T84"> value presumes that the target SKS supports </text:span><text:span text:style-name="CrossRef"><text:reference-ref text:reference-format="text" text:ref-name="biometricoption">Biometric Protection</text:reference-ref></text:span><text:span text:style-name="T84">,</text:span><text:span text:style-name="T81"> otherwise an </text:span><text:span text:style-name="T3">error</text:span><text:span text:style-name="T81"> </text:span><text:span text:style-name="T77">must be</text:span><text:span text:style-name="T81"> returned. </text:span><text:span text:style-name="T84"><text:s/>See </text:span><text:span text:style-name="CrossRef"><text:reference-ref text:reference-format="text" text:ref-name="getDeviceData">getDeviceInfo</text:reference-ref></text:span><text:span text:style-name="T84">.</text:span></text:p>
      <text:p text:style-name="Text_20_body"><text:span text:style-name="T92">endorsedAlgorithm</text:span><text:span text:style-name="T43"> URIs </text:span><text:span text:style-name="T46">must</text:span><text:span text:style-name="T43"> be </text:span><text:span text:style-name="T42">sorted in ascending alphabetical order</text:span><text:span text:style-name="T43"> before calling </text:span><text:span text:style-name="T92">createKeyEntry</text:span><text:span text:style-name="T43">.</text:span></text:p>
      <text:p text:style-name="Text_20_body"><text:span text:style-name="T92">endorsedAlgorithm</text:span><text:span text:style-name="T43"> URIs </text:span><text:span text:style-name="T46">must</text:span><text:span text:style-name="T43"> be checked for compatibility with </text:span><text:span text:style-name="CrossRef"><text:span text:style-name="T75"><text:reference-ref text:reference-format="text" text:ref-name="algo.support">Algorithm Support</text:reference-ref></text:span></text:span>.</text:p>
      <text:p text:style-name="Text_20_body"><text:span text:style-name="T92">endorsedAlgorithm</text:span><text:span text:style-name="T43"> compliance </text:span><text:span text:style-name="T46">must</text:span><text:span text:style-name="T43"> be </text:span><text:span text:style-name="T42">enforced</text:span><text:span text:style-name="T43"> by the</text:span> <text:span text:style-name="CrossRef"><text:span text:style-name="T75"><text:reference-ref text:reference-format="text" text:ref-name="user.api">User API</text:reference-ref></text:span></text:span><text:span text:style-name="T43">.</text:span></text:p>
      <text:p text:style-name="Text_20_body"><text:span text:style-name="T92">endorsedAlgorithm</text:span><text:span text:style-name="T43"> URIs </text:span><text:span text:style-name="T46">must not</text:span><text:span text:style-name="T43"> be checked against actual key material during </text:span><text:span text:style-name="T92">createKeyEntry</text:span>. <text:s/>This check <text:span text:style-name="T36">must</text:span> be <text:span text:style-name="T2">deferred</text:span> to <text:span text:style-name="CrossRef"><text:span text:style-name="T75"><text:reference-ref text:reference-format="text" text:ref-name="closeProvisioningSession">closeProvisioningSession</text:reference-ref></text:span></text:span><text:span text:style-name="T43">.</text:span></text:p>
      <text:p text:style-name="Text_20_body"><text:span text:style-name="T43">If no </text:span><text:span text:style-name="T92">endorsedAlgorithm</text:span><text:span text:style-name="T43"> URIs are specified, </text:span><text:span text:style-name="T42">the key is only constrained by the key material</text:span><text:span text:style-name="T43">.</text:span></text:p>
      <text:p text:style-name="P55"><text:span text:style-name="T75">With the special algorithm </text:span><text:span text:style-name="T96">http://xmlns.webpki.org/sks/algorithm#none</text:span><text:span text:style-name="T75"> (which is only permitted as a single </text:span><text:span text:style-name="T96">endorsedAlgorithm</text:span><text:span text:style-name="T75"> item), keys </text:span><text:span text:style-name="T77">must</text:span><text:span text:style-name="T75"> be </text:span>disabled<text:span text:style-name="T75"> from executing cryptographic operations through the </text:span><text:span text:style-name="CrossRef"><text:span text:style-name="T75"><text:reference-ref text:reference-format="text" text:ref-name="user.api">User API</text:reference-ref></text:span></text:span><text:span text:style-name="T75">.</text:span></text:p>
      <text:p text:style-name="P50"><text:span text:style-name="T84">A set</text:span><text:span text:style-name="T43"> </text:span><text:span text:style-name="T92">devicePinProtection</text:span><text:span text:style-name="T43"> </text:span><text:span text:style-name="T84">presumes that the target SKS supports a “device PUK/PIN”, </text:span><text:span text:style-name="T81">otherwise an </text:span><text:span text:style-name="T3">error</text:span><text:span text:style-name="T81"> </text:span><text:span text:style-name="T77">must be</text:span><text:span text:style-name="T81"> returned</text:span><text:span text:style-name="T84">. <text:s/>The characteristics of device PINs are out of scope for the SKS specification. <text:s/>See </text:span><text:span text:style-name="CrossRef"><text:reference-ref text:reference-format="text" text:ref-name="getDeviceData">getDeviceInfo</text:reference-ref></text:span><text:span text:style-name="T84">.</text:span></text:p>
      <text:p text:style-name="P50"><text:span text:style-name="T92">devicePinProtection</text:span><text:span text:style-name="T43"> </text:span><text:span text:style-name="T45">must not</text:span><text:span text:style-name="T43"> be combined with local PIN policy objects</text:span><text:span text:style-name="T84">.</text:span></text:p>
      <text:p text:style-name="Text_20_body"><text:soft-page-break/><text:reference-mark-start text:name="enable.pin.caching"/><text:span text:style-name="T89">enablePinCaching</text:span><text:reference-mark-end text:name="enable.pin.caching"/><text:span text:style-name="T84"> </text:span><text:span text:style-name="T36">must</text:span><text:span text:style-name="T84"> only be used with keys protected by local PIN policy objects having the </text:span><text:span text:style-name="CrossRef"><text:reference-ref text:reference-format="text" text:ref-name="input.method">inputMethod</text:reference-ref></text:span><text:span text:style-name="T84"> set to </text:span><text:span text:style-name="T89">"trusted-gui"</text:span><text:span text:style-name="T84">.</text:span></text:p>
      <text:p text:style-name="P50"><text:reference-mark-start text:name="pinvalue"/><text:span text:style-name="T95">pinValue</text:span><text:reference-mark-end text:name="pinvalue"/><text:span text:style-name="T49"> objects </text:span><text:span text:style-name="T54">must</text:span><text:span text:style-name="T49"> be set by the </text:span><text:span text:style-name="T42">caller</text:span><text:span text:style-name="T49"> as illustrated by the following pseudo code:</text:span></text:p>
      <text:p text:style-name="P128"><text:span text:style-name="T49">if (</text:span><text:span text:style-name="T95">pinPolicyHandle</text:span><text:span text:style-name="T49"> == 0) <text:s text:c="3"/>// No PIN or device PIN</text:span></text:p>
      <text:p text:style-name="P129"><text:s text:c="2"/>{</text:p>
      <text:p text:style-name="P128"><text:span text:style-name="T49"><text:s text:c="5"/></text:span><text:span text:style-name="T95">pinValue</text:span><text:span text:style-name="T49"> = </text:span><text:span text:style-name="T42">zero length array</text:span><text:span text:style-name="T43">;</text:span></text:p>
      <text:p text:style-name="P129"><text:s text:c="2"/>}</text:p>
      <text:p text:style-name="P128"><text:span text:style-name="T49">else if (</text:span><text:span text:style-name="T95">pinPolicyHandle.usedDefined</text:span><text:span text:style-name="T49">) <text:s text:c="5"/>// see </text:span><text:span text:style-name="CrossRef"><text:reference-ref text:reference-format="text" text:ref-name="pinuserdefined">userDefined</text:reference-ref></text:span></text:p>
      <text:p text:style-name="P129"><text:s text:c="2"/>{</text:p>
      <text:p text:style-name="P128"><text:span text:style-name="T49"><text:s text:c="5"/></text:span><text:span text:style-name="T95">pinValue</text:span><text:span text:style-name="T49"> = </text:span><text:span text:style-name="T42">user-defined clear text PIN value</text:span><text:span text:style-name="T43">; <text:s text:c="2"/>// taken from a local provisioning GUI</text:span></text:p>
      <text:p text:style-name="P129"><text:s text:c="2"/>}</text:p>
      <text:p text:style-name="P129">else</text:p>
      <text:p text:style-name="P129"><text:s text:c="2"/>{</text:p>
      <text:p text:style-name="P128"><text:span text:style-name="T49"><text:s text:c="5"/></text:span><text:span text:style-name="T95">pinValue</text:span><text:span text:style-name="T49"> = </text:span><text:span text:style-name="T42">encrypted issuer-set PIN value</text:span><text:span text:style-name="T43">; <text:s text:c="3"/>// see </text:span><text:span text:style-name="CrossRef"><text:span text:style-name="T75"><text:reference-ref text:reference-format="text" text:ref-name="EncryptedData">Encrypted Data</text:reference-ref></text:span></text:span></text:p>
      <text:p text:style-name="P129"><text:s text:c="2"/>}</text:p>
      <text:p text:style-name="P56"/>
      <text:p text:style-name="P56"/>
      <text:p text:style-name="P56"/>
      <text:p text:style-name="P50"><text:span text:style-name="T42"><text:line-break/></text:span><text:span text:style-name="T3">Continued on the next page...</text:span></text:p>
      <text:p text:style-name="P114">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2"><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text:span text:style-name="T130">KeyCreationRequest</text:span><text:reference-mark-end text:name="keyinitreq"/><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keyinit</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ukPolicySpecifiers</text:span><text:span text:style-name="T111">": [{</text:span><text:span text:style-name="T19"><text:line-break/></text:span><text:span text:style-name="T109">        </text:span><text:span text:style-name="T111">"</text:span><text:span text:style-name="T124">id</text:span><text:span text:style-name="T111">": "</text:span><text:span text:style-name="T129">PUK.1</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encryptedPuk</text:span><text:span text:style-name="T111">": "</text:span><text:span text:style-name="T129">xkELvWmx-nHdemfJItY-KmcArGNTsusM7jATLHKHC5U"</text:span><text:span text:style-name="T111">,</text:span><text:span text:style-name="T19"><text:line-break/></text:span><text:span text:style-name="T109">        </text:span><text:span text:style-name="T111">"</text:span><text:span text:style-name="T124">mac</text:span><text:span text:style-name="T111">": "</text:span><text:span text:style-name="T129">oNTuaVBPqgOGJE7xs1tNtICuzviE2wskcoW1kiuZIKg"</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6</text:span><text:span text:style-name="T111">,</text:span><text:span text:style-name="T19"><text:line-break/></text:span><text:span text:style-name="T115">            </text:span><text:span text:style-name="T114">"</text:span><text:span text:style-name="T126">maxLength</text:span><text:span text:style-name="T114">": </text:span><text:span text:style-name="T136">8</text:span><text:span text:style-name="T114">,</text:span><text:span text:style-name="T9"><text:line-break/></text:span><text:span text:style-name="T115">            </text:span><text:span text:style-name="T114">"</text:span><text:span text:style-name="T126">retryLimit</text:span><text:span text:style-name="T114">": </text:span><text:span text:style-name="T136">3</text:span><text:span text:style-name="T114">,</text:span></text:p>
            <text:p text:style-name="P72"><text:span text:style-name="T114"><text:s text:c="12"/>"</text:span><text:span text:style-name="T126">grouping</text:span><text:span text:style-name="T114">": "</text:span><text:span text:style-name="T133">shared</text:span><text:span text:style-name="T114">", </text:span><text:span text:style-name="T9"><text:line-break/></text:span><text:span text:style-name="T115">            </text:span><text:span text:style-name="T114">"</text:span><text:span text:style-name="T126">format</text:span><text:span text:style-name="T114">": "</text:span><text:span text:style-name="T133">numeric</text:span><text:span text:style-name="T114">",</text:span><text:span text:style-name="T9"><text:line-break/></text:span><text:span text:style-name="T115">         <text:s text:c="3"/></text:span><text:span text:style-name="T114">"</text:span><text:span text:style-name="T126">patternRestrictions</text:span><text:span text:style-name="T114">": ["</text:span><text:span text:style-name="T133">three-in-a-row</text:span><text:span text:style-name="T114">","</text:span><text:span text:style-name="T133">sequence</text:span><text:span text:style-name="T114">"],</text:span><text:span text:style-name="T106"><text:line-break/></text:span><text:span text:style-name="T115">            </text:span><text:span text:style-name="T114">"</text:span><text:span text:style-name="T126">mac</text:span><text:span text:style-name="T114">": "</text:span><text:span text:style-name="T133">Z3lMErjv6varAj5Ww31AAj8e_0QZjkYgFdtquDSf4G0"</text:span><text:span text:style-name="T114">,</text:span><text:span text:style-name="T9"><text:line-break/></text:span><text:span text:style-name="T115">            </text:span><text:span text:style-name="T114">"</text:span><text:span text:style-name="T126">keyEntrySpecifiers</text:span><text:span text:style-name="T114">": [</text:span></text:p>
            <text:p text:style-name="P72"><text:span text:style-name="T114"><text:s text:c="16"/>{</text:span><text:span text:style-name="T106"><text:line-break/></text:span><text:span text:style-name="T115">           <text:s text:c="9"/></text:span><text:span text:style-name="T114">"</text:span><text:span text:style-name="T126">id</text:span><text:span text:style-name="T114">": "</text:span><text:span text:style-name="T133">Key.1</text:span><text:span text:style-name="T114">",</text:span><text:span text:style-name="T106"><text:line-break/></text:span><text:span text:style-name="T115">        <text:s text:c="7"/>     </text:span><text:span text:style-name="T114">"</text:span><text:span text:style-name="T126">appUsage</text:span><text:span text:style-name="T114">": "</text:span><text:span text:style-name="T133">authentication</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rsa2048</text:span><text:span text:style-name="T114">",</text:span><text:span text:style-name="T106"><text:line-break/></text:span><text:span text:style-name="T115">            <text:s text:c="7"/> </text:span><text:span text:style-name="T114">"</text:span><text:span text:style-name="T126">mac</text:span><text:span text:style-name="T114">": "</text:span><text:span text:style-name="T133">ksg1ZwSfGrUjWPWpbK6wrhOKRH7TlwMc_V9N51GhFCc"</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06"><text:line-break/></text:span><text:span text:style-name="T115">              <text:s text:c="6"/></text:span><text:span text:style-name="T114">"</text:span><text:span text:style-name="T126">id</text:span><text:span text:style-name="T114">": "</text:span><text:span text:style-name="T133">Key.2</text:span><text:span text:style-name="T114">",</text:span><text:span text:style-name="T106"><text:line-break/></text:span><text:span text:style-name="T115">        <text:s text:c="7"/>     </text:span><text:span text:style-name="T114">"</text:span><text:span text:style-name="T126">appUsage</text:span><text:span text:style-name="T114">": "</text:span><text:span text:style-name="T133">signature</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ec.nist.p256</text:span><text:span text:style-name="T114">",</text:span><text:span text:style-name="T106"><text:line-break/></text:span><text:span text:style-name="T115">    <text:s text:c="7"/>         </text:span><text:span text:style-name="T114">"</text:span><text:span text:style-name="T126">mac</text:span><text:span text:style-name="T114">": "</text:span><text:span text:style-name="T133">dC--5J1yQ1SnP4WyRQv4sZJG9gPlq29wO4E2nnX5sFk"</text:span><text:span text:style-name="T106"><text:line-break/> <text:s/></text:span><text:span text:style-name="T115">           <text:s text:c="3"/></text:span><text:span text:style-name="T114">}</text:span></text:p>
            <text:p text:style-name="P82"><text:s text:c="12"/>]</text:p>
            <text:p text:style-name="P77"><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P44">This sequence should be interpreted as a request for an RSA key and an EC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6">must</text:span> be honoring.</text:p>
      <text:p text:style-name="P50"><text:span text:style-name="T84">In the sample </text:span><text:span text:style-name="CrossRef"><text:reference-ref text:reference-format="text" text:ref-name="keygen2">KeyGen2</text:reference-ref></text:span><text:span text:style-name="T84"> </text:span><text:span text:style-name="T3">default values</text:span><text:span text:style-name="T84"> have been utilized which is why there are few </text:span><text:span text:style-name="T3">visible</text:span><text:span text:style-name="T84"> key generation attributes.</text:span></text:p>
      <text:p text:style-name="P56"/>
      <text:p text:style-name="P56"/>
      <text:p text:style-name="P56"/>
      <text:p text:style-name="P42"><text:span text:style-name="T41"><text:line-break/></text:span><text:span text:style-name="T2">Continued on the next page...</text:span></text:p>
      <text:p text:style-name="P106"/>
      <text:p text:style-name="P114"><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87">createKeyEntry</text:span><text:span text:style-name="T84"> is translated as shown below:<text:line-break/></text:span></text:p>
      <table:table table:name="Table32" table:style-name="Table32">
        <table:table-column table:style-name="Table32.A"/>
        <table:table-row>
          <table:table-cell table:style-name="Table3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generatedKeys</text:span><text:span text:style-name="T111">": </text:span><text:span text:style-name="T111">[</text:span></text:p>
            <text:p text:style-name="P77"><text:span text:style-name="T111"><text:s text:c="8"/>{</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24">type</text:span><text:span text:style-name="T111">": "</text:span><text:span text:style-name="T129">RSA</text:span><text:span text:style-name="T111">",</text:span><text:span text:style-name="T138"><text:line-break/></text:span><text:span text:style-name="T109">                 </text:span><text:span text:style-name="T111">"</text:span><text:span text:style-name="T124">n</text:span><text:span text:style-name="T111">": "</text:span><text:span text:style-name="T129">soI7DCkNaGZtMP8QLMCu . . . TzTPWM6qFKWLzR45-3DWcP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bYNI0YTCnVXvuNUM1lm_grDC9U2c63nRbqchnpaoUV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2</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24">type</text:span><text:span text:style-name="T111">": "</text:span><text:span text:style-name="T129">EC</text:span><text:span text:style-name="T111">",</text:span><text:span text:style-name="T109"><text:line-break/>                 </text:span><text:span text:style-name="T111">"</text:span><text:span text:style-name="T124">curve</text:span><text:span text:style-name="T111">": "</text:span><text:span text:style-name="T129">P-256</text:span><text:span text:style-name="T111">",</text:span><text:span text:style-name="T19"><text:line-break/></text:span><text:span text:style-name="T109">                 </text:span><text:span text:style-name="T111">"</text:span><text:span text:style-name="T124">x</text:span><text:span text:style-name="T111">": "</text:span><text:span text:style-name="T129">nGlEGIaJp0aSJzD3aNsqt1QC3CCSGDgPTVG_2pFLQ6w"</text:span><text:span text:style-name="T111">,</text:span><text:span text:style-name="T19"><text:line-break/></text:span><text:span text:style-name="T109">                 </text:span><text:span text:style-name="T111">"</text:span><text:span text:style-name="T124">y</text:span><text:span text:style-name="T111">": "</text:span><text:span text:style-name="T129">XOa0-BbXVqqcvwBBOMvV1fs5BzbC9rLdBnXigWNy97o"</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TtScC3woIB_hGt3SmSvpggIB2Z33S87vSl94hCFFsSE"</text:span><text:span text:style-name="T19"><text:line-break/></text:span><text:span text:style-name="T109">         </text:span><text:span text:style-name="T111">}</text:span></text:p>
            <text:p text:style-name="P77"><text:span text:style-name="T111"><text:s text:c="4"/>]</text:span><text:span text:style-name="T19"><text:line-break/></text:span><text:span text:style-name="T111">}</text:span><text:span text:style-name="T19"> </text:span></text:p>
          </table:table-cell>
        </table:table-row>
      </table:table>
      <text:p text:style-name="P42"/>
      <text:p text:style-name="P48">A conforming server <text:span text:style-name="T35">must</text:span> after receival of the response verify that the number and IDs of returned keys match the request. <text:s/>In addition, each returned key <text:span text:style-name="T35">must</text:span> be checked for correctness regarding attestation data and that the generated public key actually complies with that of the request.</text:p>
      <text:h text:style-name="P187"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u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u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87">getKeyHandle</text:span> returns a <text:span text:style-name="T95">keyHandle</text:span> based on the provisioning session specific key ID.</text:p>
      <text:p text:style-name="P50">An invalid key <text:span text:style-name="T97">id</text:span> <text:span text:style-name="T36">must</text:span> return an error and abort the provisioning session.</text:p>
      <text:h text:style-name="P187"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u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ushort</text:p>
          </table:table-cell>
          <table:table-cell table:style-name="Table20.C2" office:value-type="string">
            <text:p text:style-name="P2">Non-zero value holding the number of <text:span text:style-name="T87">certificate</text:span> objects in the call</text:p>
          </table:table-cell>
        </table:table-row>
        <table:table-row table:style-name="Table20.2">
          <table:table-cell table:style-name="Table20.A2" office:value-type="string">
            <text:p text:style-name="P16">certificate...</text:p>
          </table:table-cell>
          <table:table-cell table:style-name="Table20.A2" office:value-type="string">
            <text:p text:style-name="P3">byte<text:span text:style-name="T71">⁮[</text:span><text:span text:style-name="T73"> </text:span><text:span text:style-name="T71">]</text:span></text:p>
          </table:table-cell>
          <table:table-cell table:style-name="Table20.C2" office:value-type="string">
            <text:p text:style-name="P84"><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span text:style-name="T37">‪‫‬‭‪‏‪‏</text:span><text:span text:style-name="T88">‎</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1">⁮[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setCertificatePath</text:span><text:span text:style-name="T84"> attaches an </text:span><text:span text:style-name="CrossRef"><text:reference-ref text:reference-format="text" text:ref-name="X.509">X.509</text:reference-ref></text:span><text:span text:style-name="T84"> certificate path to an already created key-pair. <text:s/>See </text:span><text:span text:style-name="CrossRef"><text:reference-ref text:reference-format="text" text:ref-name="createKeyPair">createKeyEntry</text:reference-ref></text:span><text:span text:style-name="T84">.</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text:line-break/></text:span><text:span text:style-name="CrossRef"><text:span text:style-name="T75"><text:reference-ref text:reference-format="text" text:ref-name="eecert">End-Entity Certificate</text:reference-ref></text:span></text:span><text:span text:style-name="T49"> </text:span><text:span text:style-name="T42">usually</text:span><text:span text:style-name="T49"> holding the public key of the target key‑pair. <text:s/>The</text:span><text:span text:style-name="T104"> path </text:span><text:span text:style-name="T49">does though not have to be complete (include all upper-level CAs). <text:s/>Path validity </text:span><text:span text:style-name="T48">should</text:span><text:span text:style-name="T49"> be verified by the provisioning middleware before calling this method.</text:span></text:p>
      <text:p text:style-name="Text_20_body"><text:span text:style-name="T49">Individual </text:span><text:span text:style-name="T95">certificate</text:span><text:span text:style-name="T49"> objects </text:span><text:span text:style-name="T53">must not</text:span><text:span text:style-name="T49"> exceed </text:span><text:span text:style-name="CrossRef"><text:reference-ref text:reference-format="text" text:ref-name="cryptodatasize">cryptoDataSize</text:reference-ref></text:span><text:span text:style-name="T49">.</text:span></text:p>
      <text:p text:style-name="Text_20_body"><text:span text:style-name="T49">Note that a</text:span><text:span text:style-name="T84">n SKS </text:span><text:span text:style-name="T38">must not</text:span><text:span text:style-name="T84"> not attempt to verify that the </text:span><text:span text:style-name="CrossRef"><text:span text:style-name="T75"><text:reference-ref text:reference-format="text" text:ref-name="eecert">End-Entity Certificate</text:reference-ref></text:span></text:span><text:span text:style-name="T84"> and </text:span><text:span text:style-name="T92">keyHandle.</text:span><text:span text:style-name="CrossRef"><text:span text:style-name="T75"><text:reference-ref text:reference-format="text" text:ref-name="keyentry.publickey">publicKey</text:reference-ref></text:span></text:span><text:span text:style-name="T84"> match because that would disable the </text:span><text:span text:style-name="CrossRef"><text:span text:style-name="T103"><text:reference-ref text:reference-format="text" text:ref-name="restorePrivateKey">importPrivateKey</text:reference-ref></text:span></text:span><text:span text:style-name="T84"> method. <text:s/>It is the </text:span><text:span text:style-name="T84">MAC operation that is facilitating a cryptographically verifiable binding between the certificate path and the designated key entry.</text:span></text:p>
      <text:p text:style-name="Text_20_body">The <text:span text:style-name="T43">MAC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2"> </text:span><text:span text:style-name="T92">keyHandle.</text:span><text:span text:style-name="CrossRef"><text:span text:style-name="T75"><text:reference-ref text:reference-format="text" text:ref-name="keyentry.publickey">publicKey</text:reference-ref></text:span></text:span><text:span text:style-name="T43"> || </text:span><text:span text:style-name="T92">keyHandle.</text:span><text:span text:style-name="CrossRef"><text:span text:style-name="T75"><text:reference-ref text:reference-format="text" text:ref-name="keyentry.id">id</text:reference-ref></text:span></text:span><text:span text:style-name="T43"> || </text:span><text:span text:style-name="T92">certificate...</text:span></text:p>
      <text:p text:style-name="Standard"/>
      <text:p text:style-name="P42">A compliant SKS <text:span text:style-name="T36">must</text:span> <text:span text:style-name="T36">not</text:span> accept multiple key entries being associated by the same <text:span text:style-name="CrossRef"><text:span text:style-name="T75"><text:reference-ref text:reference-format="text" text:ref-name="eecert">End-Entity Certificate</text:reference-ref></text:span></text:span> unless the conflicting key is subject to a <text:span text:style-name="CrossRef"><text:span text:style-name="T75"><text:reference-ref text:reference-format="text" text:ref-name="pp.uodate">postUpdateKey</text:reference-ref></text:span></text:span> or <text:span text:style-name="CrossRef"><text:span text:style-name="T75"><text:reference-ref text:reference-format="text" text:ref-name="pp.delkey">postDeleteKey</text:reference-ref></text:span></text:span> operation.</text:p>
      <text:p text:style-name="Text_20_body"><text:span text:style-name="T84">A compliant SKS </text:span><text:span text:style-name="T36">must</text:span><text:span text:style-name="T84"> verify that the public key of the </text:span><text:span text:style-name="CrossRef"><text:span text:style-name="T75"><text:reference-ref text:reference-format="text" text:ref-name="eecert">End-Entity Certificate</text:reference-ref></text:span></text:span><text:span text:style-name="T84">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P42"/>
      <text:p text:style-name="P42"/>
      <text:p text:style-name="P42"/>
      <text:p text:style-name="P42"/>
      <text:p text:style-name="P55">Continued on the next page...</text:p>
      <text:p text:style-name="P89"/>
      <text:p text:style-name="P114"><text:span text:style-name="T43">The following </text:span><text:span text:style-name="CrossRef"><text:span text:style-name="T75"><text:reference-ref text:reference-format="text" text:ref-name="keygen2">KeyGen2</text:reference-ref></text:span></text:span><text:span text:style-name="T43"> object shows its interaction with </text:span><text:span text:style-name="T92">setCertificatePath</text:span><text:span text:style-name="T43">:<text:line-break/></text:span></text:p>
      <table:table table:name="Table28" table:style-name="Table28">
        <table:table-column table:style-name="Table28.A"/>
        <table:table-row>
          <table:table-cell table:style-name="Table28.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reference-mark-start text:name="cred.depl.req"/><text:span text:style-name="T133">ProvisioningFinalizationRequest</text:span><text:reference-mark-end text:name="cred.depl.req"/><text:span text:style-name="T114">",</text:span><text:span text:style-name="T139"><text:line-break/></text:span><text:span text:style-name="T115">    </text:span><text:span text:style-name="T114">"</text:span><text:span text:style-name="T126">serverSessionId</text:span><text:span text:style-name="T114">": "</text:span><text:span text:style-name="T133">1417fa0ad90cEhH32g3fqhY_6EbeenlK</text:span><text:span text:style-name="T114">",</text:span><text:span text:style-name="T139"><text:line-break/></text:span><text:span text:style-name="T115">    </text:span><text:span text:style-name="T114">"</text:span><text:span text:style-name="T126">clientSessionId</text:span><text:span text:style-name="T114">": "</text:span><text:span text:style-name="T133">jPGg77Uqp_A59u7Yo4laSRBZMxmoeLay</text:span><text:span text:style-name="T114">",</text:span><text:span text:style-name="T139"><text:line-break/></text:span><text:span text:style-name="T115">    </text:span><text:span text:style-name="T114">"</text:span><text:span text:style-name="T126">submitUrl</text:span><text:span text:style-name="T114">": "</text:span><text:span text:style-name="T133">https://issuer.example.com/finalize</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3">MIIDbDCCAlSgAwIBAgIGAUF_oLFEMA0GCS . . . LNTAajQcWBwAmvX5dvIzg"</text:span><text:span text:style-name="T114">,</text:span></text:p>
            <text:p text:style-name="Standard"><text:span text:style-name="T114">            "</text:span><text:span text:style-name="T133">MIIDYTCCAkmgAwIBAgIGAUGCqAG . . . qqN3fG5GMaTCZNuJfRQJyU"</text:span><text:span text:style-name="T114"><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b3hr4Rc6pHo-MuJYGvvAzdV3knV6tVLphdzDUTEfa9w"</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DGfjSX3JaLVeWd2Q-PS7pKvKwIbOvlqZR0hlu2GSVIs"</text:span><text:span text:style-name="T114">,</text:span><text:span text:style-name="T139"><text:line-break/></text:span><text:span text:style-name="T115">    </text:span><text:span text:style-name="T114">"</text:span><text:span text:style-name="T126">mac</text:span><text:span text:style-name="T114">": "</text:span><text:span text:style-name="T133">6RYr-Lech-bMdttEWJP_cyPNPt0Iw_YXVqx3UuCouNE"</text:span><text:span text:style-name="T139"><text:line-break/></text:span><text:span text:style-name="T114">}</text:span><text:span text:style-name="T139"> </text:span></text:p>
          </table:table-cell>
        </table:table-row>
      </table:table>
      <text:p text:style-name="Text_20_body"/>
      <text:p text:style-name="Standard">The <text:span text:style-name="T87">certificatePath</text:span> array <text:span text:style-name="T36">must</text:span> hold a <text:span text:style-name="T2">sorted</text:span> certificate path.</text:p>
      <text:p text:style-name="Standard"/>
      <text:p text:style-name="Text_20_body"><text:span text:style-name="T65">The owning </text:span><text:span text:style-name="T87">provisioningHandle</text:span> and local <text:span text:style-name="T87">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97">clientSessionId</text:span>, <text:span text:style-name="T97">serverSessionId</text:span> and <text:span text:style-name="T97">id</text:span> attributes respectively.</text:p>
      <text:h text:style-name="P187"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u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1">⁮[</text:span><text:span text:style-name="T73"> </text:span><text:span text:style-name="T71">]</text:span></text:p>
          </table:table-cell>
          <table:table-cell table:style-name="Table26.C2" office:value-type="string">
            <text:p text:style-name="P2">Raw symmetric key encrypted as described in<text:span text:style-name="T81"> </text:span><text:span text:style-name="CrossRef"><text:span text:style-name="T75"><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1">⁮[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SymmetricKey</text:span><text:span text:style-name="T84"> imports and links a symmetric key to an already created key-pair and certificate.</text:span></text:p>
      <text:p text:style-name="P154"><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3"><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4"><text:span text:style-name="T49">Note that </text:span><text:span text:style-name="T95">encryptedKey</text:span><text:span text:style-name="T49"> objects </text:span><text:span text:style-name="T53">must be</text:span><text:span text:style-name="T49"> MACed in </text:span><text:span text:style-name="T42">encrypted form</text:span><text:span text:style-name="T49"> and </text:span><text:span text:style-name="T42">then</text:span><text:span text:style-name="T49"> decrypted by the SKS before storing.</text:span></text:p>
      <text:p text:style-name="P44"><text:span text:style-name="T49">Symmetric keys </text:span><text:span text:style-name="T53">must not</text:span><text:span text:style-name="T49"> exceed 128 bytes.</text:span></text:p>
      <text:p text:style-name="Text_20_body"><text:span text:style-name="T43">With the special </text:span><text:span text:style-name="CrossRef"><text:span text:style-name="T75"><text:reference-ref text:reference-format="text" text:ref-name="endorsedalg">endorsedAlgorithm</text:reference-ref></text:span></text:span><text:span text:style-name="T43"> </text:span><text:span text:style-name="T92">http://xmlns.webpki.org/sks/algorithm#none</text:span><text:span text:style-name="T43"> arbitrary static shared secrets can be specified. <text:s/>When used together with </text:span><text:span text:style-name="CrossRef"><text:span text:style-name="T75"><text:reference-ref text:reference-format="text" text:ref-name="exportkey">exportKey</text:reference-ref></text:span></text:span><text:span text:style-name="T43">, a suitable PIN policy and a </text:span><text:span text:style-name="CrossRef"><text:span text:style-name="T75"><text:reference-ref text:reference-format="text" text:ref-name="propertybag">propertyBags</text:reference-ref></text:span></text:span><text:span text:style-name="T43"> object holding site information, an SKS could then also serve as a </text:span><text:span text:style-name="T42">browser password store</text:span><text:span text:style-name="T43">.</text:span></text:p>
      <text:p text:style-name="Text_20_body"><text:span text:style-name="T43">After </text:span><text:span text:style-name="T92">importSymmetricKey</text:span><text:span text:style-name="T43"> has been called the key entry is marked as “symmetric”. <text:s/>That is, </text:span><text:span text:style-name="T42">the private key is disabled</text:span><text:span text:style-name="T43"> as well as all operations associated with it. <text:s/>See </text:span><text:span text:style-name="CrossRef"><text:span text:style-name="T75"><text:reference-ref text:reference-format="text" text:ref-name="get.key.attr">getKeyAttributes</text:reference-ref></text:span></text:span><text:span text:style-name="T43">.</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SymmetricKey</text:span>.</text:p>
      <text:p text:style-name="P52"/>
      <text:p text:style-name="P41"/>
      <text:p text:style-name="P42"/>
      <text:p text:style-name="P42"/>
      <text:p text:style-name="P55">Continued on the next page...</text:p>
      <text:p text:style-name="P90"/>
      <text:p text:style-name="P114"><text:span text:style-name="T49">The following </text:span><text:span text:style-name="CrossRef"><text:reference-ref text:reference-format="text" text:ref-name="keygen2">KeyGen2</text:reference-ref></text:span><text:span text:style-name="T49"> steps show how symmetric keys are provisioned. <text:s/>First the server issues a key-pair request:</text:span></text:p>
      <text:p text:style-name="P90"/>
      <table:table table:name="Table101" table:style-name="Table101">
        <table:table-column table:style-name="Table101.A"/>
        <table:table-row>
          <table:table-cell table:style-name="Table101.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sym"/><text:span text:style-name="T129">KeyCreationRequest</text:span><text:reference-mark-end text:name="keyinitreq-sym"/><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keyinit</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4</text:span><text:span text:style-name="T111">,</text:span><text:span text:style-name="T19"><text:line-break/></text:span><text:span text:style-name="T109">        </text:span><text:span text:style-name="T111">"</text:span><text:span text:style-name="T124">maxLength</text:span><text:span text:style-name="T111">": </text:span><text:span text:style-name="T134">8</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mac</text:span><text:span text:style-name="T111">": "</text:span><text:span text:style-name="T129">OvfnCQy7y0v3C234ESYu3KE0iQ1We9JWAipQ-1J0A64"</text:span><text:span text:style-name="T111">,</text:span><text:span text:style-name="T19"><text:line-break/></text:span><text:span text:style-name="T109">        </text:span><text:span text:style-name="T111">"</text:span><text:span text:style-name="T124">keyEntrySpecifiers</text:span><text:span text:style-name="T111">": [{</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appUsage</text:span><text:span text:style-name="T111">": "</text:span><text:span text:style-name="T129">authentication</text:span><text:span text:style-name="T111">",</text:span><text:span text:style-name="T19"><text:line-break/></text:span><text:span text:style-name="T109">             </text:span><text:span text:style-name="T111">"</text:span><text:span text:style-name="T124">keyAlgorithm</text:span><text:span text:style-name="T111">": "</text:span><text:span text:style-name="T129">http://xmlns.webpki.org/sks/algorithm#rsa2048</text:span><text:span text:style-name="T111">",</text:span><text:span text:style-name="T19"><text:line-break/></text:span><text:span text:style-name="T109">             </text:span><text:span text:style-name="T111">"</text:span><text:span text:style-name="T124">endorsedAlgorithms</text:span><text:span text:style-name="T111">": ["</text:span><text:span text:style-name="T129">http://www.w3.org/2000/09/xmldsig#hmac-sha1</text:span><text:span text:style-name="T111">"],</text:span><text:span text:style-name="T19"><text:line-break/></text:span><text:span text:style-name="T109">             </text:span><text:span text:style-name="T111">"</text:span><text:span text:style-name="T124">mac</text:span><text:span text:style-name="T111">": "</text:span><text:span text:style-name="T129">5s7dC3SX-jZxjPN7Gg3ssvfX-gOYjcsMEWUn8P3dU7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75"><text:reference-ref text:reference-format="text" text:ref-name="endorsedalg">endorsedAlgorithm</text:reference-ref></text:span></text:span> declaration which in the sample limit symmetric key operations to <text:span text:style-name="CrossRef"><text:span text:style-name="T75"><text:reference-ref text:reference-format="text" text:ref-name="hmac_sha1">HMAC-SHA1</text:reference-ref></text:span></text:span>.</text:p>
      <text:p text:style-name="Text_20_body"/>
      <text:p text:style-name="P90">After receiving the request the client generates a compatible key-pair and a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generatedKeys</text:span><text:span text:style-name="T111">": [{</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24">type</text:span><text:span text:style-name="T111">": "</text:span><text:span text:style-name="T129">RSA",</text:span><text:span text:style-name="T19"><text:line-break/></text:span><text:span text:style-name="T109">             </text:span><text:span text:style-name="T111">"</text:span><text:span text:style-name="T124">n</text:span><text:span text:style-name="T111">": "</text:span><text:span text:style-name="T129">u6peYjs2LQjo3EiaYK4XlvRdMxLMA7 . . . VCsOAgDVfo8vf3RNmWH53F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grWmZzeyah1OjlvT8KJ3-hOZHx599fnKH4RtbEysiKI"</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90"/>
      <text:p text:style-name="P52"/>
      <text:p text:style-name="P41"/>
      <text:p text:style-name="P55">Continued on the next page...</text:p>
      <text:p text:style-name="P90"/>
      <text:p text:style-name="P115">The server then responds with a PKI-compliant certified public key including an encrypted “piggybacked” symmetric key:</text:p>
      <text:p text:style-name="P90"/>
      <table:table table:name="Table31" table:style-name="Table31">
        <table:table-column table:style-name="Table31.A"/>
        <table:table-row>
          <table:table-cell table:style-name="Table31.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38"><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DFjCCAf6gAwIBAgIGAUF_oMFSMA0G . . . EJwsqSLO88IVL5jpwW036AVtW3BhILP_Q"</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go5cioJmIzyNROKfrA0jGZEmoq_6w15YeLdz8QYq8ns"</text:span><text:span text:style-name="T111">,</text:span><text:span text:style-name="T138"><text:line-break/></text:span><text:span text:style-name="T109">        </text:span><text:span text:style-name="T111">"</text:span><text:span text:style-name="T124">ImportSymmetricKey</text:span><text:span text:style-name="T111">": {</text:span><text:span text:style-name="T138"><text:line-break/></text:span><text:span text:style-name="T109">    <text:s text:c="3"/>     </text:span><text:span text:style-name="T111">"</text:span><text:span text:style-name="T124">encryptedKey</text:span><text:span text:style-name="T111">": "</text:span><text:span text:style-name="T129">oh1J_luDY0jfQYVokvhRvSMw3nfOxiGAVu_x9qAg3RJtwt6uhLtNNmukVb4gqx6a</text:span><text:span text:style-name="T111">",</text:span><text:span text:style-name="T138"><text:line-break/></text:span><text:span text:style-name="T109">       <text:s text:c="3"/>  </text:span><text:span text:style-name="T111">"</text:span><text:span text:style-name="T124">mac</text:span><text:span text:style-name="T111">": "</text:span><text:span text:style-name="T129">y0T2uVwaJrUQVPna9CtpgdNxzPdvjRYr_kdx8uaDyTc"</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R7sXoLU2vYoETzmeO6cTNiWJADILyUso-2dZhzhgDBM"</text:span><text:span text:style-name="T111">,</text:span><text:span text:style-name="T138"><text:line-break/></text:span><text:span text:style-name="T109">    </text:span><text:span text:style-name="T111">"</text:span><text:span text:style-name="T124">mac</text:span><text:span text:style-name="T111">": "</text:span><text:span text:style-name="T129">Ks9BCNsBQ407Bv1wa4pAx7WqWXeyttbLEyzARZ7sOH4"</text:span><text:span text:style-name="T138"><text:line-break/></text:span><text:span text:style-name="T111">}</text:span><text:span text:style-name="T138"> </text:span></text:p>
          </table:table-cell>
        </table:table-row>
      </table:table>
      <text:p text:style-name="Text_20_body"/>
      <text:p text:style-name="P44"><text:span text:style-name="T49">For details on how to map keys and sessions, see </text:span><text:span text:style-name="CrossRef"><text:reference-ref text:reference-format="text" text:ref-name="setCertificatePath">setCertificatePath</text:reference-ref></text:span><text:span text:style-name="T49">.</text:span></text:p>
      <text:p text:style-name="Text_20_body"/>
      <table:table table:name="Table114" table:style-name="Table114">
        <table:table-column table:style-name="Table114.A"/>
        <table:table-row>
          <table:table-cell table:style-name="Table114.A1" office:value-type="string">
            <text:p text:style-name="Standard"><text:span text:style-name="T43">Note that the </text:span><text:span text:style-name="CrossRef"><text:span text:style-name="T75"><text:reference-ref text:reference-format="text" text:ref-name="X.509">X.509</text:reference-ref></text:span></text:span><text:span text:style-name="T43">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87"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u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1">⁮[</text:span><text:span text:style-name="T73"> </text:span><text:span text:style-name="T71">]</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1">⁮[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PrivateKey</text:span><text:span text:style-name="T84"> replaces a generated private key with a key supplied by the issuer.</text:span></text:p>
      <text:p text:style-name="Text_20_body"><text:span text:style-name="T43">The purpose of </text:span><text:span text:style-name="T92">importPrivateKey</text:span><text:span text:style-name="T43"> (preceded by </text:span><text:span text:style-name="CrossRef"><text:span text:style-name="T75"><text:reference-ref text:reference-format="text" text:ref-name="setCertificatePath">setCertificatePath</text:reference-ref></text:span></text:span><text:span text:style-name="T43">), is to install a certificate and private key that the issuer have generated or have a backup of.</text:span></text:p>
      <text:p text:style-name="P154"><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3"><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6"><text:span text:style-name="T49">Note that </text:span><text:span text:style-name="T95">encryptedKey</text:span><text:span text:style-name="T49"> objects </text:span><text:span text:style-name="T53">must</text:span><text:span text:style-name="T49"> be MACed in </text:span><text:span text:style-name="T42">encrypted form</text:span><text:span text:style-name="T49"> and </text:span><text:span text:style-name="T42">then</text:span><text:span text:style-name="T49"> decrypted by the SKS before storing.</text:span></text:p>
      <text:p text:style-name="Text_20_body"><text:span text:style-name="T84">A compliant SKS </text:span><text:span text:style-name="T36">must</text:span><text:span text:style-name="T84"> verify that the imported private key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87">importPrivateKey</text:span> is executed over a networked protocol such as <text:span text:style-name="CrossRef"><text:span text:style-name="T75"><text:reference-ref text:reference-format="text" text:ref-name="keygen2">KeyGen2</text:reference-ref></text:span></text:span> (rather than<text:line-break/>locally), it is <text:span text:style-name="T36">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3">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dcd8PY8_OIdKNfCrGh-PPdsXG</text:span><text:span text:style-name="T111">",</text:span><text:span text:style-name="T138"><text:line-break/></text:span><text:span text:style-name="T109">    </text:span><text:span text:style-name="T111">"</text:span><text:span text:style-name="T124">clientSessionId</text:span><text:span text:style-name="T111">": "</text:span><text:span text:style-name="T129">m5BeY94pU9hqBOh_MgQI69lTlYD06eRg</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C5DCCAcygAwIBAgIGAUF_oN3/MA0G . . . T71wQ5pkQ67eZwqcfGjwmS9H0vVU</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vg5TluFnxqyyVILcEqwRdjA_y_eBOh-s1R3hkQ5_mE8"</text:span><text:span text:style-name="T111">,</text:span><text:span text:style-name="T138"><text:line-break/></text:span><text:span text:style-name="T109">        </text:span><text:span text:style-name="T111">"</text:span><text:span text:style-name="T124">ImportPrivateKey</text:span><text:span text:style-name="T111">": {</text:span><text:span text:style-name="T138"><text:line-break/></text:span><text:span text:style-name="T109">         <text:s text:c="3"/></text:span><text:span text:style-name="T111">"</text:span><text:span text:style-name="T124">encryptedKey</text:span><text:span text:style-name="T111">": "</text:span><text:span text:style-name="T129">uyplo2qEvSzxjkkjtygEhM3e3o . . . cIfyK9jyvxhDpUuxKO1PRXR44maaU"</text:span><text:span text:style-name="T111">,</text:span><text:span text:style-name="T138"><text:line-break/></text:span><text:span text:style-name="T109">        <text:s text:c="3"/> </text:span><text:span text:style-name="T111">"</text:span><text:span text:style-name="T124">mac</text:span><text:span text:style-name="T111">": "</text:span><text:span text:style-name="T129">-iu-iigjqZAyQRvYA0oq3aN_r87SVzImD3HQwIB0_eI"</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UEdz6aKN5e8ggLmlp631Lr1gizXe57kE0MM2H05XEE"</text:span><text:span text:style-name="T111">,</text:span><text:span text:style-name="T138"><text:line-break/></text:span><text:span text:style-name="T109">    </text:span><text:span text:style-name="T111">"</text:span><text:span text:style-name="T124">mac</text:span><text:span text:style-name="T111">": "</text:span><text:span text:style-name="T129">l1KxKKns4-9GUnKp6pcTYdK6YxLFncHsSKY7D9cnb2U"</text:span><text:span text:style-name="T138"><text:line-break/></text:span><text:span text:style-name="T111">}</text:span><text:span text:style-name="T138">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87"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u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84">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1">⁮[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ddExtension</text:span><text:span text:style-name="T84"> adds attribute (extension) data to an already created key-pair and certificate.</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type</text:span><text:span text:style-name="T43"> || </text:span><text:span text:style-name="T92">subType</text:span> || <text:span text:style-name="T95">qualifier</text:span> || <text:span text:style-name="T95">extensionData</text:span></text:p>
      <text:p text:style-name="Standard"><text:span text:style-name="T95"><text:line-break/></text:span><text:span text:style-name="T49">The following table shows </text:span><text:span text:style-name="T95">subType</text:span><text:span text:style-name="T49">, </text:span><text:span text:style-name="T95">qualifier</text:span><text:span text:style-name="T49"> and </text:span><text:span text:style-name="T95">extensionData</text:span><text:span text:style-name="T49"> mapping using </text:span><text:span text:style-name="CrossRef"><text:reference-ref text:reference-format="text" text:ref-name="keygen2">KeyGen2</text:reference-ref></text:span>:<text:span text:style-name="T4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0">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data normalization</text:p>
          </table:table-cell>
        </table:table-row>
        <table:table-row table:style-name="Table53.2">
          <table:table-cell table:style-name="Table53.A2" office:value-type="string">
            <text:p text:style-name="P100">logotypes</text:p>
          </table:table-cell>
          <table:table-cell table:style-name="Table53.A2" office:value-type="string">
            <text:p text:style-name="P17">0x03</text:p>
          </table:table-cell>
          <table:table-cell table:style-name="Table53.A2" office:value-type="string">
            <text:p text:style-name="P100">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89">encryptedExtension</text:span>: <text:span text:style-name="T95">extensionData</text:span> which is encrypted as described in <text:span text:style-name="CrossRef"><text:reference-ref text:reference-format="text" text:ref-name="EncryptedData">Encrypted Data</text:reference-ref></text:span> <text:span text:style-name="T36">must</text:span> be MACed <text:span text:style-name="T43">in </text:span><text:span text:style-name="T42">encrypted form</text:span> and <text:span text:style-name="T2">then</text:span> <text:span text:style-name="T75">decrypted</text:span> by the SKS before storing.</text:p>
      <text:p text:style-name="Text_20_body">A compliant SKS <text:span text:style-name="T36">must not</text:span> allow a given key to be associated with multiple extensions of the same <text:span text:style-name="T95">type</text:span>. <text:s/><text:span text:style-name="T2">If multiple objects of the same type are needed, you must define a container type holding these</text:span>.</text:p>
      <text:p text:style-name="Text_20_body"><text:span text:style-name="T95">type</text:span> URIs <text:span text:style-name="T2">do not have to be recognized by the SKS</text:span>, since they are intended for interpretation by external applications.</text:p>
      <text:p text:style-name="Text_20_body"><text:span text:style-name="T84">Although not a part of the current SKS specification, an extension </text:span><text:span text:style-name="T3">could</text:span><text:span text:style-name="T84"> be created for consumption by the SKS only, like downloaded </text:span><text:span text:style-name="CrossRef"><text:reference-ref text:reference-format="text" text:ref-name="javacard">JavaCard</text:reference-ref></text:span><text:span text:style-name="T84"> code. <text:s/>In that case the associated extension </text:span><text:span text:style-name="T95">type</text:span> URI <text:span text:style-name="T35">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95">qualifier</text:span> strings <text:span text:style-name="T36">must not</text:span> exceed 128 bytes.</text:p>
      <text:p text:style-name="P41"/>
      <text:p text:style-name="P41"/>
      <text:p text:style-name="P55">Continued on the next page...</text:p>
      <text:p text:style-name="P114"><text:span text:style-name="T49">Using </text:span><text:span text:style-name="CrossRef"><text:reference-ref text:reference-format="text" text:ref-name="keygen2">KeyGen2</text:reference-ref></text:span><text:span text:style-name="T49"> an optional </text:span><text:reference-mark-start text:name="propertybag"/><text:span text:style-name="T95">propertyBags</text:span><text:reference-mark-end text:name="propertybag"/> array holds typed collections of name-value pairs which are referred to as <text:span text:style-name="T89">Properties</text:span>. <text:s/>The following BNF-like definitions outline the syntax:</text:p>
      <text:p text:style-name="Standard"/>
      <text:p text:style-name="P37"><text:tab/>Optional Property Bags</text:p>
      <text:p text:style-name="P153"><text:tab/><text:tab/><text:span text:style-name="T89">"propertyBags"</text:span><text:span text:style-name="T156"> </text:span><text:span text:style-name="T89">:</text:span><text:span text:style-name="T156"> </text:span><text:span text:style-name="T89">[</text:span><text:span text:style-name="T155"> Typed Properties</text:span><text:span text:style-name="T161">1-n</text:span><text:span text:style-name="T155"> </text:span><text:span text:style-name="T89">]</text:span></text:p>
      <text:p text:style-name="P38"><text:tab/> Typed Properties</text:p>
      <text:p text:style-name="P156"><text:span text:style-name="T160"><text:tab/><text:tab/></text:span><text:span text:style-name="T89">{"type"</text:span><text:span text:style-name="T158"> </text:span><text:span text:style-name="T89">:</text:span><text:span text:style-name="T158"> </text:span><text:span text:style-name="T89">"</text:span><text:span text:style-name="T157">URI</text:span><text:span text:style-name="T89">",</text:span><text:span text:style-name="T158"> </text:span><text:span text:style-name="T89">"properties"</text:span><text:span text:style-name="T158"> </text:span><text:span text:style-name="T89">:</text:span><text:span text:style-name="T156"> </text:span><text:span text:style-name="T89">[</text:span><text:span text:style-name="T157"> Name-Value Pair</text:span><text:span text:style-name="T161">1-n</text:span><text:span text:style-name="T157"> </text:span><text:span text:style-name="T89">],</text:span><text:span text:style-name="T158"> </text:span><text:span text:style-name="T89">"mac"</text:span><text:span text:style-name="T158"> </text:span><text:span text:style-name="T89">:</text:span><text:span text:style-name="T156"> </text:span><text:span text:style-name="T97">"</text:span><text:span text:style-name="T157">MAC</text:span><text:span text:style-name="T97">"</text:span><text:span text:style-name="T89">}</text:span></text:p>
      <text:p text:style-name="P38"><text:tab/>Name-Value Pair</text:p>
      <text:p text:style-name="P153"><text:tab/><text:tab/><text:span text:style-name="T96">{"name"</text:span><text:span text:style-name="T77"> </text:span><text:span text:style-name="T96">:</text:span><text:span text:style-name="T77"> </text:span><text:span text:style-name="T96">"</text:span><text:span text:style-name="T157">Name</text:span><text:span text:style-name="T96">",</text:span><text:span text:style-name="T77"> </text:span><text:span text:style-name="T96">"value"</text:span><text:span text:style-name="T77"> </text:span><text:span text:style-name="T96">:</text:span><text:span text:style-name="T77"> </text:span><text:span text:style-name="T96">"</text:span><text:span text:style-name="T157">Value</text:span><text:span text:style-name="T96">",</text:span><text:span text:style-name="T77"> </text:span><text:span text:style-name="T96">"writable"</text:span><text:span text:style-name="T161">optional</text:span><text:span text:style-name="T157"> </text:span><text:span text:style-name="T96">:</text:span><text:span text:style-name="T75"> </text:span><text:span text:style-name="T96">true</text:span><text:span text:style-name="T159"> | </text:span><text:span text:style-name="T96">false}</text:span></text:p>
      <text:p text:style-name="Text_20_body">Notes:</text:p>
      <text:p text:style-name="Text_20_body">A <text:span text:style-name="T96">name</text:span> <text:span text:style-name="T36">must not</text:span> exceed 255 bytes.</text:p>
      <text:p text:style-name="Text_20_body">If <text:span text:style-name="T96">writable</text:span> is absent <text:span text:style-name="T96">false</text:span> is assumed.</text:p>
      <text:p text:style-name="P127"><text:span text:style-name="T49">A </text:span><text:span text:style-name="T95">properties</text:span><text:span text:style-name="T49"> name-value collection </text:span><text:span text:style-name="T54">must</text:span><text:span text:style-name="T49"> be converted to a </text:span><text:span text:style-name="T42">binary blob</text:span><text:span text:style-name="T49"> before storage in SKS and MACing according to the following:<text:line-break/></text:span></text:p>
      <text:list xml:id="list34547208" text:style-name="L3">
        <text:list-item>
          <text:p text:style-name="P182">Each name-value pair is translated into a composite object consisting of the following attributes and transformed representatio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85">byte⁮[</text:span><text:span text:style-name="T74"> </text:span><text:span text:style-name="T85">]</text:span></text:p>
          </table:table-cell>
          <table:table-cell table:style-name="Table79.A2" office:value-type="string">
            <text:p text:style-name="P10">bool</text:p>
          </table:table-cell>
          <table:table-cell table:style-name="Table79.C2" office:value-type="string">
            <text:p text:style-name="P3"><text:span text:style-name="T85">byte⁮[</text:span><text:span text:style-name="T74"> </text:span><text:span text:style-name="T85">] </text:span></text:p>
          </table:table-cell>
        </table:table-row>
      </table:table>
      <text:list xml:id="list34567213" text:continue-numbering="true" text:style-name="L3">
        <text:list-header>
          <text:p text:style-name="P183"><text:span text:style-name="T49"><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2">The resulting objects are <text:span text:style-name="T2">concatenated</text:span> in the order they occur in the collectio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name uniqueness <text:span text:style-name="T35">may</text:span> be delegated to the middleware layer. <text:s/>Also see <text:span text:style-name="CrossRef"><text:reference-ref text:reference-format="text" text:ref-name="set.property">setProperty</text:reference-ref></text:span>.</text:p>
      <text:p text:style-name="P52"/>
      <text:p text:style-name="P122"/>
      <text:p text:style-name="P42"/>
      <text:p text:style-name="P42"/>
      <text:p text:style-name="P55">Continued on the next page...</text:p>
      <text:p text:style-name="P83"/>
      <text:p text:style-name="P90"/>
      <text:p text:style-name="P114">The following <text:span text:style-name="CrossRef"><text:span text:style-name="T75"><text:reference-ref text:reference-format="text" text:ref-name="keygen2">KeyGen2</text:reference-ref></text:span></text:span><text:span text:style-name="T43"> sample shows how properties and logotypes can be added to a symmetric key for usage by a </text:span><text:span text:style-name="CrossRef"><text:span text:style-name="T75"><text:reference-ref text:reference-format="text" text:ref-name="hotp">HOTP</text:reference-ref></text:span></text:span><text:span text:style-name="T43"> (RFC 4226) application:<text:line-break/></text:span></text:p>
      <table:table table:name="Table54" table:style-name="Table54">
        <table:table-column table:style-name="Table54.A"/>
        <table:table-row>
          <table:table-cell table:style-name="Table54.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2a7f9f7u8bTUUFaTJVLo29TxtUpG</text:span><text:span text:style-name="T111">",</text:span><text:span text:style-name="T138"><text:line-break/></text:span><text:span text:style-name="T109">    </text:span><text:span text:style-name="T111">"</text:span><text:span text:style-name="T124">clientSessionId</text:span><text:span text:style-name="T111">": "</text:span><text:span text:style-name="T129">1SJaeriZ6sdL_PT3a8qcZ66d2gyW0QpU</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DYDCCAkigAwIBAgIGAUGCp_w4MA0GCS . . BR0UoFDeHc4NH8ZmJgd_drnyw"</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UX1urB8mPPeO5rFwVGL5Sm0zO2zeXnZJtumCSOn7KjU"</text:span><text:span text:style-name="T111">,</text:span><text:span text:style-name="T138"><text:line-break/></text:span><text:span text:style-name="T109">        </text:span><text:span text:style-name="T111">"</text:span><text:span text:style-name="T124">ImportSymmetricKey</text:span><text:span text:style-name="T111">": {</text:span><text:span text:style-name="T109"><text:line-break/>            </text:span><text:span text:style-name="T111">"</text:span><text:span text:style-name="T124">encryptedKey</text:span><text:span text:style-name="T111">": "</text:span><text:span text:style-name="T129">Kx6TU7TwRF65a4ufQdz48fmrABt7ZByc6uK6mkoj6HeY9fdU0axZDf06MqHH</text:span><text:span text:style-name="T111">",</text:span><text:span text:style-name="T109"><text:line-break/>            </text:span><text:span text:style-name="T111">"</text:span><text:span text:style-name="T124">mac</text:span><text:span text:style-name="T111">": "</text:span><text:span text:style-name="T129">63icILm4SP393yHTNpYW4sqxy7TPXe96uffH_NzvTvs"</text:span><text:span text:style-name="T109"><text:line-break/>        </text:span><text:span text:style-name="T111">},</text:span><text:span text:style-name="T109"> </text:span></text:p>
            <text:p text:style-name="P74"><text:span text:style-name="T115">        </text:span><text:span text:style-name="T114">"</text:span><text:span text:style-name="T126">propertyBags</text:span><text:span text:style-name="T114">": [{</text:span><text:span text:style-name="T115"><text:line-break/>             </text:span><text:span text:style-name="T114">"</text:span><text:span text:style-name="T126">type</text:span><text:span text:style-name="T114">": "</text:span><text:span text:style-name="T130">urn:ietf:rfc:4226</text:span><text:span text:style-name="T114">",</text:span><text:span text:style-name="T115"><text:line-break/>             </text:span><text:span text:style-name="T114">"</text:span><text:span text:style-name="T126">properties</text:span><text:span text:style-name="T114">": [</text:span></text:p>
            <text:p text:style-name="P74"><text:span text:style-name="T114"><text:s text:c="17"/>{</text:span><text:span text:style-name="T115"><text:line-break/>                  <text:s text:c="3"/></text:span><text:span text:style-name="T114">"</text:span><text:span text:style-name="T126">name</text:span><text:span text:style-name="T114">": "</text:span><text:span text:style-name="T133">Counter</text:span><text:span text:style-name="T114">",</text:span><text:span text:style-name="T115"><text:line-break/>                     </text:span><text:span text:style-name="T114">"</text:span><text:span text:style-name="T126">value</text:span><text:span text:style-name="T114">": "</text:span><text:span text:style-name="T133">0</text:span><text:span text:style-name="T114">",</text:span><text:span text:style-name="T115"><text:line-break/>                     </text:span><text:span text:style-name="T114">"</text:span><text:span text:style-name="T126">writable</text:span><text:span text:style-name="T114">": </text:span><text:span text:style-name="T136">true</text:span><text:span text:style-name="T115"><text:line-break/>                 </text:span><text:span text:style-name="T114">},</text:span><text:span text:style-name="T115"><text:line-break/>                 </text:span><text:span text:style-name="T114">{</text:span><text:span text:style-name="T115"><text:line-break/>                     </text:span><text:span text:style-name="T114">"</text:span><text:span text:style-name="T126">name</text:span><text:span text:style-name="T114">": "</text:span><text:span text:style-name="T133">Digits</text:span><text:span text:style-name="T114">",</text:span><text:span text:style-name="T115"><text:line-break/>                     </text:span><text:span text:style-name="T114">"</text:span><text:span text:style-name="T126">value</text:span><text:span text:style-name="T114">": "</text:span><text:span text:style-name="T133">8</text:span><text:span text:style-name="T114">"</text:span><text:span text:style-name="T115"><text:line-break/>                 </text:span><text:span text:style-name="T114">}</text:span></text:p>
            <text:p text:style-name="P74"><text:span text:style-name="T114"><text:s text:c="13"/>],</text:span><text:span text:style-name="T115"><text:line-break/>             </text:span><text:span text:style-name="T114">"</text:span><text:span text:style-name="T126">mac</text:span><text:span text:style-name="T114">": "</text:span><text:span text:style-name="T133">C0bNbjOePsFdYRcvIc3LKISskYKPwW2Ce4qI3egOqhE"</text:span><text:span text:style-name="T115"><text:line-break/>         </text:span><text:span text:style-name="T114">}],</text:span><text:span text:style-name="T115"> </text:span></text:p>
            <text:p text:style-name="P78"><text:span text:style-name="T109">         </text:span><text:span text:style-name="T111">"</text:span><text:span text:style-name="T124">logotypes</text:span><text:span text:style-name="T111">": [{</text:span><text:span text:style-name="T138"><text:line-break/></text:span><text:span text:style-name="T109">             </text:span><text:span text:style-name="T111">"</text:span><text:span text:style-name="T124">type</text:span><text:span text:style-name="T111">": "</text:span><text:span text:style-name="T129">http://xmlns.webpki.org/keygen2/logotype#application</text:span><text:span text:style-name="T111">",</text:span><text:span text:style-name="T138"><text:line-break/></text:span><text:span text:style-name="T109">             </text:span><text:span text:style-name="T111">"</text:span><text:span text:style-name="T124">mimeType</text:span><text:span text:style-name="T111">": "</text:span><text:span text:style-name="T129">image/png</text:span><text:span text:style-name="T111">",</text:span><text:span text:style-name="T138"><text:line-break/></text:span><text:span text:style-name="T109">             </text:span><text:span text:style-name="T111">"</text:span><text:span text:style-name="T124">extensionData</text:span><text:span text:style-name="T111">": "</text:span><text:span text:style-name="T129">P3k0jz0ZiIZf9U5Ag1I . . . Mq1mW1XUF_KrhPxs8Aoe3Irrx"</text:span><text:span text:style-name="T111">,</text:span><text:span text:style-name="T138"><text:line-break/></text:span><text:span text:style-name="T109">             </text:span><text:span text:style-name="T111">"</text:span><text:span text:style-name="T124">mac</text:span><text:span text:style-name="T111">": "</text:span><text:span text:style-name="T129">Ir70oKOdGBYa9iISp2QC14V5YznFmfne2o0-5DWHmSo"</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X4VP9NrelBDs4YvF6aBuPUJdUtkqm6G1DMnwKKNZJU"</text:span><text:span text:style-name="T111">,</text:span><text:span text:style-name="T138"><text:line-break/></text:span><text:span text:style-name="T109">    </text:span><text:span text:style-name="T111">"</text:span><text:span text:style-name="T124">mac</text:span><text:span text:style-name="T111">": "</text:span><text:span text:style-name="T129">5aS0-MmYweTUAu1dZxYyPZifrZyP9062ELv--IabH5Q"</text:span><text:span text:style-name="T138"><text:line-break/></text:span><text:span text:style-name="T111">}</text:span><text:span text:style-name="T138"> </text:span></text:p>
          </table:table-cell>
        </table:table-row>
      </table:table>
      <text:p text:style-name="Text_20_body"/>
      <text:p text:style-name="Standard"><text:span text:style-name="T139">For </text:span><text:span text:style-name="CrossRef"><text:span text:style-name="T75"><text:reference-ref text:reference-format="text" text:ref-name="hotp">HOTP</text:reference-ref></text:span></text:span><text:span text:style-name="T139"> the corresponding </text:span><text:span text:style-name="CrossRef"><text:span text:style-name="T75"><text:reference-ref text:reference-format="text" text:ref-name="keyinitreq-sym">KeyCreationRequest</text:reference-ref></text:span></text:span><text:span text:style-name="T139"> operation would preferably include an endorsement algorithm definition as well</text:span>.</text:p>
      <text:p text:style-name="P52"/>
      <text:p text:style-name="P41"/>
      <text:p text:style-name="P42"/>
      <text:p text:style-name="P42"/>
      <text:p text:style-name="P55">Continued on the next page...</text:p>
      <text:p text:style-name="P89"/>
      <text:p text:style-name="P90"/>
      <text:p text:style-name="P114"><text:span text:style-name="T49">Below is a </text:span><text:span text:style-name="CrossRef"><text:reference-ref text:reference-format="text" text:ref-name="keygen2">KeyGen2</text:reference-ref></text:span><text:span text:style-name="T49"> sample showing an </text:span><text:span text:style-name="T95">Extension</text:span><text:span text:style-name="T49"> object holding a </text:span><text:span text:style-name="CrossRef"><text:reference-ref text:reference-format="text" text:ref-name="base64">Base64URL</text:reference-ref></text:span><text:span text:style-name="T49"> encoded object containing attributes that presumably have a function to play together with the deployed key:<text:line-break/></text:span></text:p>
      <table:table table:name="Table52" table:style-name="Table52">
        <table:table-column table:style-name="Table52.A"/>
        <table:table-row>
          <table:table-cell table:style-name="Table52.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82a7f517qhCEyqav1suQZTmKPLF1V</text:span><text:span text:style-name="T114">",</text:span><text:span text:style-name="T139"><text:line-break/></text:span><text:span text:style-name="T115">    </text:span><text:span text:style-name="T114">"</text:span><text:span text:style-name="T126">clientSessionId</text:span><text:span text:style-name="T114">": "</text:span><text:span text:style-name="T133">oWPA9nCj1_uWy0Ax41tsIoVDA_L4cAE0</text:span><text:span text:style-name="T114">",</text:span><text:span text:style-name="T139"><text:line-break/></text:span><text:span text:style-name="T115">    </text:span><text:span text:style-name="T114">"</text:span><text:span text:style-name="T126">submitUrl</text:span><text:span text:style-name="T114">": "</text:span><text:span text:style-name="T133">https://issuer.example.com/finalize</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3">MIICnjCCAYagAwIBAgIGAUGCp_VGMA0 . . . w4q16pugWr7CFW4fu3bP4KI"</text:span><text:span text:style-name="T139"><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pr_dgwUNZXBe2v1DKz7m5WUlTihosyR2sG_9MKuWuFs"</text:span><text:span text:style-name="T114">,</text:span><text:span text:style-name="T139"><text:line-break/></text:span><text:span text:style-name="T115">        </text:span><text:span text:style-name="T114">"</text:span><text:span text:style-name="T126">extensions</text:span><text:span text:style-name="T114">": [{</text:span><text:span text:style-name="T139"><text:line-break/></text:span><text:span text:style-name="T115">             </text:span><text:span text:style-name="T114">"</text:span><text:span text:style-name="T126">type</text:span><text:span text:style-name="T114">": "</text:span><text:span text:style-name="T133">http://xmlns.example.com/payment-credential</text:span><text:span text:style-name="T114">",</text:span><text:span text:style-name="T139"><text:line-break/></text:span><text:span text:style-name="T115">             </text:span><text:span text:style-name="T114">"</text:span><text:span text:style-name="T126">extensionData</text:span><text:span text:style-name="T114">": "</text:span><text:span text:style-name="T133">IiBlbmHVy85cZS . . . B4bWxuczd3dy53My5vc</text:span><text:span text:style-name="T114">",</text:span><text:span text:style-name="T139"><text:line-break/></text:span><text:span text:style-name="T115">             </text:span><text:span text:style-name="T114">"</text:span><text:span text:style-name="T126">mac</text:span><text:span text:style-name="T114">": "</text:span><text:span text:style-name="T133">dl3_3anZBaPQcW4ZofhTlgO9WRpEF9HbBcmbFwbMYAE"</text:span><text:span text:style-name="T139"><text:line-break/></text:span><text:span text:style-name="T115">        </text:span><text:span text:style-name="T114">}]</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0_DxfSgk4uuA3HRBl87zr0RiWQQLLIXeNc-0-ox1VpY"</text:span><text:span text:style-name="T114">,</text:span><text:span text:style-name="T139"><text:line-break/></text:span><text:span text:style-name="T115">    </text:span><text:span text:style-name="T114">"</text:span><text:span text:style-name="T126">mac</text:span><text:span text:style-name="T114">": "</text:span><text:span text:style-name="T133">yltV0QfOg-ZjDEz3YvvEjWlbg0t1vjLFYQXGUVMwXjY"</text:span><text:span text:style-name="T139"><text:line-break/></text:span><text:span text:style-name="T114">}</text:span><text:span text:style-name="T139">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87"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u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u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1">⁮[</text:span><text:span text:style-name="T73"> </text:span><text:span text:style-name="T71">]</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1">⁮[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DeleteKey</text:span><text:span text:style-name="T84"> delet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87">authorization</text:span></text:p>
      <text:p text:style-name="Text_20_body"><text:span text:style-name="T84"><text:line-break/>A conforming SKS </text:span><text:span text:style-name="T38">must</text:span><text:span text:style-name="T84"> abort the provisioning session if </text:span><text:span text:style-name="T87">postDeleteKey</text:span><text:span text:style-name="T84"> is mixed with other post provisioning operations referring to the same </text:span><text:span text:style-name="T95">targetKeyHandle</text:span><text:span text:style-name="T84">.</text:span></text:p>
      <text:p text:style-name="Text_20_body"><text:span text:style-name="T84">This method is </text:span><text:span text:style-name="T3">independent</text:span><text:span text:style-name="T81"> of </text:span><text:span text:style-name="CrossRef"><text:reference-ref text:reference-format="text" text:ref-name="delete.protection">Delete Protection</text:reference-ref></text:span><text:span text:style-name="T84"> settings.</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P114">The following request shows how <text:span text:style-name="T87">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8"><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Fin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6f4ce39zKRaGUE0trW6DrhGgZ58L</text:span><text:span text:style-name="T117">",</text:span><text:span text:style-name="T142"><text:line-break/></text:span><text:span text:style-name="T116">    </text:span><text:span text:style-name="T117">"</text:span><text:span text:style-name="T127">clientSessionId</text:span><text:span text:style-name="T117">": "</text:span><text:span text:style-name="T131">cXV1TPgFdmTnvFRXhDX6_6a7FAD9Z8fJ</text:span><text:span text:style-name="T117">",</text:span><text:span text:style-name="T142"><text:line-break/></text:span><text:span text:style-name="T116">    </text:span><text:span text:style-name="T117">"</text:span><text:span text:style-name="T127">submitUrl</text:span><text:span text:style-name="T117">": "</text:span><text:a xlink:type="simple" xlink:href="http://issuer.example.com/finalize"><text:span text:style-name="T131">https://issuer.example.com/finalize</text:span></text:a><text:span text:style-name="T117">",</text:span></text:p>
            <text:p text:style-name="P152"><text:s text:c="12"/>Other Message Payload</text:p>
            <text:p text:style-name="P86"><text:span text:style-name="T108">    </text:span><text:span text:style-name="T110">"</text:span><text:span text:style-name="T123">deleteKeys</text:span><text:span text:style-name="T110">": [{</text:span><text:line-break/><text:span text:style-name="T108">        </text:span><text:span text:style-name="T110">"</text:span><text:span text:style-name="T123">fingerPrint</text:span><text:span text:style-name="T110">": "</text:span><text:span text:style-name="T128">M_7NT9lYHtcClty2eBqZiddvsoxmQzZ0kzmVcg6lIPs"</text:span><text:span text:style-name="T110">,</text:span><text:line-break/><text:span text:style-name="T108">        </text:span><text:span text:style-name="T110">"</text:span><text:span text:style-name="T123">serverSessionId</text:span><text:span text:style-name="T110">": "</text:span><text:span text:style-name="T128">14186f4cbd8JwNfYUivrkFyrU5asnmkg</text:span><text:span text:style-name="T110">",</text:span><text:line-break/><text:span text:style-name="T108">        </text:span><text:span text:style-name="T110">"</text:span><text:span text:style-name="T123">clientSessionId</text:span><text:span text:style-name="T110">": "</text:span><text:span text:style-name="T128">u1tVxuCw-ux2TyZlkkq1Rdq732GbpZiV</text:span><text:span text:style-name="T110">",</text:span><text:line-break/><text:span text:style-name="T108">        </text:span><text:span text:style-name="T110">"</text:span><text:span text:style-name="T123">authorization</text:span><text:span text:style-name="T110">": "</text:span><text:span text:style-name="T128">LsWkDWhwcmSXVkuoqeNj0mQ-Vdpb . . . bch7Lr5J22rdtciAFRLHGxZxUK6gZhqw"</text:span><text:span text:style-name="T110">,</text:span><text:line-break/><text:span text:style-name="T108">        </text:span><text:span text:style-name="T110">"</text:span><text:span text:style-name="T123">mac</text:span><text:span text:style-name="T110">": "</text:span><text:span text:style-name="T128">pZb5fXDp0hYVOKVXqzW0oP6g11i6Ckw54Wzz0NRVkJo"</text:span><text:line-break/><text:span text:style-name="T108">    </text:span><text:span text:style-name="T110">}],</text:span><text:line-break/><text:span text:style-name="T108">    </text:span><text:span text:style-name="T110">"</text:span><text:span text:style-name="T123">nonce</text:span><text:span text:style-name="T110">": "</text:span><text:span text:style-name="T128">d8AsJSmNPTGf2iV9HikI6nVIY8Cqkt-AyCHCTAGOqts"</text:span><text:span text:style-name="T110">,</text:span><text:line-break/><text:span text:style-name="T108">    </text:span><text:span text:style-name="T110">"</text:span><text:span text:style-name="T123">mac</text:span><text:span text:style-name="T110">": "</text:span><text:span text:style-name="T128">xG5Q9tDNc1V_nO7lQZAkQQaAKDL1wdoyP1uoSRBiwp0"</text:span><text:line-break/><text:span text:style-name="T110">}</text:span> </text:p>
          </table:table-cell>
        </table:table-row>
      </table:table>
      <text:p text:style-name="Text_20_body"/>
      <text:p text:style-name="Text_20_body"><text:span text:style-name="T43">Before invoking </text:span><text:span text:style-name="T92">postDeleteKey</text:span><text:span text:style-name="T43"> the provisioning middleware needs to perform a number of steps:</text:span></text:p>
      <text:list xml:id="list34528578" text:style-name="L4">
        <text:list-item>
          <text:p text:style-name="P170"><text:span text:style-name="T43">Find the the </text:span><text:span text:style-name="T42">old</text:span><text:span text:style-name="T43"> provisioning session associated with the </text:span><text:span text:style-name="T92">clientSessionId</text:span><text:span text:style-name="T43"> and </text:span><text:span text:style-name="T92">serverSessionId</text:span><text:span text:style-name="T43"> attributes of each </text:span><text:span text:style-name="T92">deleteKeys</text:span><text:span text:style-name="T43"> object by calling </text:span><text:span text:style-name="CrossRef"><text:span text:style-name="T75"><text:reference-ref text:reference-format="text" text:ref-name="enum.prov.sess">enumerateProvisioningSessions</text:reference-ref></text:span></text:span><text:span text:style-name="T43">.</text:span></text:p>
        </text:list-item>
        <text:list-item>
          <text:p text:style-name="P170"><text:span text:style-name="T43">Find possible keys by calling </text:span><text:span text:style-name="CrossRef"><text:span text:style-name="T75"><text:reference-ref text:reference-format="text" text:ref-name="enum.keys">enumerateKeys</text:reference-ref></text:span></text:span><text:span text:style-name="T43"> and ignoring all but those belonging to the provisioning session found in step #1.</text:span></text:p>
        </text:list-item>
        <text:list-item>
          <text:p text:style-name="P170"><text:span text:style-name="T43">For the set of keys found in step #2 call </text:span><text:span text:style-name="CrossRef"><text:span text:style-name="T75"><text:reference-ref text:reference-format="text" text:ref-name="get.key.attr">getKeyAttributes</text:reference-ref></text:span></text:span><text:span text:style-name="T43"> while looking for a key having an </text:span><text:span text:style-name="CrossRef"><text:span text:style-name="T75"><text:reference-ref text:reference-format="text" text:ref-name="eecert">End-Entity Certificate</text:reference-ref></text:span></text:span><text:span text:style-name="T43"> matching the </text:span><text:span text:style-name="CrossRef"><text:span text:style-name="T75"><text:reference-ref text:reference-format="text" text:ref-name="SHA256">SHA256</text:reference-ref></text:span></text:span><text:span text:style-name="T43"> </text:span><text:span text:style-name="T92">fingerPrint</text:span><text:span text:style-name="T43">.</text:span></text:p>
        </text:list-item>
        <text:list-item>
          <text:p text:style-name="P170"><text:span text:style-name="T43">If step #3 is successful </text:span><text:span text:style-name="T92">targetKeyHandle</text:span><text:span text:style-name="T43"> is recovered and </text:span><text:span text:style-name="T92">postDeleteKey</text:span><text:span text:style-name="T43"> can be invoked.</text:span></text:p>
        </text:list-item>
      </text:list>
      <text:p text:style-name="Text_20_body"><text:span text:style-name="T43">If any of these steps fail the provisioning session </text:span><text:span text:style-name="T46">must</text:span><text:span text:style-name="T43"> be aborted. <text:s/>Also see </text:span><text:span text:style-name="CrossRef"><text:span text:style-name="T75"><text:reference-ref text:reference-format="text" text:ref-name="poi.ops">Remote Key Lookup</text:reference-ref></text:span></text:span><text:span text:style-name="T43">.</text:span></text:p>
      <text:h text:style-name="P187"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u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u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1">⁮[</text:span><text:span text:style-name="T73"> </text:span><text:span text:style-name="T71">]</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1">⁮[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nlockKey</text:span><text:span text:style-name="T84"> works like </text:span><text:span text:style-name="CrossRef"><text:reference-ref text:reference-format="text" text:ref-name="unlockey">unlockKey</text:reference-ref></text:span><text:span text:style-name="T84"> except that authorization is derived from a </text:span><text:span text:style-name="CrossRef"><text:span text:style-name="T75"><text:reference-ref text:reference-format="text" text:ref-name="targ.key.ref">Target Key Reference</text:reference-ref></text:span></text:span><text:span text:style-name="T84"> instead of a PUK.</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95">authorization</text:span></text:p>
      <text:p text:style-name="Text_20_body"><text:span text:style-name="T84"><text:line-break/></text:span><text:span text:style-name="T3">If</text:span><text:span text:style-name="T84"> the target key is associated with a PUK object the PUK error count </text:span><text:span text:style-name="T36">must</text:span><text:span text:style-name="T84"> be cleared as well.</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Standard"/>
      <text:p text:style-name="Standard">The following request shows how <text:span text:style-name="T87">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8"><text:span text:style-name="T111">{<text:line-break/>    "</text:span><text:span text:style-name="T120">@context</text:span><text:span text:style-name="T111">": "</text:span><text:span text:style-name="T129">http://xmlns.webpki.org/keygen2/1.0</text:span><text:span text:style-name="T111">",<text:line-break/>    "</text:span><text:span text:style-name="T120">@qualifier</text:span><text:span text:style-name="T111">": "</text:span><text:span text:style-name="T129">ProvisioningFinalizationRequest</text:span><text:span text:style-name="T111">",<text:line-break/>    "</text:span><text:span text:style-name="T124">serverSessionId</text:span><text:span text:style-name="T111">": "</text:span><text:span text:style-name="T129">14186f4d4ccdaW-Z_IHEFw3xVLJ6kpKV</text:span><text:span text:style-name="T111">",<text:line-break/>    "</text:span><text:span text:style-name="T124">clientSessionId</text:span><text:span text:style-name="T111">": "</text:span><text:span text:style-name="T129">qP5ioSdpeGxnJFmo6rE9G9pAUUfnc1cO</text:span><text:span text:style-name="T111">",<text:line-break/>    "</text:span><text:span text:style-name="T124">submitUrl</text:span><text:span text:style-name="T111">": "</text:span><text:a xlink:type="simple" xlink:href="http://issuer.example.com/finalize"><text:span text:style-name="T129">https://issuer.example.com/finalize</text:span></text:a><text:span text:style-name="T111">",</text:span></text:p>
            <text:p text:style-name="P151"><text:span text:style-name="T118"><text:s text:c="10"/></text:span><text:span text:style-name="T119"><text:s text:c="2"/>Other Message Payload</text:span></text:p>
            <text:p text:style-name="P78"><text:span text:style-name="T111">    "</text:span><text:span text:style-name="T124">unlockKeys</text:span><text:span text:style-name="T111">": [{<text:line-break/>        "</text:span><text:span text:style-name="T124">fingerPrint</text:span><text:span text:style-name="T111">": "</text:span><text:span text:style-name="T129">E0zdqsaxi7GOyBQxdaMeOZKKp4Gv90TLfgNwt7Z9Btw"</text:span><text:span text:style-name="T111">,<text:line-break/>        "</text:span><text:span text:style-name="T124">serverSessionId</text:span><text:span text:style-name="T111">": "</text:span><text:span text:style-name="T129">14186f4d44aEEI_KtcKAnyLQpnVt3dVa</text:span><text:span text:style-name="T111">",<text:line-break/>        "</text:span><text:span text:style-name="T124">clientSessionId</text:span><text:span text:style-name="T111">": "</text:span><text:span text:style-name="T129">KHdZHnyod54nd9TMixTWDnOtfUVpZW1A</text:span><text:span text:style-name="T111">",<text:line-break/>        "</text:span><text:span text:style-name="T124">authorization</text:span><text:span text:style-name="T111">": "</text:span><text:span text:style-name="T129">f4xmvzt30boYtKpNA4nP . . . rslfnrEen5PJrq0DQPiZNa1Fo8Y6A"</text:span><text:span text:style-name="T111">,<text:line-break/>        "</text:span><text:span text:style-name="T124">mac</text:span><text:span text:style-name="T111">": "</text:span><text:span text:style-name="T129">nCTL88llkkr2a_gHtiUP3yBuDQZ7HB15T5yzixmzBYA"</text:span><text:span text:style-name="T111"><text:line-break/>    }],<text:line-break/>    "</text:span><text:span text:style-name="T124">nonce</text:span><text:span text:style-name="T111">": "</text:span><text:span text:style-name="T129">-EZE7S11okxMhgCNxpZBQ2WCmRPdDMNdjoYnkYmR5M0"</text:span><text:span text:style-name="T111">,<text:line-break/>    "</text:span><text:span text:style-name="T124">mac</text:span><text:span text:style-name="T111">": "</text:span><text:span text:style-name="T129">AUy8CWIoq32dioIOhHYGpZNRxWJoN_kZ6G_G7QZSmW4"</text:span><text:span text:style-name="T111"><text:line-break/>}</text:span></text:p>
          </table:table-cell>
        </table:table-row>
      </table:table>
      <text:p text:style-name="Text_20_body"/>
      <text:p text:style-name="P50"><text:span text:style-name="T43">Before invoking </text:span><text:span text:style-name="T92">postUnlock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h text:style-name="P187"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u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u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1">⁮[</text:span><text:span text:style-name="T73"> </text:span><text:span text:style-name="T71">]</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1">⁮[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pdateKey</text:span><text:span text:style-name="T84"> updates (replac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P41"><text:span text:style-name="T75">The target key and and the new key </text:span><text:span text:style-name="T77">must</text:span><text:span text:style-name="T75"> have identical </text:span><text:span text:style-name="CrossRef"><text:span text:style-name="T75"><text:reference-ref text:reference-format="text" text:ref-name="keyusage">Application Usage</text:reference-ref></text:span></text:span><text:span text:style-name="T75">.</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84">The </text:span><text:span text:style-name="T95">keyHandle</text:span><text:span text:style-name="T84"> of the updated key </text:span><text:span text:style-name="T38">must</text:span><text:span text:style-name="T84"> after a successful update be set equal to </text:span><text:span text:style-name="T95">targetKeyHandle</text:span><text:span text:style-name="T84">.</text:span></text:p>
      <text:p text:style-name="Text_20_body"><text:span text:style-name="T84">A conforming SKS </text:span><text:span text:style-name="T38">must</text:span><text:span text:style-name="T84"> allow a (single) </text:span><text:span text:style-name="T87">postUpdateKey</text:span><text:span text:style-name="T84"> combined with an arbitrary number of </text:span><text:span text:style-name="CrossRef"><text:reference-ref text:reference-format="text" text:ref-name="pp_clonekeyprot">postCloneKeyProtection</text:reference-ref></text:span><text:span text:style-name="T84"> calls referring to the same </text:span><text:span text:style-name="T95">targetKeyHandle</text:span><text:span text:style-name="T84">.</text:span></text:p>
      <text:p text:style-name="P50"><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P114">The following request shows how <text:span text:style-name="T87">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622d2ixzQBPpRoUe9PR7jC3D</text:span><text:span text:style-name="T111">",</text:span><text:span text:style-name="T138"><text:line-break/></text:span><text:span text:style-name="T109">    </text:span><text:span text:style-name="T111">"</text:span><text:span text:style-name="T124">clientSessionId</text:span><text:span text:style-name="T111">": "</text:span><text:span text:style-name="T129">YME9J37aH1Xo7tQifFpa9nkiyyMcGESQ</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DYTCCAkmgAwIBAgIGAUGG9McmMA0GCSq . . . Iz9C0sc5Ak1jNYzvd8GpS4X6C6J3Uys"</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J_RnFJtv7SJp5ZPudqVW6wQnqGmKZ66bWBJqCoESgKk"</text:span><text:span text:style-name="T111">,</text:span><text:span text:style-name="T138"><text:line-break/></text:span><text:span text:style-name="T109">        </text:span><text:span text:style-name="T111">"</text:span><text:span text:style-name="T124">updateKey</text:span><text:span text:style-name="T111">": {</text:span><text:span text:style-name="T138"><text:line-break/></text:span><text:span text:style-name="T109">            </text:span><text:span text:style-name="T111">"</text:span><text:span text:style-name="T124">fingerPrint</text:span><text:span text:style-name="T111">": "</text:span><text:span text:style-name="T129">PqCoZBJfCvRgikF1oqHa_MOJ_ZTXrlMFn6RvXCgGwps"</text:span><text:span text:style-name="T111">,</text:span><text:span text:style-name="T138"><text:line-break/></text:span><text:span text:style-name="T109">            </text:span><text:span text:style-name="T111">"</text:span><text:span text:style-name="T124">serverSessionId</text:span><text:span text:style-name="T111">": "</text:span><text:span text:style-name="T129">14186f4c405V9Z4dm6knbREoEA8EhQV8</text:span><text:span text:style-name="T111">",</text:span><text:span text:style-name="T138"><text:line-break/></text:span><text:span text:style-name="T109">            </text:span><text:span text:style-name="T111">"</text:span><text:span text:style-name="T124">clientSessionId</text:span><text:span text:style-name="T111">": "</text:span><text:span text:style-name="T129">ALHIRvpj39AuDCag1qXj8TQOWc9i3Bor</text:span><text:span text:style-name="T111">",</text:span><text:span text:style-name="T138"><text:line-break/></text:span><text:span text:style-name="T109">            </text:span><text:span text:style-name="T111">"</text:span><text:span text:style-name="T124">authorization</text:span><text:span text:style-name="T111">": "</text:span><text:span text:style-name="T129">dqJAh-ScttwndPN2Tu3Xy7m4zqmC . . . 0Qe92GoDHr0pes4prWn2rKUrsgw"</text:span><text:span text:style-name="T111">,</text:span><text:span text:style-name="T138"><text:line-break/></text:span><text:span text:style-name="T109">            </text:span><text:span text:style-name="T111">"</text:span><text:span text:style-name="T124">mac</text:span><text:span text:style-name="T111">": "</text:span><text:span text:style-name="T129">EZ0L4kaemzFtHSvSlFatYIC9rU4oXVKowQVTuRBMwNA"</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v1TZ1Z-BZfCjgmLzCZB-y1qSiAM8Ch0P93kPLTpHNQ"</text:span><text:span text:style-name="T111">,</text:span><text:span text:style-name="T138"><text:line-break/></text:span><text:span text:style-name="T109">    </text:span><text:span text:style-name="T111">"</text:span><text:span text:style-name="T124">mac</text:span><text:span text:style-name="T111">": "</text:span><text:span text:style-name="T129">Y_luaPsb9JncrLKYmeEPKSqwADIuXEAy9Yf6oZnDJQU"</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Update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updateKey</text:span><text:span text:style-name="T43"> operation.</text:span></text:p>
      <text:h text:style-name="P187"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u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u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1">⁮[</text:span><text:span text:style-name="T73"> </text:span><text:span text:style-name="T71">]</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1">⁮[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CloneKeyProtection</text:span><text:span text:style-name="T84"> clones the </text:span><text:span text:style-name="T3">protection scheme</text:span><text:span text:style-name="T84"> of a key created in an earlier provisioning session and applies it to a newly created key.</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Text_20_body"><text:span text:style-name="T81">An inherited </text:span><text:span text:style-name="T84">custom PIN protection scheme </text:span><text:span text:style-name="T36">must</text:span><text:span text:style-name="T84"> have its grouping attribute set to </text:span><text:span text:style-name="T87">shared</text:span><text:span text:style-name="T84"> (see </text:span><text:span text:style-name="CrossRef"><text:reference-ref text:reference-format="text" text:ref-name="pingrouping">PIN Grouping</text:reference-ref></text:span><text:span text:style-name="T84">).</text:span></text:p>
      <text:p text:style-name="Text_20_body"><text:span text:style-name="T84">A conforming SKS </text:span><text:span text:style-name="T38">must</text:span><text:span text:style-name="T84"> allow multiple </text:span><text:span text:style-name="T87">postCloneKeyProtection</text:span><text:span text:style-name="T84"> calls referring to the same </text:span><text:span text:style-name="T95">targetKeyHandle</text:span><text:span text:style-name="T84">.</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Standard"/>
      <text:p text:style-name="P114">The following request shows how <text:span text:style-name="T87">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20a3Iy83wJZoJMA3x_hZ2gKo</text:span><text:span text:style-name="T111">",</text:span><text:span text:style-name="T138"><text:line-break/></text:span><text:span text:style-name="T109">    </text:span><text:span text:style-name="T111">"</text:span><text:span text:style-name="T124">clientSessionId</text:span><text:span text:style-name="T111">": "</text:span><text:span text:style-name="T129">j3CcN3e8Ul5XKN1exKqcF19dBi8eGD78</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DajCCAlKgAwIBAgIGAUGG9MPKM . . . KUtYzmixtncrPb6NveG0x9yrothzHd9k"</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zwGCYuuKoiLR5n_OyufcS1Z9sABX4W4dl2dRmyBd8gE"</text:span><text:span text:style-name="T111">,</text:span><text:span text:style-name="T138"><text:line-break/></text:span><text:span text:style-name="T109">        </text:span><text:span text:style-name="T111">"</text:span><text:span text:style-name="T124">cloneKeyProtection</text:span><text:span text:style-name="T111">": {</text:span><text:span text:style-name="T138"><text:line-break/></text:span><text:span text:style-name="T109">            </text:span><text:span text:style-name="T111">"</text:span><text:span text:style-name="T124">fingerPrint</text:span><text:span text:style-name="T111">": "</text:span><text:span text:style-name="T129">cnEQwI7hGtfqNgtXeCqG_dSN1KOkW1amRx2t6RcPQY0"</text:span><text:span text:style-name="T111">,</text:span><text:span text:style-name="T138"><text:line-break/></text:span><text:span text:style-name="T109">            </text:span><text:span text:style-name="T111">"</text:span><text:span text:style-name="T124">serverSessionId</text:span><text:span text:style-name="T111">": "</text:span><text:span text:style-name="T129">14186f4bfeeibYVPx01l0VbbqspZ0NAY</text:span><text:span text:style-name="T111">",</text:span><text:span text:style-name="T138"><text:line-break/></text:span><text:span text:style-name="T109">            </text:span><text:span text:style-name="T111">"</text:span><text:span text:style-name="T124">clientSessionId</text:span><text:span text:style-name="T111">": "</text:span><text:span text:style-name="T129">uENhOyeLZjhXo9CT5dqdTC0H4LtEEDqm</text:span><text:span text:style-name="T111">",</text:span><text:span text:style-name="T138"><text:line-break/></text:span><text:span text:style-name="T109">            </text:span><text:span text:style-name="T111">"</text:span><text:span text:style-name="T124">authorization</text:span><text:span text:style-name="T111">": "</text:span><text:span text:style-name="T129">MEYCIQC5BTwVz8VbrwPo7ujLx . . . HJzsDemjamO6r9yyR15Cw241w</text:span><text:span text:style-name="T111">",</text:span><text:span text:style-name="T138"><text:line-break/></text:span><text:span text:style-name="T109">            </text:span><text:span text:style-name="T111">"</text:span><text:span text:style-name="T124">mac</text:span><text:span text:style-name="T111">": "</text:span><text:span text:style-name="T129">yViSzGjcqnVpAvkLzkxs5QwoccX-3lVr3_2lbdWJjOg"</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3iWxmuLyGNGhMHxEP22At0R5QhvRm2bGK4kzc_btJQ"</text:span><text:span text:style-name="T111">,</text:span><text:span text:style-name="T138"><text:line-break/></text:span><text:span text:style-name="T109">    </text:span><text:span text:style-name="T111">"</text:span><text:span text:style-name="T124">mac</text:span><text:span text:style-name="T111">": "</text:span><text:span text:style-name="T129">KGcta9GWH_gCnZzcz_dUwqxt8YVBq2_lwUJEX/dDTxk"</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CloneKeyProtection</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cloneKeyProtection</text:span><text:span text:style-name="T43"> operation.</text:span></text:p>
      <text:h text:style-name="P187"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u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u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3">The following element </text:span><text:span text:style-name="T62">must not</text:span><text:span text:style-name="T63"> be present if the returned </text:span>keyHandle<text:span text:style-name="T57">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uint</text:p>
          </table:table-cell>
          <table:table-cell table:style-name="Table81.C2" office:value-type="string">
            <text:p text:style-name="P2">Handle to the associated provisioning session object</text:p>
          </table:table-cell>
        </table:table-row>
      </table:table>
      <text:p text:style-name="P50"/>
      <text:p text:style-name="P50"><text:span text:style-name="T96">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2">key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2">keyHandle</text:span><text:span text:style-name="T49"> as input to the next call.</text:span></text:p>
      <text:p text:style-name="P73"><text:span text:style-name="T49">When </text:span><text:span text:style-name="T92">enumerateKeys</text:span><text:span text:style-name="T43"> returns with a </text:span><text:span text:style-name="T92">keyHandle</text:span><text:span text:style-name="T43"> = 0 there are no more key objects to read.</text:span></text:p>
      <text:h text:style-name="P187"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u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ushort</text:p>
          </table:table-cell>
          <table:table-cell table:style-name="Table37.C2" table:number-columns-spanned="2" office:value-type="string">
            <text:p text:style-name="P2">Length of symmetric key in <text:span text:style-name="T2">bytes</text:span>. <text:s/>If <text:span text:style-name="T87">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ushort</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certificate...</text:p>
          </table:table-cell>
          <table:table-cell table:style-name="Table37.A2" office:value-type="string">
            <text:p text:style-name="P3">byte<text:span text:style-name="T71">⁮[</text:span><text:span text:style-name="T73"> </text:span><text:span text:style-name="T71">]</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u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ushort</text:p>
          </table:table-cell>
          <table:table-cell table:style-name="Table37.A2" office:value-type="string">
            <text:p text:style-name="Standard"><text:span text:style-name="T40">Number of</text:span> <text:span text:style-name="T95">type</text:span> URIs <text:span text:style-name="T40"><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50">Extension </text:span><text:span text:style-name="T93">type</text:span><text:span text:style-name="T150"> URI.</text:span> <text:s/><text:span text:style-name="T2">Repeated</text:span> object</text:p>
          </table:table-cell>
          <table:covered-table-cell/>
        </table:table-row>
      </table:table>
      <text:p text:style-name="P50"/>
      <text:p text:style-name="P50"><text:span text:style-name="T96">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0">Also see </text:span><text:span text:style-name="CrossRef"><text:reference-ref text:reference-format="text" text:ref-name="getkeyprotectiondata">getKeyProtectionInfo</text:reference-ref></text:span>.</text:p>
      <text:h text:style-name="P187"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u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0">See </text:span><text:span text:style-name="CrossRef"><text:span text:style-name="T40"><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0">Copy of </text:span><text:span text:style-name="T95">forma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ushort</text:p>
          </table:table-cell>
          <table:table-cell table:style-name="Table56.C2" office:value-type="string">
            <text:p text:style-name="Standard"><text:span text:style-name="T40">Copy of </text:span><text:span text:style-name="T95">retryLimi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ushort</text:p>
          </table:table-cell>
          <table:table-cell table:style-name="Table56.C2" office:value-type="string">
            <text:p text:style-name="Standard"><text:span text:style-name="T40">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ushort</text:p>
          </table:table-cell>
          <table:table-cell table:style-name="Table56.C2" office:value-type="string">
            <text:p text:style-name="Standard"><text:span text:style-name="T40">Current PIN error count for keys protected by</text:span> a local PIN policy object [1]</text:p>
            <text:p text:style-name="Standard"><text:span text:style-name="T40">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0">Exact copies of the corresponding </text:span><text:span text:style-name="CrossRef"><text:span text:style-name="T40"><text:reference-ref text:reference-format="text" text:ref-name="createKeyPair">createKeyEntry</text:reference-ref></text:span></text:span><text:span text:style-name="T40">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0">Tells if there exists a </text:span><text:span text:style-name="T41">copy</text:span><text:span text:style-name="T40"> of the key. <text:s/>See </text:span><text:span text:style-name="CrossRef"><text:span text:style-name="T40"><text:reference-ref text:reference-format="text" text:ref-name="key.bck.2">keyBackup</text:reference-ref></text:span></text:span> table on the next page</text:p>
          </table:table-cell>
        </table:table-row>
      </table:table>
      <text:p text:style-name="P50"/>
      <text:p text:style-name="P50"><text:span text:style-name="T96">getKeyProtectionInfo</text:span> returns information about the protection scheme for a key including possible biometric options. <text:s/>In addition, the call retrieves the current protection status for the key.</text:p>
      <text:p text:style-name="P50">Note 1: Fields <text:span text:style-name="T36">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4"><text:span text:style-name="T43">The following table illustrates how the </text:span><text:reference-mark-start text:name="prot.status"/><text:span text:style-name="T92">protectionStatus</text:span><text:reference-mark-end text:name="prot.status"/><text:span text:style-name="T4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1">PIN_PROTECTED</text:p>
          </table:table-cell>
          <table:table-cell table:style-name="Table57.A2" office:value-type="string">
            <text:p text:style-name="P104">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1">PUK_PROTECTED</text:p>
          </table:table-cell>
          <table:table-cell table:style-name="Table57.A2" office:value-type="string">
            <text:p text:style-name="P104">0x02</text:p>
          </table:table-cell>
          <table:table-cell table:style-name="Table57.C2" office:value-type="string">
            <text:p text:style-name="Standard">The key is protected by a local PUK policy object. <text:s/>This bit <text:span text:style-name="T77">must</text:span> be <text:span text:style-name="T2">combined</text:span> with bit <text:span text:style-name="T87">PIN_PROTECTED</text:span></text:p>
          </table:table-cell>
        </table:table-row>
        <table:table-row table:style-name="Table57.2">
          <table:table-cell table:style-name="Table57.A2" office:value-type="string">
            <text:p text:style-name="P101">PIN_BLOCKED</text:p>
          </table:table-cell>
          <table:table-cell table:style-name="Table57.A2" office:value-type="string">
            <text:p text:style-name="P104">0x04</text:p>
          </table:table-cell>
          <table:table-cell table:style-name="Table57.C2" office:value-type="string">
            <text:p text:style-name="Standard">The key has locked-up due to PIN errors.<text:span text:style-name="T84"> <text:s/>This bit </text:span><text:span text:style-name="T77">must</text:span><text:span text:style-name="T35"> </text:span>be <text:span text:style-name="T2">combined</text:span> with bit <text:span text:style-name="T87">PIN_PROTECTED</text:span></text:p>
          </table:table-cell>
        </table:table-row>
        <table:table-row table:style-name="Table57.2">
          <table:table-cell table:style-name="Table57.A2" office:value-type="string">
            <text:p text:style-name="P101">PUK_BLOCKED</text:p>
          </table:table-cell>
          <table:table-cell table:style-name="Table57.A2" office:value-type="string">
            <text:p text:style-name="P104">0x08</text:p>
          </table:table-cell>
          <table:table-cell table:style-name="Table57.C2" office:value-type="string">
            <text:p text:style-name="Standard">The key has locked-up due to PUK errors.<text:span text:style-name="T84"> <text:s/>This bit </text:span><text:span text:style-name="T77">must</text:span><text:span text:style-name="T35"> </text:span>be <text:span text:style-name="T2">combined</text:span> with bit <text:span text:style-name="T87">PUK_PROTECTED</text:span></text:p>
          </table:table-cell>
        </table:table-row>
        <table:table-row table:style-name="Table57.2">
          <table:table-cell table:style-name="Table57.A2" office:value-type="string">
            <text:p text:style-name="P101">DEVICE_PIN</text:p>
          </table:table-cell>
          <table:table-cell table:style-name="Table57.A2" office:value-type="string">
            <text:p text:style-name="P104">0x10</text:p>
          </table:table-cell>
          <table:table-cell table:style-name="Table57.C2" office:value-type="string">
            <text:p text:style-name="Standard">The key is protected by a device PIN. <text:s/>Information about device PINs is out of scope for the SKS API.<text:span text:style-name="T84"> <text:s/>This bit </text:span><text:span text:style-name="T77">must </text:span>be the only active bit if applicable</text:p>
          </table:table-cell>
        </table:table-row>
      </table:table>
      <text:p text:style-name="Text_20_body"/>
      <text:p text:style-name="P53">If all bits are zero the key is not PIN protected.</text:p>
      <text:p text:style-name="Standard"><text:span text:style-name="T43"><text:line-break/>The following table illustrates how the </text:span><text:reference-mark-start text:name="key.bck.2"/><text:span text:style-name="T92">keyBackup</text:span><text:reference-mark-end text:name="key.bck.2"/><text:span text:style-name="T4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3">IMPORTED</text:p>
          </table:table-cell>
          <table:table-cell table:style-name="Table112.A2" office:value-type="string">
            <text:p text:style-name="P104">0x01</text:p>
          </table:table-cell>
          <table:table-cell table:style-name="Table112.C2" office:value-type="string">
            <text:p text:style-name="Table_20_Contents"><text:span text:style-name="T40">The IMPORTED bit </text:span><text:span text:style-name="T36">must</text:span> be set if the key has been supplied through <text:span text:style-name="CrossRef"><text:span text:style-name="T40"><text:reference-ref text:reference-format="text" text:ref-name="restorePrivateKey">importPrivateKey</text:reference-ref></text:span></text:span> or <text:span text:style-name="CrossRef"><text:span text:style-name="T40"><text:reference-ref text:reference-format="text" text:ref-name="setpiggybacked">importSymmetricKey</text:reference-ref></text:span></text:span></text:p>
          </table:table-cell>
        </table:table-row>
        <table:table-row table:style-name="Table112.3">
          <table:table-cell table:style-name="Table112.A2" office:value-type="string">
            <text:p text:style-name="P103">EXPORTED</text:p>
          </table:table-cell>
          <table:table-cell table:style-name="Table112.A2" office:value-type="string">
            <text:p text:style-name="P104">0x02</text:p>
          </table:table-cell>
          <table:table-cell table:style-name="Table112.C2" office:value-type="string">
            <text:p text:style-name="Table_20_Contents"><text:span text:style-name="T40">The EXPORTED bit </text:span><text:span text:style-name="T36">must</text:span> be set if the key has been subject to an <text:span text:style-name="CrossRef"><text:span text:style-name="T40"><text:reference-ref text:reference-format="text" text:ref-name="exportkey">exportKey</text:reference-ref></text:span></text:span> operation</text:p>
          </table:table-cell>
        </table:table-row>
      </table:table>
      <text:p text:style-name="Text_20_body"/>
      <text:p text:style-name="P53"/>
      <text:h text:style-name="P187"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u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50">Type URI.</text:span><text:span text:style-name="T149">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5"><text:span text:style-name="T84">Exact copies of the corresponding </text:span><text:span text:style-name="CrossRef"><text:reference-ref text:reference-format="text" text:ref-name="addextensiondata">addExtension</text:reference-ref></text:span><text:span text:style-name="T84">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96">getExtension</text:span> returns a typed extension object associated with a key.</text:p>
      <text:p text:style-name="P50">Note that encrypted extensions are decrypted during provisioning.</text:p>
      <text:p text:style-name="P50">If the extension is intended to be consumed by the SKS, <text:span text:style-name="T95">extensionData</text:span> <text:span text:style-name="T36">must</text:span> be returned as a zero-length array.</text:p>
      <text:p text:style-name="P50">If the requested extension <text:span text:style-name="T89">type</text:span> doesn't exist, the status<text:span text:style-name="T57"> </text:span><text:span text:style-name="CrossRef"><text:span text:style-name="T75"><text:reference-ref text:reference-format="text" text:ref-name="error_option">ERROR_OPTION</text:reference-ref></text:span></text:span><text:span text:style-name="T57"> </text:span><text:span text:style-name="T60">must</text:span><text:span text:style-name="T57"> be returned.</text:span></text:p>
      <text:h text:style-name="P187"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u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3">Type URI which </text:span><text:span text:style-name="T76">must</text:span> identify a <text:span text:style-name="T95">properties</text:span> extension. <text:s/>See <text:span text:style-name="CrossRef"><text:reference-ref text:reference-format="text" text:ref-name="propertybag">propertyBags</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6">setProperty</text:span> sets a named property value in a <text:span text:style-name="T95">properties</text:span> collection linked to a key.</text:p>
      <text:p text:style-name="Text_20_body">If the named property does not exist or is not <text:span text:style-name="T2">writable</text:span>, an error <text:span text:style-name="T35">must</text:span> be returned.</text:p>
      <text:h text:style-name="P187"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u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1">⁮[</text:span><text:span text:style-name="T73"> </text:span><text:span text:style-name="T71">]</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P50"><text:span text:style-name="T84">A conforming SKS </text:span><text:span text:style-name="T38">may</text:span><text:span text:style-name="T84"> introduce physical presence methods like GPIO-based buttons, </text:span><text:span text:style-name="T3">circumventing</text:span><text:span text:style-name="T84"> </text:span><text:span text:style-name="CrossRef"><text:reference-ref text:reference-format="text" text:ref-name="delete.protection">Delete Protection</text:reference-ref></text:span><text:span text:style-name="T84"> settings.</text:span></text:p>
      <text:p text:style-name="P50"><text:span text:style-name="T84">Regarding delete of PIN and PUK policy objects, see </text:span><text:span text:style-name="CrossRef"><text:reference-ref text:reference-format="text" text:ref-name="key.protectionobjects">PIN and PUK Objects</text:reference-ref></text:span><text:span text:style-name="T84">.</text:span></text:p>
      <text:h text:style-name="P187"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u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1">⁮[</text:span><text:span text:style-name="T73"> </text:span><text:span text:style-name="T71">]</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1">⁮[</text:span><text:span text:style-name="T73"> </text:span><text:span text:style-name="T71">]</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96">exportKey</text:span> exports a private or symmetric key from the <text:span text:style-name="CrossRef"><text:reference-ref text:reference-format="text" text:ref-name="cred.db">Credential Database</text:reference-ref></text:span>.</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Text_20_body">Private (asymmetric) keys <text:span text:style-name="T36">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96">exportKey</text:span><text:span text:style-name="T57"> </text:span><text:span text:style-name="T58">must</text:span><text:span text:style-name="T57"> return </text:span><text:span text:style-name="CrossRef"><text:span text:style-name="T75"><text:reference-ref text:reference-format="text" text:ref-name="err.not.allowed">ERROR_NOT_ALLOWED</text:reference-ref></text:span></text:span><text:span text:style-name="T57"> status.</text:span></text:p>
      <text:p text:style-name="Text_20_body"><text:span text:style-name="T43">Note that the </text:span><text:span text:style-name="CrossRef"><text:span text:style-name="T75"><text:reference-ref text:reference-format="text" text:ref-name="priv.key.bck">keyBackup</text:reference-ref></text:span></text:span><text:span text:style-name="T96">.EXPORTED</text:span><text:span text:style-name="T57"> flag of the key </text:span><text:span text:style-name="T60">must</text:span><text:span text:style-name="T57"> be set after execution of </text:span><text:span text:style-name="T96">exportKey</text:span><text:span text:style-name="T57">.</text:span></text:p>
      <text:h text:style-name="P187"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u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1">⁮[</text:span><text:span text:style-name="T73"> </text:span><text:span text:style-name="T71">]</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unlockKey</text:span> re-enables a key that has been locked due to erroneous PIN entries.</text:p>
      <text:p text:style-name="P50">Note that this method only applies to keys that are protected by local PIN and PUK policy objects.</text:p>
      <text:p text:style-name="P50"><text:span text:style-name="T57">Invalid </text:span><text:span text:style-name="T96">authorization</text:span><text:span text:style-name="T57"> data (PUK)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unlockKey</text:span><text:span text:style-name="T57"> succeeds all keys sharing the PIN object will be unlocked. <text:s/>See </text:span><text:span text:style-name="CrossRef"><text:span text:style-name="T75"><text:reference-ref text:reference-format="text" text:ref-name="pingrouping">PIN Grouping</text:reference-ref></text:span></text:span><text:span text:style-name="T57">.</text:span></text:p>
      <text:h text:style-name="P187"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u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changePin</text:span> modifies a PIN for a key.</text:p>
      <text:p text:style-name="Text_20_body"><text:span text:style-name="T57">Note that the key </text:span><text:span text:style-name="T60">must</text:span><text:span text:style-name="T57"> be protected by a local PIN policy object having the </text:span><text:span text:style-name="CrossRef"><text:span text:style-name="T75"><text:reference-ref text:reference-format="text" text:ref-name="pin.user.mod">userModifiable</text:reference-ref></text:span></text:span><text:span text:style-name="T57"> attribute set.</text:span></text:p>
      <text:p text:style-name="P50"><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changePin</text:span><text:span text:style-name="T57"> succeeds all keys sharing the PIN object will be updated. <text:s/>See </text:span><text:span text:style-name="CrossRef"><text:span text:style-name="T75"><text:reference-ref text:reference-format="text" text:ref-name="pingrouping">PIN Grouping</text:reference-ref></text:span></text:span><text:span text:style-name="T57">.</text:span></text:p>
      <text:h text:style-name="P187"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u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setPin</text:span> sets a PIN for a key <text:span text:style-name="T2">regardless of PIN block status</text:span> since it uses a PUK as authorization.</text:p>
      <text:p text:style-name="Text_20_body"><text:span text:style-name="T57">Note that the key </text:span><text:span text:style-name="T60">must</text:span><text:span text:style-name="T57"> be protected by local PUK and PIN policy objects where the latter have the </text:span><text:span text:style-name="CrossRef"><text:span text:style-name="T75"><text:reference-ref text:reference-format="text" text:ref-name="pin.user.mod">userModifiable</text:reference-ref></text:span></text:span><text:span text:style-name="T57"> attribute set.</text:span></text:p>
      <text:p text:style-name="P50"><text:span text:style-name="T57">I</text:span>nvalid <text:span text:style-name="T87">authorization</text:span> data (PUK)<text:span text:style-name="T57">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setPin</text:span><text:span text:style-name="T57"> succeeds all keys sharing the PIN object will be updated and </text:span><text:span text:style-name="T63">unlocked</text:span><text:span text:style-name="T57">. <text:s/>See </text:span><text:span text:style-name="CrossRef"><text:span text:style-name="T75"><text:reference-ref text:reference-format="text" text:ref-name="pingrouping">PIN Grouping</text:reference-ref></text:span></text:span><text:span text:style-name="T57">.</text:span></text:p>
      <text:h text:style-name="P187" text:outline-level="3"><text:bookmark text:name="__RefHeading__685210_1828343271"/><text:reference-mark-start text:name="upd.frm"/><text:span text:style-name="T57">updateFirmware</text:span><text:reference-mark-end text:name="upd.frm"/><text:span text:style-name="T5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87">updateFirmware</text:span> is an <text:span text:style-name="T2">optional</text:span> method that performs a firmware update operation. <text:s/>The method is only available if the <text:span text:style-name="CrossRef"><text:span text:style-name="T75"><text:reference-ref text:reference-format="text" text:ref-name="upd.url">updateUrl</text:reference-ref></text:span></text:span><text:span text:style-name="T57"> is non-zero. <text:s text:c="2"/>To perform an update, the SKS management system issues an HTTP GET operation to the service pointed out by </text:span><text:span text:style-name="CrossRef"><text:span text:style-name="T75"><text:reference-ref text:reference-format="text" text:ref-name="upd.url">updateUrl</text:reference-ref></text:span></text:span><text:span text:style-name="T57">.</text:span> <text:s/>If the service returns a content of zero length, the SKS device is assumed to be up‑to‑date, else <text:span text:style-name="T96">updateFirmware</text:span> should be called with the content in <text:span text:style-name="T96">chunk</text:span>. <text:s/>The return value from the call is either a new URL to be used analogous to <text:span text:style-name="CrossRef"><text:span text:style-name="T75"><text:reference-ref text:reference-format="text" text:ref-name="upd.url">updateUrl</text:reference-ref></text:span></text:span>, or a zero-length string indicating that the update is ready.</text:p>
      <text:p text:style-name="Standard">A conforming update service <text:span text:style-name="T36">must</text:span> use the MIME-type <text:span text:style-name="T96">application/</text:span><text:span text:style-name="Emphasis"><text:span text:style-name="T96">octet</text:span></text:span><text:span text:style-name="T96">-</text:span><text:span text:style-name="Emphasis"><text:span text:style-name="T96">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96">updateFirmware</text:span> method <text:span text:style-name="T36">must</text:span> be implemented in such a way that the SKS container cannot be made inoperable due to network errors or aborted update operations. <text:s/>In addition,<text:line-break/>the SKS container <text:span text:style-name="T36">must</text:span> be able to <text:span text:style-name="T2">securely</text:span> <text:span text:style-name="T2">authenticate</text:span> the update service's <text:span text:style-name="T96">Chunk</text:span> data</text:p>
          </table:table-cell>
        </table:table-row>
      </table:table>
      <text:p text:style-name="Text_20_body"/>
      <text:p text:style-name="P62"/>
      <text:h text:style-name="P187"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u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49">Signature algorithm</text:span><text:span text:style-name="T51"> URI</text:span>. <text:s/>See <text:span text:style-name="CrossRef"><text:reference-ref text:reference-format="text" text:ref-name="asym.algos">Asymmetric Key Signatures</text:reference-ref></text:span><text:span text:style-name="CrossRef"> </text:span><text:span text:style-name="T52">‎</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1">⁮[</text:span><text:span text:style-name="T73"> </text:span><text:span text:style-name="T71">]</text:span></text:p>
          </table:table-cell>
          <table:table-cell table:style-name="Table35.C2" office:value-type="string">
            <text:p text:style-name="P2">Signature in algorithm-specific encoding. <text:s/>See <text:span text:style-name="CrossRef"><text:reference-ref text:reference-format="text" text:ref-name="asym.algos">Asymmetric Key Signatures</text:reference-ref></text:span></text:p>
          </table:table-cell>
        </table:table-row>
      </table:table>
      <text:p text:style-name="Text_20_body"/>
      <text:p text:style-name="Text_20_body"><text:span text:style-name="T87">signHashedData</text:span> performs an asymmetric key signature operation on the input <text:span text:style-name="T87">data</text:span> object.</text:p>
      <text:p text:style-name="Text_20_body"><text:span text:style-name="T87">data</text:span> <text:span text:style-name="T35">must</text:span> be hashed <text:span text:style-name="T2">as required by the signature algorithm</text:span>.</text:p>
      <text:p text:style-name="Text_20_body">The <text:span text:style-name="T87">parameters</text:span> object <text:span text:style-name="T35">must</text:span> be of zero length for algorithms not needing additional input.</text:p>
      <text:p text:style-name="Text_20_body"><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Text_20_body"><text:span text:style-name="T43">The length of </text:span><text:span text:style-name="T92">data</text:span><text:span text:style-name="T43"> </text:span><text:span text:style-name="T46">must</text:span><text:span text:style-name="T43"> match the hash algorithm. <text:s/>Note that signature algorithms that do not define a specific hash algorithm </text:span><text:span text:style-name="T45">must</text:span><text:span text:style-name="T43"> verify that the length of </text:span><text:span text:style-name="T92">data</text:span><text:span text:style-name="T43"> is within the limits for the particular key type.</text:span></text:p>
      <text:p text:style-name="Text_20_body"><text:span text:style-name="T43">The </text:span><text:a xlink:type="simple" xlink:href="http://xmlns.webpki.org/keygen2/1.0#algorithm.rsa.none"><text:span text:style-name="T143">http://xmlns.webpki.org/sks/algorithm#rsa.pkcs1.none</text:span></text:a><text:span text:style-name="T140"> signature </text:span><text:span text:style-name="T43">algorithm </text:span><text:span text:style-name="T46">must</text:span><text:span text:style-name="T43"> encode the signature value according to </text:span><text:span text:style-name="CrossRef"><text:span text:style-name="T75"><text:reference-ref text:reference-format="text" text:ref-name="pkcs1">PKCS #1</text:reference-ref></text:span></text:span><text:span text:style-name="T43"> but without hash algorithm identifiers:</text:span></text:p>
      <text:p text:style-name="Text_20_body"><text:tab/>EMSA = <text:span text:style-name="T97">0x00</text:span> || <text:span text:style-name="T97">0x01</text:span> || <text:span text:style-name="T97">PS</text:span> || <text:span text:style-name="T97">0x00</text:span> || <text:span text:style-name="T92">data</text:span></text:p>
      <text:h text:style-name="P187"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u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49">Encryption algorithm</text:span><text:span text:style-name="T51"> URI</text:span>. <text:s/>See <text:span text:style-name="CrossRef"><text:reference-ref text:reference-format="text" text:ref-name="asymm.key.enc">Asymmetric Key Encryption</text:reference-ref></text:span><text:span text:style-name="CrossRef"> </text:span><text:span text:style-name="T52">‎</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1">⁮[</text:span><text:span text:style-name="T73"> </text:span><text:span text:style-name="T71">]</text:span></text:p>
          </table:table-cell>
          <table:table-cell table:style-name="Table89.C2" office:value-type="string">
            <text:p text:style-name="P2">Decrypted data</text:p>
          </table:table-cell>
        </table:table-row>
      </table:table>
      <text:p text:style-name="Text_20_body"/>
      <text:p text:style-name="Text_20_body"><text:span text:style-name="T87">asymmetricKeyDecrypt</text:span> performs an asymmetric key decryption operation on the input <text:span text:style-name="T87">data</text:span> object.</text:p>
      <text:p text:style-name="Text_20_body"><text:span text:style-name="T87">data</text:span> <text:span text:style-name="T35">must</text:span> be padded <text:span text:style-name="T2">as required by the encryption algorithm</text:span> like <text:span text:style-name="CrossRef"><text:span text:style-name="T75"><text:reference-ref text:reference-format="text" text:ref-name="pkcs1">PKCS #1</text:reference-ref></text:span></text:span> for <text:span text:style-name="T23">http://xmlns.webpki.org/sks/algorithm#rsa.es.pkcs1_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Heading_20_3" text:outline-level="3"/>
      <text:h text:style-name="P187"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u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49">Key agreement algorithm</text:span><text:span text:style-name="T51"> URI</text:span>. <text:s/>See <text:span text:style-name="CrossRef"><text:reference-ref text:reference-format="text" text:ref-name="key_agreement">Diffie-Hellman Key Agreement</text:reference-ref></text:span><text:span text:style-name="CrossRef"> </text:span><text:span text:style-name="T52">‎</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1">⁮[</text:span><text:span text:style-name="T73"> </text:span><text:span text:style-name="T71">]</text:span></text:p>
          </table:table-cell>
          <table:table-cell table:style-name="Table106.C2" office:value-type="string">
            <text:p text:style-name="P2">Shared secret</text:p>
          </table:table-cell>
        </table:table-row>
      </table:table>
      <text:p text:style-name="Text_20_body"/>
      <text:p text:style-name="Text_20_body"><text:span text:style-name="T87">keyAgreement</text:span> performs an asymmetric key agreement operation resulting in a shared secret.</text:p>
      <text:p text:style-name="Text_20_body"><text:span text:style-name="T96">publicKey</text:span><text:span text:style-name="T75"> </text:span><text:span text:style-name="T78">must</text:span><text:span text:style-name="T75"> be an EC public key</text:span><text:span text:style-name="T44"> in </text:span><text:span text:style-name="CrossRef"><text:span text:style-name="T75"><text:reference-ref text:reference-format="text" text:ref-name="X.509">X.509</text:reference-ref></text:span></text:span><text:span text:style-name="T44"> DER format using the same curve as </text:span><text:span text:style-name="T92">keyHandle</text:span><text:span text:style-name="T75">. <text:s text:c="2"/></text:span><text:span text:style-name="T96">publicKey</text:span><text:span text:style-name="T44">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span text:style-name="T7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91"/>
      <text:h text:style-name="P187"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u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49">HMAC algorithm</text:span><text:span text:style-name="T51"> URI</text:span>. <text:s/>See <text:span text:style-name="CrossRef"><text:reference-ref text:reference-format="text" text:ref-name="hmac.operations">HMAC Operations</text:reference-ref></text:span><text:span text:style-name="CrossRef"> </text:span><text:span text:style-name="T52">‎</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1">⁮[</text:span><text:span text:style-name="T73"> </text:span><text:span text:style-name="T71">]</text:span></text:p>
          </table:table-cell>
          <table:table-cell table:style-name="Table91.C2" office:value-type="string">
            <text:p text:style-name="P2">HMACed data</text:p>
          </table:table-cell>
        </table:table-row>
      </table:table>
      <text:p text:style-name="Text_20_body"/>
      <text:p text:style-name="Text_20_body"><text:span text:style-name="T87">performHmac</text:span> performs a symmetric key HMAC operation on the input <text:span text:style-name="T87">data</text:span> object.</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P187"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u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49">Encryption algorithm</text:span><text:span text:style-name="T51"> URI</text:span>. <text:s/>See <text:span text:style-name="CrossRef"><text:reference-ref text:reference-format="text" text:ref-name="sym.key.enc">Symmetric Key Encryption</text:reference-ref></text:span><text:span text:style-name="CrossRef"> </text:span><text:span text:style-name="T52">‎</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87">symmetricKeyEncrypt</text:span> performs a symmetric key encryption or decryption operation on the input <text:span text:style-name="T87">data</text:span> object.</text:p>
      <text:p text:style-name="Text_20_body">Note that if an IV (Initialization Vector) is required by the encryption algorithm it <text:span text:style-name="T35">must</text:span> be supplied in <text:span text:style-name="T95">parameters</text:span> unless it is supposed to supplied as a part of <text:span text:style-name="T28">data</text:span> like for <text:span text:style-name="CrossRef"><text:span text:style-name="T75"><text:reference-ref text:reference-format="text" text:ref-name="xml.encrypt">XML Encryption</text:reference-ref></text:span></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Standard">.</text:p>
      <text:p text:style-name="P61"/>
      <text:list xml:id="list34546264" text:style-name="Numbering_20_4">
        <text:list-item>
          <text:h text:style-name="P188"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0">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2" svg:x1="0.3902in" svg:y1="0.0705in" svg:x2="0.3902in" svg:y2="1.2921in"><text:p/></draw:line></text:p>
          </table:table-cell>
          <table:table-cell table:style-name="Table115.D1" office:value-type="string">
            <text:p text:style-name="P140"><text:span text:style-name="CrossRef"><text:reference-ref text:reference-format="text" text:ref-name="createPUKPolicy">createPukPolicy</text:reference-ref></text:span> (, <text:span text:style-name="T2">“PUK.1”</text:span><text:span text:style-name="T65">, ...)</text:span></text:p>
          </table:table-cell>
          <table:table-cell table:style-name="Table115.C2" table:number-rows-spanned="4" office:value-type="string">
            <text:p text:style-name="Table_20_Contents"><draw:g text:anchor-type="paragraph" draw:z-index="10" draw:style-name="gr6"><draw:path draw:style-name="gr7" draw:text-style-name="P192" svg:width="0.3067in" svg:height="0.1713in" draw:transform="skewX (0.0720820981073523) rotate (-1.2184143508182) translate (0.116499316189543in 0.502993904768664in)" svg:viewBox="0 0 780 436" svg:d="m0 1447362c245-308 723-136 780 279"><text:p/></draw:path><draw:path draw:style-name="gr7" draw:text-style-name="P192" svg:width="0.3091in" svg:height="0.1717in" draw:transform="skewX (0.068067840827766) rotate (-1.22085781177099) translate (0.124805294651055in 0.139011726361383in)" svg:viewBox="0 0 786 437" svg:d="m0 1436909c247-309 729-137 786 279"><text:p/></draw:path><draw:path draw:style-name="gr7" draw:text-style-name="P192" svg:width="0.5736in" svg:height="0.3949in" draw:transform="skewX (0.138230076757925) rotate (-1.18036617312473) translate (0.256204827004856in 0.527845900803125in)" svg:viewBox="0 0 1458 1004" svg:d="m0 1597955c441-561 1350 22 1458 781"><text:p/></draw:path></draw:g></text:p>
          </table:table-cell>
          <table:covered-table-cell/>
          <table:table-cell table:style-name="Table115.E2" table:number-rows-spanned="2" office:value-type="string">
            <text:p text:style-name="P30"><draw:line text:anchor-type="paragraph" draw:z-index="9" draw:style-name="gr5" draw:text-style-name="P192" svg:x1="0.3862in" svg:y1="0.0555in" svg:x2="0.3862in" svg:y2="0.5626in"><text:p/></draw:line></text:p>
          </table:table-cell>
          <table:table-cell table:style-name="Table115.F2" office:value-type="string">
            <text:p text:style-name="P144">Attested public key <text:span text:style-name="T2">“Key.1”</text:span></text:p>
          </table:table-cell>
        </table:table-row>
        <table:table-row table:style-name="Table115.2">
          <table:covered-table-cell/>
          <table:table-cell table:style-name="Table115.D1" office:value-type="string">
            <text:p text:style-name="P141"><text:span text:style-name="CrossRef"><text:reference-ref text:reference-format="text" text:ref-name="createPINPolicy">createPinPolicy</text:reference-ref></text:span><text:span text:style-name="T65"> (, </text:span><text:span text:style-name="T63">“PIN.1”</text:span><text:span text:style-name="T65">, ...)</text:span></text:p>
          </table:table-cell>
          <table:covered-table-cell/>
          <table:covered-table-cell/>
          <table:covered-table-cell/>
          <table:table-cell table:style-name="Table115.A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2"><text:span text:style-name="CrossRef"><text:reference-ref text:reference-format="text" text:ref-name="createKeyPair">createKeyEntry</text:reference-ref></text:span> (<text:span text:style-name="T65">, </text:span><text:span text:style-name="T63">“Key.1”</text:span><text:span text:style-name="T65">,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5"/>
          </table:table-cell>
        </table:table-row>
        <table:table-row table:style-name="Table115.2">
          <table:covered-table-cell/>
          <table:table-cell table:style-name="Table115.B5" office:value-type="string">
            <text:p text:style-name="P143"><text:span text:style-name="CrossRef"><text:reference-ref text:reference-format="text" text:ref-name="createKeyPair">createKeyEntry</text:reference-ref></text:span> (<text:span text:style-name="T65">, </text:span><text:span text:style-name="T63">“Key.2”</text:span><text:span text:style-name="T65">,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4568928" text:continue-numbering="true" text:style-name="Numbering_20_4">
        <text:list-item>
          <text:h text:style-name="P188"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7"><text:span text:style-name="T87">provisioningHandle</text:span><text:span text:style-name="T65">, ...</text:span> = <text:span text:style-name="CrossRef"><text:reference-ref text:reference-format="text" text:ref-name="createProvisioningSession">createProvisioningSession</text:reference-ref></text:span> (…)</text:p>
      <text:p text:style-name="P118"><text:span text:style-name="T87">pukPolicyHandle</text:span> = <text:span text:style-name="CrossRef"><text:reference-ref text:reference-format="text" text:ref-name="createPUKPolicy">createPukPolicy</text:reference-ref></text:span> (<text:span text:style-name="T87">provisioningHandle</text:span><text:span text:style-name="T65">, ...)</text:span></text:p>
      <text:p text:style-name="P118"><text:span text:style-name="T87">pinPolicyHandle</text:span><text:span text:style-name="T65"> = </text:span><text:span text:style-name="CrossRef"><text:reference-ref text:reference-format="text" text:ref-name="createPINPolicy">createPinPolicy</text:reference-ref></text:span><text:span text:style-name="T65"> (</text:span><text:span text:style-name="T87">provisioningHandle</text:span><text:span text:style-name="T65">, … , </text:span><text:span text:style-name="T87">pukPolicyHandle</text:span><text:span text:style-name="T65">, ...)</text:span></text:p>
      <text:p text:style-name="P118"><text:span text:style-name="T87">keyHandle</text:span><text:span text:style-name="T65">, ...</text:span> = <text:span text:style-name="CrossRef"><text:reference-ref text:reference-format="text" text:ref-name="createKeyPair">createKeyEntry</text:reference-ref></text:span> (<text:span text:style-name="T87">provisioningHandle</text:span><text:span text:style-name="T65">, … , </text:span><text:span text:style-name="T87">pinPolicyHandle</text:span><text:span text:style-name="T65">, …)</text:span></text:p>
      <text:p text:style-name="P119">External certification of the generated public key happens here...</text:p>
      <text:p text:style-name="P117"><text:span text:style-name="CrossRef"><text:reference-ref text:reference-format="text" text:ref-name="setCertificatePath">setCertificatePath</text:reference-ref></text:span><text:span text:style-name="T65"> (</text:span><text:span text:style-name="T87">keyHandle</text:span><text:span text:style-name="T65">, ...)</text:span></text:p>
      <text:p text:style-name="P118"><text:span text:style-name="CrossRef"><text:reference-ref text:reference-format="text" text:ref-name="closeProvisioningSession">closeProvisioningSession</text:reference-ref></text:span><text:span text:style-name="T65"> (</text:span><text:span text:style-name="T87">provisioningHandle</text:span><text:span text:style-name="T65">, ...)</text:span></text:p>
      <text:p text:style-name="Text_20_body"><text:span text:style-name="T65"><text:line-break/>Note that </text:span><text:span text:style-name="T87">Handle</text:span><text:span text:style-name="T65"> variables are only used by local middleware, while (not shown) variables like </text:span><text:span text:style-name="CrossRef"><text:reference-ref text:reference-format="text" text:ref-name="sess.key">sessionKey</text:reference-ref></text:span><text:span text:style-name="T65">, </text:span><text:span text:style-name="T87">mac</text:span><text:span text:style-name="T65">, </text:span><text:span text:style-name="T87">id</text:span><text:span text:style-name="T65">, etc. are primarily used in the communication between an issuer and the SKS.</text:span></text:p>
      <text:p text:style-name="P58">If keys are to be created entirely locally, this requires local software emulation of an issuer.</text:p>
      <text:p text:style-name="P58"/>
      <text:list xml:id="list34558329"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39">®</text:span> is available including a JUnit suite.</text:p>
      <text:p text:style-name="Text_20_body"><text:span text:style-name="T65">URL: </text:span><text:a xlink:type="simple" xlink:href="http://code.google.com/p/openkeystore">http://code.google.com/p/openkeystore</text:a></text:p>
      <text:p text:style-name="Text_20_body"/>
      <text:list xml:id="list34586903" text:continue-numbering="true" text:style-name="Numbering_20_4">
        <text:list-item>
          <text:h text:style-name="P188"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5"><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CredentialDiscoveryRequest</text:span><text:span text:style-name="T111">",</text:span><text:span text:style-name="T138"><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09">    </text:span><text:span text:style-name="T111">"</text:span><text:span text:style-name="T124">submitUrl</text:span><text:span text:style-name="T111">": "</text:span><text:span text:style-name="T129">https://issuer.example.com/credisc</text:span><text:span text:style-name="T111">",</text:span><text:span text:style-name="T138"><text:line-break/></text:span><text:span text:style-name="T109">    </text:span><text:span text:style-name="T111">"</text:span><text:span text:style-name="T124">lookupSpecifiers</text:span><text:span text:style-name="T111">": [{</text:span><text:span text:style-name="T138"><text:line-break/></text:span><text:span text:style-name="T109">        </text:span><text:span text:style-name="T111">"</text:span><text:span text:style-name="T124">id</text:span><text:span text:style-name="T111">": "</text:span><text:span text:style-name="T129">Lookup.1</text:span><text:span text:style-name="T111">",</text:span><text:span text:style-name="T138"><text:line-break/></text:span><text:span text:style-name="T109">        </text:span><text:span text:style-name="T111">"</text:span><text:span text:style-name="T124">nonce</text:span><text:span text:style-name="T111">": "</text:span><text:span text:style-name="T129">eG3XgquTRh6ASFpcUpEe0gc1qnlL_I2CoPx8xqJTvQ0"</text:span><text:span text:style-name="T111">,</text:span><text:span text:style-name="T138"><text:line-break/></text:span><text:span text:style-name="T109">        </text:span><text:span text:style-name="T111">"</text:span><text:span text:style-name="T124">searchFilter</text:span><text:span text:style-name="T111">": {</text:span><text:span text:style-name="T138"><text:line-break/></text:span><text:span text:style-name="T109">            </text:span><text:span text:style-name="T111">"</text:span><text:span text:style-name="T124">emailRegEx</text:span><text:span text:style-name="T111">": "</text:span><text:span text:style-name="T129">\\Qjohn.doe@example.com\\E</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signature</text:span><text:span text:style-name="T111">": {</text:span><text:span text:style-name="T138"><text:line-break/></text:span><text:span text:style-name="T109">            </text:span><text:span text:style-name="T111">"</text:span><text:span text:style-name="T124">algorithm</text:span><text:span text:style-name="T111">": "</text:span><text:span text:style-name="T129">ES256</text:span><text:span text:style-name="T111">",</text:span><text:span text:style-name="T138"><text:line-break/></text:span><text:span text:style-name="T109">            </text:span><text:span text:style-name="T111">"</text:span><text:span text:style-name="T124">publicKey</text:span><text:span text:style-name="T111">": {</text:span><text:span text:style-name="T138"><text:line-break/></text:span><text:span text:style-name="T109">                </text:span><text:span text:style-name="T111">"</text:span><text:span text:style-name="T124">type</text:span><text:span text:style-name="T111">": "</text:span><text:span text:style-name="T129">EC</text:span><text:span text:style-name="T111">",</text:span><text:span text:style-name="T138"><text:line-break/></text:span><text:span text:style-name="T109">                </text:span><text:span text:style-name="T111">"</text:span><text:span text:style-name="T124">curve</text:span><text:span text:style-name="T111">": "</text:span><text:span text:style-name="T129">P-256</text:span><text:span text:style-name="T111">",</text:span><text:span text:style-name="T138"><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38"><text:line-break/></text:span><text:span text:style-name="T109">                </text:span><text:span text:style-name="T111">"</text:span><text:span text:style-name="T124">y</text:span><text:span text:style-name="T111">": "</text:span><text:span text:style-name="T129">LmTlQxXB3LgZrNLmhOfMaCnDizczC_RfQ6Kx8iNwfFA"</text:span><text:span text:style-name="T138"><text:line-break/></text:span><text:span text:style-name="T109">            </text:span><text:span text:style-name="T111">},</text:span><text:span text:style-name="T138"><text:line-break/></text:span><text:span text:style-name="T109">            </text:span><text:span text:style-name="T111">"</text:span><text:span text:style-name="T124">value</text:span><text:span text:style-name="T111">": "</text:span><text:span text:style-name="T129">MEUCIHWCPcDI6kea9DMy . . . Av7Px3bfwvagWcQY4kVrdeT38clzhiKnpiIuigY"</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11">}</text:span><text:span text:style-name="T138"> </text:span></text:p>
          </table:table-cell>
        </table:table-row>
      </table:table>
      <text:p text:style-name="Text_20_body"/>
      <text:p text:style-name="Standard">For each object in the <text:span text:style-name="T87">lookupSpecifiers</text:span> array, perform the following steps:<text:line-break/></text:p>
      <text:list xml:id="list34546988" text:style-name="L5">
        <text:list-item>
          <text:p text:style-name="P163">Verify that the <text:span text:style-name="T96">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3">Verify that the freshness <text:span text:style-name="T87">nonce</text:span> matches <text:span text:style-name="CrossRef"><text:reference-ref text:reference-format="text" text:ref-name="SHA256">SHA256</text:reference-ref></text:span> (<text:span text:style-name="T87">clientSessionId</text:span> || <text:span text:style-name="T87">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3">Enumerate all sessions having a <text:span text:style-name="CrossRef"><text:reference-ref text:reference-format="text" text:ref-name="key.mgr.key">keyManagementKey</text:reference-ref></text:span> matching the public key of the <text:span text:style-name="T96">signature</text:span> object.<text:line-break/>This <text:span text:style-name="T65">serv</text:span>es as an <text:span text:style-name="T2">Issuer Filter.</text:span> <text:s/>See <text:span text:style-name="CrossRef"><text:reference-ref text:reference-format="text" text:ref-name="enum.prov.sess">enumerateProvisioningSessions</text:reference-ref></text:span>.</text:p>
        </text:list-item>
        <text:list-item>
          <text:p text:style-name="P16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3">Collect all <text:span text:style-name="T2">unique</text:span> keys from step #4 having matching search conditions. <text:s/>In the sample that is having an e-mail address <text:span text:style-name="T148">"</text:span><text:span text:style-name="T20">john.doe@example.com</text:span><text:span text:style-name="T12">"</text:span> in the <text:span text:style-name="CrossRef"><text:reference-ref text:reference-format="text" text:ref-name="eecert">End-Entity Certificate</text:reference-ref></text:span>.</text:p>
        </text:list-item>
      </text:list>
      <text:p text:style-name="Standard"><text:line-break/></text:p>
      <text:p text:style-name="P88">Continued on the next page...</text:p>
      <text:p text:style-name="P110">The result of each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5"><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CredentialDiscoveryResponse</text:span><text:span text:style-name="T117">",</text:span><text:span text:style-name="T142"><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16">    </text:span><text:span text:style-name="T117">"</text:span><text:span text:style-name="T127">lookupResults</text:span><text:span text:style-name="T117">": [{</text:span><text:span text:style-name="T142"><text:line-break/></text:span><text:span text:style-name="T116">        </text:span><text:span text:style-name="T117">"</text:span><text:span text:style-name="T127">id</text:span><text:span text:style-name="T117">": "</text:span><text:span text:style-name="T131">Lookup.1</text:span><text:span text:style-name="T117">",</text:span><text:span text:style-name="T142"><text:line-break/></text:span><text:span text:style-name="T116">        </text:span><text:span text:style-name="T117">"</text:span><text:span text:style-name="T127">matchingCredentials</text:span><text:span text:style-name="T117">": [{</text:span><text:span text:style-name="T142"><text:line-break/></text:span><text:span text:style-name="T109">             </text:span><text:span text:style-name="T111">"</text:span><text:span text:style-name="T124">serverSessionId</text:span><text:span text:style-name="T111">": "</text:span><text:span text:style-name="T129">14184c1f0438OwdjLnmGgIx2c8245rDH</text:span><text:span text:style-name="T111">",</text:span><text:span text:style-name="T138"><text:line-break/></text:span><text:span text:style-name="T116">             </text:span><text:span text:style-name="T117">"</text:span><text:span text:style-name="T127">clientSessionId</text:span><text:span text:style-name="T117">": "</text:span><text:span text:style-name="T131">wmdVVHWjI666GvHnwmIALFRJQ-GC3Scr</text:span><text:span text:style-name="T117">",</text:span><text:span text:style-name="T142"><text:line-break/></text:span><text:span text:style-name="T116">             </text:span><text:span text:style-name="T117">"</text:span><text:span text:style-name="T127">certificatePath</text:span><text:span text:style-name="T117">": [</text:span><text:span text:style-name="T142"><text:line-break/></text:span><text:span text:style-name="T116">                 </text:span><text:span text:style-name="T117">"</text:span><text:span text:style-name="T131">MIICljCCAX6gAwIBAgIGAUGEwfB4MA0GCSq . . . rGnyW8pnGcQ1U2clYD6vWN28GEup</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locked</text:span><text:span text:style-name="T117">": </text:span><text:span text:style-name="T135">true</text:span><text:span text:style-name="T142"><text:line-break/></text:span><text:span text:style-name="T116">         </text:span><text:span text:style-name="T117">}]</text:span><text:span text:style-name="T142"><text:line-break/></text:span><text:span text:style-name="T116">    </text:span><text:span text:style-name="T117">}]</text:span><text:span text:style-name="T142"><text:line-break/></text:span><text:span text:style-name="T117">}</text:span><text:span text:style-name="T138">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4586610" text:continue-list="list34586903" text:style-name="Numbering_20_4">
        <text:list-item>
          <text:h text:style-name="P188"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75"><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5">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75">One might suspect that the </text:span><text:span text:style-name="CrossRef"><text:span text:style-name="T75"><text:reference-ref text:reference-format="text" text:ref-name="DSDP">VSD</text:reference-ref></text:span></text:span><text:span text:style-name="T75"> scheme by relying on a static, </text:span><text:span text:style-name="T2">potentially issuance-wide</text:span><text:span text:style-name="T75"> </text:span><text:span text:style-name="CrossRef"><text:span text:style-name="T75"><text:reference-ref text:reference-format="text" text:ref-name="key.mgr.key">keyManagementKey</text:reference-ref></text:span></text:span><text:span text:style-name="T75">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75"> and the </text:span><text:span text:style-name="CrossRef"><text:span text:style-name="T75"><text:reference-ref text:reference-format="text" text:ref-name="devcert">Device Certificate</text:reference-ref></text:span></text:span><text:span text:style-name="T75"> renders it useless in another session or device. <text:s/>It is also worth noting that the post provisioning operations </text:span><text:span text:style-name="T4">by design</text:span><text:span text:style-name="T75">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4579067"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5"></text:span></text:p>
      <text:p text:style-name="P51">Note: it is possible that there are pieces that already are patented by <text:span text:style-name="T2">other parties</text:span> but the author is currently unaware of any IPR encumbrances.</text:p>
      <text:p text:style-name="Standard"><text:span text:style-name="T49">Some of the core concepts have been submitted to </text:span><text:a xlink:type="simple" xlink:href="http://defensivepublications.org/">http://defensivepublications.org</text:a> and subsequently been published in IP.COM's <text:span text:style-name="T2">prior art database</text:span>.</text:p>
      <text:list xml:id="list34587930" text:continue-numbering="true" text:style-name="Numbering_20_4">
        <text:list-item>
          <text:h text:style-name="P189"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2.0<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0"><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sp800-56a"/>SP800-56A<text:reference-mark-end text:name="sp800-56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0"><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JCS"/>JCS<text:reference-mark-end text:name="JCS"/></text:p>
          </table:table-cell>
          <table:table-cell table:style-name="Table9.A4" office:value-type="string">
            <text:p text:style-name="Text_20_body">JSON Cleartext Signature</text:p>
          </table:table-cell>
        </table:table-row>
        <table:table-row table:style-name="Table9.4">
          <table:table-cell table:style-name="Table9.A4" office:value-type="string">
            <text:p text:style-name="P120"><text:reference-mark-start text:name="JOSE"/>JOSE<text:reference-mark-end text:name="JOSE"/></text:p>
          </table:table-cell>
          <table:table-cell table:style-name="Table9.A4" office:value-type="string">
            <text:p text:style-name="Text_20_body">TBD</text:p>
          </table:table-cell>
        </table:table-row>
      </table:table>
      <text:p text:style-name="Text_20_body"/>
      <text:list xml:id="list34572362" text:continue-numbering="true" text:style-name="Numbering_20_4">
        <text:list-item>
          <text:h text:style-name="P188"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4531505" text:style-name="L6">
        <text:list-item>
          <text:p text:style-name="P171"><text:span text:style-name="T2">CT-KIP by RSA Security</text:span>: KeyGen2 format and basic operation</text:p>
        </text:list-item>
        <text:list-item>
          <text:p text:style-name="P171"><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1"><text:span text:style-name="T2">SCP80 by GlobalPlatform</text:span>: Secure messaging including “rolling MACs”</text:p>
        </text:list-item>
        <text:list-item>
          <text:p text:style-name="P171"><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34562185" text:continue-list="list34572362"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34529717" text:style-name="L7">
        <text:list-item>
          <text:p text:style-name="P172">Investigating “physical presence” GPIO options</text:p>
        </text:list-item>
        <text:list-item>
          <text:p text:style-name="P172">Language proofing</text:p>
        </text:list-item>
        <text:list-item>
          <text:p text:style-name="P172">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1.01, WebPKI.org, 2016-01-25<text:tab/>Page <text:page-number text:select-page="current">36</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550</meta:editing-cycles>
    <meta:editing-duration>PT75H47M50S</meta:editing-duration>
    <dc:title>Secure Key Store - API and Architecture</dc:title>
    <dc:date>2016-01-25T14:39:51.11</dc:date>
    <dc:creator>Anders Rundgren</dc:creator>
    <meta:document-statistic meta:table-count="122" meta:image-count="0" meta:object-count="6" meta:page-count="82" meta:paragraph-count="2238" meta:word-count="15978" meta:character-count="118373"/>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